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98" manifest:media-type=""/>
  <manifest:file-entry manifest:full-path="ObjectReplacements/Object 102" manifest:media-type=""/>
  <manifest:file-entry manifest:full-path="ObjectReplacements/Object 170" manifest:media-type="application/x-openoffice-gdimetafile;windows_formatname=&quot;GDIMetaFile&quot;"/>
  <manifest:file-entry manifest:full-path="ObjectReplacements/Object 50" manifest:media-type=""/>
  <manifest:file-entry manifest:full-path="ObjectReplacements/Object 155" manifest:media-type=""/>
  <manifest:file-entry manifest:full-path="ObjectReplacements/Object 75"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4" manifest:media-type=""/>
  <manifest:file-entry manifest:full-path="ObjectReplacements/Object 149" manifest:media-type=""/>
  <manifest:file-entry manifest:full-path="ObjectReplacements/Object 121" manifest:media-type=""/>
  <manifest:file-entry manifest:full-path="ObjectReplacements/Object 69" manifest:media-type=""/>
  <manifest:file-entry manifest:full-path="ObjectReplacements/Object 99" manifest:media-type=""/>
  <manifest:file-entry manifest:full-path="ObjectReplacements/Object 103" manifest:media-type=""/>
  <manifest:file-entry manifest:full-path="ObjectReplacements/Object 171" manifest:media-type="application/x-openoffice-gdimetafile;windows_formatname=&quot;GDIMetaFile&quot;"/>
  <manifest:file-entry manifest:full-path="ObjectReplacements/Object 51" manifest:media-type=""/>
  <manifest:file-entry manifest:full-path="ObjectReplacements/Object 156" manifest:media-type=""/>
  <manifest:file-entry manifest:full-path="ObjectReplacements/Object 76" manifest:media-type=""/>
  <manifest:file-entry manifest:full-path="ObjectReplacements/Object 88" manifest:media-type=""/>
  <manifest:file-entry manifest:full-path="ObjectReplacements/Object 40" manifest:media-type=""/>
  <manifest:file-entry manifest:full-path="ObjectReplacements/Object 145" manifest:media-type=""/>
  <manifest:file-entry manifest:full-path="ObjectReplacements/Object 65" manifest:media-type=""/>
  <manifest:file-entry manifest:full-path="ObjectReplacements/Object 104" manifest:media-type=""/>
  <manifest:file-entry manifest:full-path="ObjectReplacements/Object 172" manifest:media-type="application/x-openoffice-gdimetafile;windows_formatname=&quot;GDIMetaFile&quot;"/>
  <manifest:file-entry manifest:full-path="ObjectReplacements/Object 52" manifest:media-type=""/>
  <manifest:file-entry manifest:full-path="ObjectReplacements/Object 157" manifest:media-type="application/x-openoffice-gdimetafile;windows_formatname=&quot;GDIMetaFile&quot;"/>
  <manifest:file-entry manifest:full-path="ObjectReplacements/Object 77" manifest:media-type=""/>
  <manifest:file-entry manifest:full-path="ObjectReplacements/Object 89" manifest:media-type=""/>
  <manifest:file-entry manifest:full-path="ObjectReplacements/Object 41" manifest:media-type=""/>
  <manifest:file-entry manifest:full-path="ObjectReplacements/Object 146" manifest:media-type=""/>
  <manifest:file-entry manifest:full-path="ObjectReplacements/Object 66" manifest:media-type=""/>
  <manifest:file-entry manifest:full-path="ObjectReplacements/Object 105" manifest:media-type=""/>
  <manifest:file-entry manifest:full-path="ObjectReplacements/Object 173" manifest:media-type="application/x-openoffice-gdimetafile;windows_formatname=&quot;GDIMetaFile&quot;"/>
  <manifest:file-entry manifest:full-path="ObjectReplacements/Object 42" manifest:media-type=""/>
  <manifest:file-entry manifest:full-path="ObjectReplacements/Object 147" manifest:media-type=""/>
  <manifest:file-entry manifest:full-path="ObjectReplacements/Object 67" manifest:media-type=""/>
  <manifest:file-entry manifest:full-path="ObjectReplacements/Object 43" manifest:media-type=""/>
  <manifest:file-entry manifest:full-path="ObjectReplacements/Object 148" manifest:media-type=""/>
  <manifest:file-entry manifest:full-path="ObjectReplacements/Object 120" manifest:media-type=""/>
  <manifest:file-entry manifest:full-path="ObjectReplacements/Object 68" manifest:media-type=""/>
  <manifest:file-entry manifest:full-path="ObjectReplacements/Object 106" manifest:media-type=""/>
  <manifest:file-entry manifest:full-path="ObjectReplacements/Object 174" manifest:media-type="application/x-openoffice-gdimetafile;windows_formatname=&quot;GDIMetaFile&quot;"/>
  <manifest:file-entry manifest:full-path="ObjectReplacements/Object 136" manifest:media-type=""/>
  <manifest:file-entry manifest:full-path="ObjectReplacements/Object 31" manifest:media-type=""/>
  <manifest:file-entry manifest:full-path="ObjectReplacements/Object 137" manifest:media-type=""/>
  <manifest:file-entry manifest:full-path="ObjectReplacements/Object 32" manifest:media-type=""/>
  <manifest:file-entry manifest:full-path="ObjectReplacements/Object 33" manifest:media-type=""/>
  <manifest:file-entry manifest:full-path="ObjectReplacements/Object 138" manifest:media-type=""/>
  <manifest:file-entry manifest:full-path="ObjectReplacements/Object 110" manifest:media-type=""/>
  <manifest:file-entry manifest:full-path="ObjectReplacements/Object 30" manifest:media-type=""/>
  <manifest:file-entry manifest:full-path="ObjectReplacements/Object 135" manifest:media-type=""/>
  <manifest:file-entry manifest:full-path="ObjectReplacements/Object 58" manifest:media-type=""/>
  <manifest:file-entry manifest:full-path="ObjectReplacements/Object 34" manifest:media-type=""/>
  <manifest:file-entry manifest:full-path="ObjectReplacements/Object 139" manifest:media-type=""/>
  <manifest:file-entry manifest:full-path="ObjectReplacements/Object 111" manifest:media-type=""/>
  <manifest:file-entry manifest:full-path="ObjectReplacements/Object 59" manifest:media-type=""/>
  <manifest:file-entry manifest:full-path="ObjectReplacements/Object 35" manifest:media-type=""/>
  <manifest:file-entry manifest:full-path="ObjectReplacements/Object 112" manifest:media-type=""/>
  <manifest:file-entry manifest:full-path="ObjectReplacements/Object 36" manifest:media-type=""/>
  <manifest:file-entry manifest:full-path="ObjectReplacements/Object 113" manifest:media-type=""/>
  <manifest:file-entry manifest:full-path="ObjectReplacements/Object 37" manifest:media-type=""/>
  <manifest:file-entry manifest:full-path="ObjectReplacements/Object 114" manifest:media-type=""/>
  <manifest:file-entry manifest:full-path="ObjectReplacements/Object 38" manifest:media-type=""/>
  <manifest:file-entry manifest:full-path="ObjectReplacements/Object 10" manifest:media-type=""/>
  <manifest:file-entry manifest:full-path="ObjectReplacements/Object 115" manifest:media-type=""/>
  <manifest:file-entry manifest:full-path="ObjectReplacements/Object 39" manifest:media-type=""/>
  <manifest:file-entry manifest:full-path="ObjectReplacements/Object 11" manifest:media-type=""/>
  <manifest:file-entry manifest:full-path="ObjectReplacements/Object 116" manifest:media-type=""/>
  <manifest:file-entry manifest:full-path="ObjectReplacements/Object 45" manifest:media-type=""/>
  <manifest:file-entry manifest:full-path="ObjectReplacements/Object 122" manifest:media-type=""/>
  <manifest:file-entry manifest:full-path="ObjectReplacements/Object 46" manifest:media-type=""/>
  <manifest:file-entry manifest:full-path="ObjectReplacements/Object 123" manifest:media-type=""/>
  <manifest:file-entry manifest:full-path="ObjectReplacements/Object 47" manifest:media-type=""/>
  <manifest:file-entry manifest:full-path="ObjectReplacements/Object 124" manifest:media-type=""/>
  <manifest:file-entry manifest:full-path="ObjectReplacements/Object 95" manifest:media-type=""/>
  <manifest:file-entry manifest:full-path="ObjectReplacements/Object 27" manifest:media-type=""/>
  <manifest:file-entry manifest:full-path="ObjectReplacements/Object 25" manifest:media-type=""/>
  <manifest:file-entry manifest:full-path="ObjectReplacements/Object 93" manifest:media-type=""/>
  <manifest:file-entry manifest:full-path="ObjectReplacements/Object 125" manifest:media-type=""/>
  <manifest:file-entry manifest:full-path="ObjectReplacements/Object 20" manifest:media-type=""/>
  <manifest:file-entry manifest:full-path="ObjectReplacements/Object 96" manifest:media-type=""/>
  <manifest:file-entry manifest:full-path="ObjectReplacements/Object 28" manifest:media-type=""/>
  <manifest:file-entry manifest:full-path="ObjectReplacements/Object 48" manifest:media-type=""/>
  <manifest:file-entry manifest:full-path="ObjectReplacements/Object 91" manifest:media-type=""/>
  <manifest:file-entry manifest:full-path="ObjectReplacements/Object 128" manifest:media-type=""/>
  <manifest:file-entry manifest:full-path="ObjectReplacements/Object 23" manifest:media-type=""/>
  <manifest:file-entry manifest:full-path="ObjectReplacements/Object 100" manifest:media-type=""/>
  <manifest:file-entry manifest:full-path="ObjectReplacements/Object 26" manifest:media-type=""/>
  <manifest:file-entry manifest:full-path="ObjectReplacements/Object 94" manifest:media-type=""/>
  <manifest:file-entry manifest:full-path="ObjectReplacements/Object 126" manifest:media-type=""/>
  <manifest:file-entry manifest:full-path="ObjectReplacements/Object 21" manifest:media-type=""/>
  <manifest:file-entry manifest:full-path="ObjectReplacements/Object 97" manifest:media-type=""/>
  <manifest:file-entry manifest:full-path="ObjectReplacements/Object 29" manifest:media-type=""/>
  <manifest:file-entry manifest:full-path="ObjectReplacements/Object 158" manifest:media-type="application/x-openoffice-gdimetafile;windows_formatname=&quot;GDIMetaFile&quot;"/>
  <manifest:file-entry manifest:full-path="ObjectReplacements/Object 53" manifest:media-type=""/>
  <manifest:file-entry manifest:full-path="ObjectReplacements/Object 130" manifest:media-type=""/>
  <manifest:file-entry manifest:full-path="ObjectReplacements/Object 49" manifest:media-type=""/>
  <manifest:file-entry manifest:full-path="ObjectReplacements/Object 92" manifest:media-type=""/>
  <manifest:file-entry manifest:full-path="ObjectReplacements/Object 129" manifest:media-type=""/>
  <manifest:file-entry manifest:full-path="ObjectReplacements/Object 24" manifest:media-type=""/>
  <manifest:file-entry manifest:full-path="ObjectReplacements/Object 101" manifest:media-type=""/>
  <manifest:file-entry manifest:full-path="ObjectReplacements/Object 165" manifest:media-type="application/x-openoffice-gdimetafile;windows_formatname=&quot;GDIMetaFile&quot;"/>
  <manifest:file-entry manifest:full-path="ObjectReplacements/Object 60" manifest:media-type=""/>
  <manifest:file-entry manifest:full-path="ObjectReplacements/Object 140" manifest:media-type=""/>
  <manifest:file-entry manifest:full-path="ObjectReplacements/Object 168" manifest:media-type="application/x-openoffice-gdimetafile;windows_formatname=&quot;GDIMetaFile&quot;"/>
  <manifest:file-entry manifest:full-path="ObjectReplacements/Object 63" manifest:media-type=""/>
  <manifest:file-entry manifest:full-path="ObjectReplacements/Object 141" manifest:media-type=""/>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143" manifest:media-type=""/>
  <manifest:file-entry manifest:full-path="ObjectReplacements/Object 86" manifest:media-type=""/>
  <manifest:file-entry manifest:full-path="ObjectReplacements/Object 18" manifest:media-type=""/>
  <manifest:file-entry manifest:full-path="ObjectReplacements/Object 150" manifest:media-type=""/>
  <manifest:file-entry manifest:full-path="ObjectReplacements/Object 73" manifest:media-type=""/>
  <manifest:file-entry manifest:full-path="ObjectReplacements/Object 144" manifest:media-type=""/>
  <manifest:file-entry manifest:full-path="ObjectReplacements/Object 87" manifest:media-type=""/>
  <manifest:file-entry manifest:full-path="ObjectReplacements/Object 19" manifest:media-type=""/>
  <manifest:file-entry manifest:full-path="ObjectReplacements/Object 151" manifest:media-type=""/>
  <manifest:file-entry manifest:full-path="ObjectReplacements/Object 74" manifest:media-type=""/>
  <manifest:file-entry manifest:full-path="ObjectReplacements/Object 131" manifest:media-type=""/>
  <manifest:file-entry manifest:full-path="ObjectReplacements/Object 159" manifest:media-type="application/x-openoffice-gdimetafile;windows_formatname=&quot;GDIMetaFile&quot;"/>
  <manifest:file-entry manifest:full-path="ObjectReplacements/Object 54" manifest:media-type=""/>
  <manifest:file-entry manifest:full-path="ObjectReplacements/Object 79" manifest:media-type=""/>
  <manifest:file-entry manifest:full-path="ObjectReplacements/Object 127" manifest:media-type=""/>
  <manifest:file-entry manifest:full-path="ObjectReplacements/Object 90" manifest:media-type=""/>
  <manifest:file-entry manifest:full-path="ObjectReplacements/Object 22" manifest:media-type=""/>
  <manifest:file-entry manifest:full-path="ObjectReplacements/Object 107" manifest:media-type=""/>
  <manifest:file-entry manifest:full-path="ObjectReplacements/Object 175" manifest:media-type="application/x-openoffice-gdimetafile;windows_formatname=&quot;GDIMetaFile&quot;"/>
  <manifest:file-entry manifest:full-path="ObjectReplacements/Object 70" manifest:media-type=""/>
  <manifest:file-entry manifest:full-path="ObjectReplacements/Object 108" manifest:media-type=""/>
  <manifest:file-entry manifest:full-path="ObjectReplacements/Object 176" manifest:media-type="application/x-openoffice-gdimetafile;windows_formatname=&quot;GDIMetaFile&quot;"/>
  <manifest:file-entry manifest:full-path="ObjectReplacements/Object 71" manifest:media-type=""/>
  <manifest:file-entry manifest:full-path="ObjectReplacements/Object 109" manifest:media-type=""/>
  <manifest:file-entry manifest:full-path="ObjectReplacements/Object 72" manifest:media-type=""/>
  <manifest:file-entry manifest:full-path="ObjectReplacements/Object 12" manifest:media-type=""/>
  <manifest:file-entry manifest:full-path="ObjectReplacements/Object 117" manifest:media-type=""/>
  <manifest:file-entry manifest:full-path="ObjectReplacements/Object 80" manifest:media-type=""/>
  <manifest:file-entry manifest:full-path="ObjectReplacements/Object 13" manifest:media-type=""/>
  <manifest:file-entry manifest:full-path="ObjectReplacements/Object 118" manifest:media-type=""/>
  <manifest:file-entry manifest:full-path="ObjectReplacements/Object 81" manifest:media-type=""/>
  <manifest:file-entry manifest:full-path="ObjectReplacements/Object 119" manifest:media-type=""/>
  <manifest:file-entry manifest:full-path="ObjectReplacements/Object 14" manifest:media-type=""/>
  <manifest:file-entry manifest:full-path="ObjectReplacements/Object 82" manifest:media-type=""/>
  <manifest:file-entry manifest:full-path="ObjectReplacements/Object 85" manifest:media-type=""/>
  <manifest:file-entry manifest:full-path="ObjectReplacements/Object 17" manifest:media-type=""/>
  <manifest:file-entry manifest:full-path="ObjectReplacements/Object 62" manifest:media-type=""/>
  <manifest:file-entry manifest:full-path="ObjectReplacements/Object 167" manifest:media-type="application/x-openoffice-gdimetafile;windows_formatname=&quot;GDIMetaFile&quot;"/>
  <manifest:file-entry manifest:full-path="ObjectReplacements/Object 142" manifest:media-type=""/>
  <manifest:file-entry manifest:full-path="ObjectReplacements/Object 153" manifest:media-type=""/>
  <manifest:file-entry manifest:full-path="ObjectReplacements/Object 154" manifest:media-type=""/>
  <manifest:file-entry manifest:full-path="ObjectReplacements/Object 8" manifest:media-type=""/>
  <manifest:file-entry manifest:full-path="ObjectReplacements/Object 162" manifest:media-type="application/x-openoffice-gdimetafile;windows_formatname=&quot;GDIMetaFile&quot;"/>
  <manifest:file-entry manifest:full-path="ObjectReplacements/Object 55" manifest:media-type=""/>
  <manifest:file-entry manifest:full-path="ObjectReplacements/Object 132" manifest:media-type=""/>
  <manifest:file-entry manifest:full-path="ObjectReplacements/Object 9" manifest:media-type=""/>
  <manifest:file-entry manifest:full-path="ObjectReplacements/Object 163" manifest:media-type="application/x-openoffice-gdimetafile;windows_formatname=&quot;GDIMetaFile&quot;"/>
  <manifest:file-entry manifest:full-path="ObjectReplacements/Object 56" manifest:media-type=""/>
  <manifest:file-entry manifest:full-path="ObjectReplacements/Object 133" manifest:media-type=""/>
  <manifest:file-entry manifest:full-path="ObjectReplacements/Object 83" manifest:media-type=""/>
  <manifest:file-entry manifest:full-path="ObjectReplacements/Object 15" manifest:media-type=""/>
  <manifest:file-entry manifest:full-path="ObjectReplacements/Object 164" manifest:media-type="application/x-openoffice-gdimetafile;windows_formatname=&quot;GDIMetaFile&quot;"/>
  <manifest:file-entry manifest:full-path="ObjectReplacements/Object 57" manifest:media-type=""/>
  <manifest:file-entry manifest:full-path="ObjectReplacements/Object 134" manifest:media-type=""/>
  <manifest:file-entry manifest:full-path="ObjectReplacements/Object 84" manifest:media-type=""/>
  <manifest:file-entry manifest:full-path="ObjectReplacements/Object 16" manifest:media-type=""/>
  <manifest:file-entry manifest:full-path="ObjectReplacements/Object 61" manifest:media-type=""/>
  <manifest:file-entry manifest:full-path="ObjectReplacements/Object 166" manifest:media-type="application/x-openoffice-gdimetafile;windows_formatname=&quot;GDIMetaFile&quot;"/>
  <manifest:file-entry manifest:full-path="ObjectReplacements/Object 78" manifest:media-type=""/>
  <manifest:file-entry manifest:full-path="ObjectReplacements/Object 152" manifest:media-type=""/>
  <manifest:file-entry manifest:full-path="ObjectReplacements/Object 6" manifest:media-type=""/>
  <manifest:file-entry manifest:full-path="ObjectReplacements/Object 160" manifest:media-type="application/x-openoffice-gdimetafile;windows_formatname=&quot;GDIMetaFile&quot;"/>
  <manifest:file-entry manifest:full-path="ObjectReplacements/Object 7" manifest:media-type=""/>
  <manifest:file-entry manifest:full-path="ObjectReplacements/Object 16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Lucida Grande" svg:font-family="'Lucida Gran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text-properties fo:font-weight="bold" style:font-weight-asian="bold"/>
    </style:style>
    <style:style style:name="P3" style:family="paragraph" style:parent-style-name="Text_20_body">
      <style:paragraph-properties fo:line-height="200%"/>
      <style:text-properties fo:font-weight="bold" style:font-weight-asian="bold" style:font-weight-complex="bold"/>
    </style:style>
    <style:style style:name="P4" style:family="paragraph" style:parent-style-name="Text_20_body">
      <style:paragraph-properties fo:line-height="200%"/>
      <style:text-properties fo:font-weight="bold" style:font-weight-asian="bold"/>
    </style:style>
    <style:style style:name="P5" style:family="paragraph" style:parent-style-name="Text_20_body">
      <style:paragraph-properties fo:line-height="200%"/>
      <style:text-properties fo:font-style="italic" style:font-style-asian="italic"/>
    </style:style>
    <style:style style:name="P6" style:family="paragraph" style:parent-style-name="Text_20_body">
      <style:paragraph-properties fo:line-height="200%"/>
      <style:text-properties fo:font-style="italic" style:font-style-asian="italic" style:font-weight-complex="bold"/>
    </style:style>
    <style:style style:name="P7" style:family="paragraph" style:parent-style-name="Text_20_body">
      <style:paragraph-properties fo:line-height="200%"/>
      <style:text-properties fo:font-style="italic" style:font-style-asian="italic" style:font-style-complex="italic"/>
    </style:style>
    <style:style style:name="P8" style:family="paragraph" style:parent-style-name="Text_20_body">
      <style:paragraph-properties fo:line-height="200%"/>
      <style:text-properties fo:font-style="italic" fo:font-weight="normal" style:font-style-asian="italic" style:font-weight-asian="normal" style:font-weight-complex="bold"/>
    </style:style>
    <style:style style:name="P9" style:family="paragraph" style:parent-style-name="Text_20_body">
      <style:paragraph-properties fo:margin-top="0.0598in" fo:margin-bottom="0.0598in" style:contextual-spacing="false" fo:line-height="200%"/>
    </style:style>
    <style:style style:name="P10" style:family="paragraph" style:parent-style-name="Text_20_body" style:master-page-name="Standard">
      <style:paragraph-properties fo:margin-top="0.0598in" fo:margin-bottom="0.0598in" style:contextual-spacing="false" fo:line-height="200%" style:page-number="auto"/>
    </style:style>
    <style:style style:name="P11" style:family="paragraph" style:parent-style-name="Text_20_body">
      <style:paragraph-properties fo:line-height="200%" fo:break-before="page"/>
    </style:style>
    <style:style style:name="P12" style:family="paragraph" style:parent-style-name="Text_20_body">
      <style:paragraph-properties fo:break-before="page"/>
      <style:text-properties fo:font-weight="bold" style:font-weight-asian="bold"/>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paragraph-properties fo:line-height="200%" fo:break-before="page"/>
      <style:text-properties fo:font-weight="bold" style:font-weight-asian="bold" style:font-weight-complex="bold"/>
    </style:style>
    <style:style style:name="P15" style:family="paragraph" style:parent-style-name="Text_20_body">
      <style:paragraph-properties fo:margin-left="0in" fo:margin-right="0in" fo:line-height="200%" fo:text-indent="0.4866in" style:auto-text-indent="false"/>
    </style:style>
    <style:style style:name="P16" style:family="paragraph" style:parent-style-name="Text_20_body">
      <style:paragraph-properties fo:margin-left="0in" fo:margin-right="0in" fo:line-height="200%" fo:text-indent="0.4866in" style:auto-text-indent="false"/>
      <style:text-properties fo:font-weight="bold" style:font-weight-asian="bold" style:font-weight-complex="bold"/>
    </style:style>
    <style:style style:name="P17" style:family="paragraph" style:parent-style-name="Text_20_body">
      <style:paragraph-properties fo:margin-left="0in" fo:margin-right="0in" fo:line-height="200%" fo:text-indent="0.4925in" style:auto-text-indent="false"/>
    </style:style>
    <style:style style:name="P18" style:family="paragraph" style:parent-style-name="Text_20_body">
      <style:paragraph-properties fo:margin-left="0.4925in" fo:margin-right="0in" fo:text-indent="-0.4925in" style:auto-text-indent="false"/>
    </style:style>
    <style:style style:name="P19"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style>
    <style:style style:name="T4" style:family="text">
      <style:text-properties fo:font-weight="normal" style:font-weight-asian="normal"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weight-complex="bold"/>
    </style:style>
    <style:style style:name="T8" style:family="text">
      <style:text-properties fo:font-style="italic" fo:font-weight="normal" style:font-style-asian="italic" style:font-weight-asian="normal"/>
    </style:style>
    <style:style style:name="T9" style:family="text">
      <style:text-properties fo:font-style="italic" fo:font-weight="normal" style:font-style-asian="italic" style:font-weight-asian="normal" style:font-weight-complex="bold"/>
    </style:style>
    <style:style style:name="T10" style:family="text">
      <style:text-properties fo:font-style="italic" fo:background-color="#ffff00" style:font-style-asian="italic" style:font-style-complex="italic"/>
    </style:style>
    <style:style style:name="T11" style:family="text">
      <style:text-properties fo:background-color="#ffff00"/>
    </style:style>
    <style:style style:name="T12" style:family="text">
      <style:text-properties style:font-style-complex="italic"/>
    </style:style>
    <style:style style:name="T13" style:family="text">
      <style:text-properties text:display="true"/>
    </style:style>
    <style:style style:name="T14" style:family="text">
      <style:text-properties fo:font-style="normal" style:font-style-asian="normal" style:font-style-complex="italic"/>
    </style:style>
    <style:style style:name="T15" style:family="text">
      <style:text-properties style:use-window-font-color="true" fo:font-size="10pt" fo:language="en" fo:country="AU" style:font-name-asian="Times New Roman" style:font-size-asian="10pt" style:font-name-complex="Times New Roman" style:font-size-complex="10pt" style:language-complex="ar" style:country-complex="SA"/>
    </style:style>
    <style:style style:name="fr1" style:family="graphic" style:parent-style-name="OLE">
      <style:graphic-properties fo:margin-left="0in" fo:margin-right="0in" style:vertical-pos="from-top" fo:background-color="#ffffff" style:background-transparency="0%" fo:padding-left="0.1008in" fo:padding-right="0.1008in" fo:padding-top="0.0508in" fo:padding-bottom="0.0508in" fo:border="none" draw:ole-draw-aspect="1">
        <style:background-image/>
      </style:graphic-properties>
    </style:style>
    <style:style style:name="fr2" style:family="graphic" style:parent-style-name="OLE">
      <style:graphic-properties fo:margin-left="0in" fo:margin-right="0in" style:vertical-pos="top" style:vertical-rel="baseline" fo:background-color="#ffffff" style:background-transparency="0%" fo:padding-left="0.1008in" fo:padding-right="0.1008in" fo:padding-top="0.0508in" fo:padding-bottom="0.0508in" fo:border="none" draw:ole-draw-aspect="1">
        <style:background-image/>
      </style:graphic-properties>
    </style:style>
    <style:style style:name="fr3" style:family="graphic" style:parent-style-name="OLE">
      <style:graphic-properties style:wrap="none" style:vertical-pos="from-top" style:vertical-rel="paragraph" style:horizontal-pos="center" style:horizontal-rel="paragraph"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tecting and quantifying parasite-induced host mortality from intensity data: method comparisons and limitations</text:p>
      <text:p text:style-name="P1">Mark Q. Wilber*, Sara B. Weinstein, Cheryl J. Briggs</text:p>
      <text:p text:style-name="P3"/>
      <text:p text:style-name="P5">Department of Ecology, Evolution and Marine Biology, University of California, Santa Barbara, Santa Barbara California, United States of America</text:p>
      <text:p text:style-name="P1"><text:span text:style-name="T4">*Corresponding author.</text:span> Mark Q. Wilber, Department of Ecology, Evolution, and Marine Biology, University of California, Santa Barbara, 2111 Noble Hall, Santa Barbara, CA 93106, USA<text:line-break/><text:span text:style-name="T5">E-mail address:</text:span> mark.wilber@lifesci.ucsb.edu</text:p>
      <text:p text:style-name="P1"><text:span text:style-name="T2">Note</text:span>: Supplementary data associated with this article</text:p>
      <text:p text:style-name="P1"/>
      <text:p text:style-name="P1"/>
      <text:p text:style-name="P11"/>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Text_20_body"/>
      <text:p text:style-name="Text_20_body"/>
      <text:p text:style-name="Text_20_body"/>
      <text:p text:style-name="P3">Abstract</text:p>
      <text:p text:style-name="P15">Parasites can significantly impact animal populations by changing host behavior, reproduction and survival. Detecting and quantifying these impacts is critical for understanding disease dynamics and managing wild animal populations. However, for wild hosts infected with macroparasites, it is notoriously difficult to quantify the fatal parasite load and number of animals that have died due to disease. When ethical or logistical constraints prohibit experimental determination of these values, examination of parasite intensity and distribution data may offer an alternative solution. In this study we introduce a novel method for using intensity data to detect and quantify parasite-induced mortality in wildlife populations. We use simulations to show that this method is more reliable than previously proposed methods while providing quantitative estimates of parasite-induced mortality from empirical data that are consistent with previously published qualitative estimates. However this method, and all techniques that estimate parasite-induced mortality from intensity data alone, have several important assumptions that must be scrutinized before applying those to real-world data. Given that these assumptions are met, our method is a new <text:soft-page-break/>exploratory tool that can help inform more rigorous studies of parasite-induced host mortality.</text:p>
      <text:p text:style-name="P3"/>
      <text:p text:style-name="P1"><text:span text:style-name="T9">Keywords</text:span><text:span text:style-name="T5">:</text:span> Parasite aggregation, Negative binomial distribution, Crofton Method, Host survival function, Lethal dose</text:p>
      <text:p text:style-name="P14">1. Introduction</text:p>
      <text:p text:style-name="P15">Infectious agents can impact animal populations by changing population dynamics and stability (Dobson and Hudson, 1992; Tompkins et al., 2002), altering predator-prey interactions (Joly and Messier, 2004), and even causing species’ decline and extinction (De Castro and Bolker, 2005; McCallum, 2012). Accurately estimating the impact of these infectious agents in wildlife is critical to understanding what regulates host and parasite populations, making predictions about disease transmission and managing disease outbreaks (Langwig et al., 2015). The impact of pathogens such as rabies (Coyne et al., 1989), bovine tuberculosis (Cox et al., 2005) and rinderpest (Tillé et al., 1991), are typically modeled based on the presence or absence of disease, such that host survival is not generally considered to be a function of the number of infectious agents present within the host. In contrast, models of macroparasites generally assume that pathology increases with parasite burden and host survival probability must be treated as a function of infection intensity (Anderson and May, 1978). Helminths exhibiting this intensity-dependent pathology have significant impacts on human health (Brooker et al., 2004), domestic livestock economics (Roeber et al., 2013) and wildlife survival (Kirk, 2003; Logiudice, 2003). While it is generally assumed that some fraction of wild host populations succumb to parasitic infection, it is notoriously difficult to actually quantify parasite-induced host mortality (PIHM) in wild animal populations because it is difficult to observe the dead or dying hosts most impacted by parasitism (McCallum, 2000).</text:p>
      <text:p text:style-name="P15">Ideally, PIHM is quantified by experimentally infecting and tracking individual hosts in the wild population; however, for logistical and ethical reasons this method is rarely feasible (McCallum, 2000). Snapshot data of parasite intensities across multiple hosts is much easier to collect and has often been used to identify the presence of PIHM (Crofton, 1971; Lester, 1977, 1984; Lanciani and Boyett, 1989; Royce and Rossignol, 1990; Ferguson et al., 2011), and to quantify the relationship between infection intensity and host mortality (Adjei et al., 1986).</text:p>
      <text:p text:style-name="P15">Crofton (1971) first proposed that PIHM could be identified from parasite intensity data by comparing the observed parasite distribution in sampled hosts with the distribution predicted in the absence of parasite-induced mortality. This method assumes that, prior to host mortality, infection intensity in the host population follows a negative binomial distribution and the tail of the distribution is truncated as intensity-dependent pathology removes <text:soft-page-break/>the most heavily infected hosts. Assuming mortality occurs only in heavily infected hosts, evidence of this parasite-induced mortality should then be detectable by iteratively fitting a negative binomial distribution to hosts with lower and lower parasite intensities, and comparing these truncated predicted distributions with the corresponding truncated observed parasite data (Fig. 1, see Supplementary Data S1.1 for additional detail).</text:p>
      <text:p text:style-name="P15">While the Crofton Method detects the presence of PIHM, it makes no attempt to quantify the relationship between infection intensity and host survival probability; information that is necessary for estimating parasite impacts on host populations (Anderson and May, 1978; Tompkins et al., 2002). Adjei et al. (1986) suggested that this relationship could be calculated by first using the Crofton Method to estimate the pre-mortality parasite distribution and then using this distribution to calculate the probability of host survival with increasing parasite intensity. To do this, Adjei et al. (1986) modeled host survival as a logistic function and then used a generalized linear model (GLM) to estimate the parameters of the host survival function (see Supplementary S1.2 for a technical description of the Adjei Method). Although this method can predict the host survival function, it has several technical drawbacks. When mean infection intensity is high or sample sizes are small, the observed intensity data must be subjectively binned into intensity ranges in order to fit the GLM framework. Furthermore, for the Adjei Method to work, any observed intensity values greater than predicted values must be modified and set equal to the predicted values (see Supplementary Data S1.2 for details); a questionable act of data manipulation. These manipulations may introduce bias, reduce the precision and limit the power of this method to detect and quantify parasite-induced host mortality.</text:p>
      <text:p text:style-name="P15">After 30 years, and despite clear limitations (McCallum, 2000), these methods (particularly the Crofton Method) are still discussed among parasitologists and are the primary techniques for examining population-level impacts of parasitism using parasite intensity data. In these methods, PIHM can only be identified by visually examining plots of the pre-mortality parameters predicted by the Crofton Method and determining whether they show a “kink” over a range of truncation values (Fig. 1B; Lester, 1984; Ferguson et al., 2011). These qualitative criteria make it difficult to compare PIHM between studies and a more rigorous and quantitative method is needed to both detect and quantify host mortality. The survival function given by the Adjei Method may be used to do this; however, it requires manipulation of the original data and its accuracy remains untested.</text:p>
      <text:p text:style-name="P15"><text:soft-page-break/>In this study, we propose a novel method for detecting and quantifying PIHM that ameliorates many of the aforementioned deficiencies of the previous methods. Our method does not require data alteration, is highly generalizable and uses standard statistical techniques to quantitatively determine whether PIHM is occurring in a system. We use simulations to compare our method with the Adjei Method to test the ability of both to (i) detect occurrence of PIHM and (ii) estimate the host survival function. We then apply both methods to real datasets previously used in PIHM analyses and compare the results. Finally, we discuss the limitations of inferring PIHM from intensity data and how these methods fit in modern quantitative parasitology.</text:p>
      <text:p text:style-name="P16"/>
      <text:p text:style-name="P3">2. Materials and methods</text:p>
      <text:p text:style-name="P6"><text:span text:style-name="T3">2.1</text:span>.<text:span text:style-name="T3"> A novel, likelihood-based method for estimating PIHM</text:span></text:p>
      <text:p text:style-name="P15">Our method (henceforth the Likelihood Method) begins with the same assumptions as the Adjei Method: namely that infection has occurred and hosts with fatal parasite loads have died prior to the population sampling. As discussed by Adjei et al. (1986), this is not necessarily unrealistic as some parasite infections occur primarily in younger hosts with parasite-induced mortality occurring soon after infection (e.g. Schotthoefer et al., 2003; Johnson and McKenzie, 2008).</text:p>
      <text:p text:style-name="P15">The Likelihood Method then assumes that prior to mortality the parasite distribution can be described by the distribution <draw:frame draw:style-name="fr1" draw:name="Object1" text:anchor-type="as-char" svg:y="-0.152in" svg:width="0.6398in" svg:height="0.2008in" draw:z-index="0"><draw:object xlink:href="./Object 1" xlink:type="simple" xlink:show="embed" xlink:actuate="onLoad"/><draw:image xlink:href="./ObjectReplacements/Object 1" xlink:type="simple" xlink:show="embed" xlink:actuate="onLoad"/></draw:frame>, which specifies the probability of a host having <draw:frame draw:style-name="fr2" draw:name="Object2" text:anchor-type="as-char" svg:width="0.1701in" svg:height="0.1846in" draw:z-index="1"><draw:object xlink:href="./Object 2" xlink:type="simple" xlink:show="embed" xlink:actuate="onLoad"/><draw:image xlink:href="./ObjectReplacements/Object 2" xlink:type="simple" xlink:show="embed" xlink:actuate="onLoad"/></draw:frame> parasites before mortality occurs. <draw:frame draw:style-name="fr2" draw:name="Object3" text:anchor-type="as-char" svg:width="0.2083in" svg:height="0.1846in" draw:z-index="2"><draw:object xlink:href="./Object 3" xlink:type="simple" xlink:show="embed" xlink:actuate="onLoad"/><draw:image xlink:href="./ObjectReplacements/Object 3" xlink:type="simple" xlink:show="embed" xlink:actuate="onLoad"/></draw:frame> is a vector of parameters that describes the shape of this distribution. The probability of a host surviving with <draw:frame draw:style-name="fr2" draw:name="Object4" text:anchor-type="as-char" svg:width="0.1701in" svg:height="0.1846in" draw:z-index="3"><draw:object xlink:href="./Object 4" xlink:type="simple" xlink:show="embed" xlink:actuate="onLoad"/><draw:image xlink:href="./ObjectReplacements/Object 4" xlink:type="simple" xlink:show="embed" xlink:actuate="onLoad"/></draw:frame> parasites from infection until sampling is given by the host survival function <draw:frame draw:style-name="fr2" draw:name="Object5" text:anchor-type="as-char" svg:width="1.2098in" svg:height="0.2008in" draw:z-index="4"><draw:object xlink:href="./Object 5" xlink:type="simple" xlink:show="embed" xlink:actuate="onLoad"/><draw:image xlink:href="./ObjectReplacements/Object 5" xlink:type="simple" xlink:show="embed" xlink:actuate="onLoad"/></draw:frame> where <draw:frame draw:style-name="fr2" draw:name="Object6" text:anchor-type="as-char" svg:width="0.1654in" svg:height="0.1846in" draw:z-index="5"><draw:object xlink:href="./Object 6" xlink:type="simple" xlink:show="embed" xlink:actuate="onLoad"/><draw:image xlink:href="./ObjectReplacements/Object 6" xlink:type="simple" xlink:show="embed" xlink:actuate="onLoad"/></draw:frame> specifies any additional parameters needed to define the host survival function.</text:p>
      <text:p text:style-name="P15">With these two assumptions, we can define a distribution that gives the probability of having a parasite load of <draw:frame draw:style-name="fr2" draw:name="Object7" text:anchor-type="as-char" svg:width="0.1701in" svg:height="0.1846in" draw:z-index="6"><draw:object xlink:href="./Object 7" xlink:type="simple" xlink:show="embed" xlink:actuate="onLoad"/><draw:image xlink:href="./ObjectReplacements/Object 7" xlink:type="simple" xlink:show="embed" xlink:actuate="onLoad"/></draw:frame> parasites, conditional on host survival, <draw:frame draw:style-name="fr2" draw:name="Object8" text:anchor-type="as-char" svg:width="1.0425in" svg:height="0.2008in" draw:z-index="7"><draw:object xlink:href="./Object 8" xlink:type="simple" xlink:show="embed" xlink:actuate="onLoad"/><draw:image xlink:href="./ObjectReplacements/Object 8" xlink:type="simple" xlink:show="embed" xlink:actuate="onLoad"/></draw:frame>. Using standard rules of conditional probability this distribution can be written as</text:p>
      <text:p text:style-name="P15"><text:soft-page-break/><text:tab/><text:tab/><text:tab/><text:tab/>(1)<draw:frame draw:style-name="fr3" draw:name="Object9" text:anchor-type="char" svg:y="0in" svg:width="2.6311in" svg:height="0.4252in" draw:z-index="175"><draw:object xlink:href="./Object 9" xlink:type="simple" xlink:show="embed" xlink:actuate="onLoad"/><draw:image xlink:href="./ObjectReplacements/Object 9" xlink:type="simple" xlink:show="embed" xlink:actuate="onLoad"/></draw:frame></text:p>
      <text:p text:style-name="P1"><draw:frame draw:style-name="fr2" draw:name="Object10" text:anchor-type="as-char" svg:width="1.0425in" svg:height="0.2008in" draw:z-index="8"><draw:object xlink:href="./Object 10" xlink:type="simple" xlink:show="embed" xlink:actuate="onLoad"/><draw:image xlink:href="./ObjectReplacements/Object 10" xlink:type="simple" xlink:show="embed" xlink:actuate="onLoad"/></draw:frame> is the survival function <draw:frame draw:style-name="fr2" draw:name="Object11" text:anchor-type="as-char" svg:width="1.2098in" svg:height="0.2008in" draw:z-index="9"><draw:object xlink:href="./Object 11" xlink:type="simple" xlink:show="embed" xlink:actuate="onLoad"/><draw:image xlink:href="./ObjectReplacements/Object 11" xlink:type="simple" xlink:show="embed" xlink:actuate="onLoad"/></draw:frame>, <draw:frame draw:style-name="fr2" draw:name="Object12" text:anchor-type="as-char" svg:width="0.4402in" svg:height="0.2008in" draw:z-index="10"><draw:object xlink:href="./Object 12" xlink:type="simple" xlink:show="embed" xlink:actuate="onLoad"/><draw:image xlink:href="./ObjectReplacements/Object 12" xlink:type="simple" xlink:show="embed" xlink:actuate="onLoad"/></draw:frame> is the pre-mortality parasite distribution <draw:frame draw:style-name="fr2" draw:name="Object13" text:anchor-type="as-char" svg:width="0.6398in" svg:height="0.2008in" draw:z-index="11"><draw:object xlink:href="./Object 13" xlink:type="simple" xlink:show="embed" xlink:actuate="onLoad"/><draw:image xlink:href="./ObjectReplacements/Object 13" xlink:type="simple" xlink:show="embed" xlink:actuate="onLoad"/></draw:frame> and <draw:frame draw:style-name="fr2" draw:name="Object14" text:anchor-type="as-char" svg:width="5.2035in" svg:height="0.2772in" draw:z-index="12"><draw:object xlink:href="./Object 14" xlink:type="simple" xlink:show="embed" xlink:actuate="onLoad"/><draw:image xlink:href="./ObjectReplacements/Object 14" xlink:type="simple" xlink:show="embed" xlink:actuate="onLoad"/></draw:frame>. Therefore, equation 1 can be written as</text:p>
      <text:p text:style-name="P15"><draw:frame draw:style-name="fr3" draw:name="Object15" text:anchor-type="char" svg:y="0.25in" svg:width="3.2217in" svg:height="0.6138in" draw:z-index="174"><draw:object xlink:href="./Object 15" xlink:type="simple" xlink:show="embed" xlink:actuate="onLoad"/><draw:image xlink:href="./ObjectReplacements/Object 15" xlink:type="simple" xlink:show="embed" xlink:actuate="onLoad"/></draw:frame></text:p>
      <text:p text:style-name="P15"><text:tab/><text:tab/><text:tab/><text:tab/>(2)</text:p>
      <text:p text:style-name="P15">Using this probability distribution, one can then find the parameters <draw:frame draw:style-name="fr2" draw:name="Object16" text:anchor-type="as-char" svg:width="0.1654in" svg:height="0.1846in" draw:z-index="13"><draw:object xlink:href="./Object 16" xlink:type="simple" xlink:show="embed" xlink:actuate="onLoad"/><draw:image xlink:href="./ObjectReplacements/Object 16" xlink:type="simple" xlink:show="embed" xlink:actuate="onLoad"/></draw:frame> and <draw:frame draw:style-name="fr2" draw:name="Object17" text:anchor-type="as-char" svg:width="0.2083in" svg:height="0.1846in" draw:z-index="14"><draw:object xlink:href="./Object 17" xlink:type="simple" xlink:show="embed" xlink:actuate="onLoad"/><draw:image xlink:href="./ObjectReplacements/Object 17" xlink:type="simple" xlink:show="embed" xlink:actuate="onLoad"/></draw:frame> that maximize the likelihood of an observed host-parasite dataset. To estimate the significance of PIHM in a host-parasite system, a likelihood ratio test can be used in which the full model is given by equation 2 and the reduced model is given by the pre-mortality distribution <draw:frame draw:style-name="fr2" draw:name="Object18" text:anchor-type="as-char" svg:width="0.6398in" svg:height="0.2008in" draw:z-index="15"><draw:object xlink:href="./Object 18" xlink:type="simple" xlink:show="embed" xlink:actuate="onLoad"/><draw:image xlink:href="./ObjectReplacements/Object 18" xlink:type="simple" xlink:show="embed" xlink:actuate="onLoad"/></draw:frame>. If PIHM is not significant in the system, the resulting likelihood ratio statistic should approximately follow a <draw:frame draw:style-name="fr2" draw:name="Object19" text:anchor-type="as-char" svg:width="0.2362in" svg:height="0.2083in" draw:z-index="16"><draw:object xlink:href="./Object 19" xlink:type="simple" xlink:show="embed" xlink:actuate="onLoad"/><draw:image xlink:href="./ObjectReplacements/Object 19" xlink:type="simple" xlink:show="embed" xlink:actuate="onLoad"/></draw:frame> distribution with degrees of freedom equal to the number of parameters in the full model with parasite-induced mortality minus the number of parameters in the reduced model without parasite-induced mortality (Bolker, 2008).</text:p>
      <text:p text:style-name="P15">The parameterization of equation 2 depends on the parasite system of interest. Here, we assume that the pre-mortality parasite distribution <draw:frame draw:style-name="fr2" draw:name="Object20" text:anchor-type="as-char" svg:width="0.6398in" svg:height="0.2008in" draw:z-index="17"><draw:object xlink:href="./Object 20" xlink:type="simple" xlink:show="embed" xlink:actuate="onLoad"/><draw:image xlink:href="./ObjectReplacements/Object 20" xlink:type="simple" xlink:show="embed" xlink:actuate="onLoad"/></draw:frame> follows a negative binomial distribution with two parameters, mean parasite intensity (<draw:frame draw:style-name="fr2" draw:name="Object21" text:anchor-type="as-char" svg:width="0.2366in" svg:height="0.2098in" draw:z-index="18"><draw:object xlink:href="./Object 21" xlink:type="simple" xlink:show="embed" xlink:actuate="onLoad"/><draw:image xlink:href="./ObjectReplacements/Object 21" xlink:type="simple" xlink:show="embed" xlink:actuate="onLoad"/></draw:frame>) and aggregation (<draw:frame draw:style-name="fr2" draw:name="Object22" text:anchor-type="as-char" svg:width="0.2299in" svg:height="0.2098in" draw:z-index="19"><draw:object xlink:href="./Object 22" xlink:type="simple" xlink:show="embed" xlink:actuate="onLoad"/><draw:image xlink:href="./ObjectReplacements/Object 22" xlink:type="simple" xlink:show="embed" xlink:actuate="onLoad"/></draw:frame>, where smaller <draw:frame draw:style-name="fr2" draw:name="Object23" text:anchor-type="as-char" svg:width="0.2299in" svg:height="0.2098in" draw:z-index="20"><draw:object xlink:href="./Object 23" xlink:type="simple" xlink:show="embed" xlink:actuate="onLoad"/><draw:image xlink:href="./ObjectReplacements/Object 23" xlink:type="simple" xlink:show="embed" xlink:actuate="onLoad"/></draw:frame> indicates a more aggregated parasite population) before mortality (Crofton, 1971; Anderson and May, 1978; Adjei et al., 1986). A variety of different biological and statistical assumptions can result in an equilibrium parasite distribution that follows a negative binomial distribution <text:soft-page-break/>(Kendall, 1948; Boswell and Patil, 1970; Calabrese et al., 2011). Furthermore, the negative binomial distribution is an incredibly flexible distribution that fits many host-parasite systems even when the underlying mechanisms determining the empirical distribution are unknown (Shaw et al., 1998).</text:p>
      <text:p text:style-name="P15">The function for <draw:frame draw:style-name="fr2" draw:name="Object24" text:anchor-type="as-char" svg:width="1.2098in" svg:height="0.2008in" draw:z-index="21"><draw:object xlink:href="./Object 24" xlink:type="simple" xlink:show="embed" xlink:actuate="onLoad"/><draw:image xlink:href="./ObjectReplacements/Object 24" xlink:type="simple" xlink:show="embed" xlink:actuate="onLoad"/></draw:frame> is also system specific. Many theoretical models of parasite-induced host mortality assume that the parasite-induced death rate of hosts is a linear function of parasite intensity (Anderson and May, 1978; Dobson and Hudson, 1992; Barbour and Pugliese, 2000). In systems where there is truly a linear relationship between infection intensity and survival probability it will be nearly impossible to use intensity data to detect parasite-induced host mortality (Lanciani and Boyett, 1989). However, some systems do exhibit non-linear host survival functions (Benesh, 2011), in which case these methods would be applicable.</text:p>
      <text:p text:style-name="P15">To compare the Likelihood Method and the previously proposed Adjei Method, we adopt the non-linear, logistic host-survival function used in the earlier study given by</text:p>
      <text:p text:style-name="P15"><draw:frame draw:style-name="fr3" draw:name="Object25" text:anchor-type="char" svg:y="0.2516in" svg:width="2.9346in" svg:height="0.4252in" draw:z-index="173"><draw:object xlink:href="./Object 25" xlink:type="simple" xlink:show="embed" xlink:actuate="onLoad"/><draw:image xlink:href="./ObjectReplacements/Object 25" xlink:type="simple" xlink:show="embed" xlink:actuate="onLoad"/></draw:frame></text:p>
      <text:p text:style-name="P15"><text:tab/><text:tab/><text:tab/>(3)</text:p>
      <text:p text:style-name="P15">Generally, a larger <draw:frame draw:style-name="fr2" draw:name="Object26" text:anchor-type="as-char" svg:width="0.1681in" svg:height="0.1846in" draw:z-index="22"><draw:object xlink:href="./Object 26" xlink:type="simple" xlink:show="embed" xlink:actuate="onLoad"/><draw:image xlink:href="./ObjectReplacements/Object 26" xlink:type="simple" xlink:show="embed" xlink:actuate="onLoad"/></draw:frame> leads to a more rapid decline in the probability of host survival as parasite intensity increases, with the maximum rate of decline having a value of <draw:frame draw:style-name="fr2" draw:name="Object27" text:anchor-type="as-char" svg:width="0.3339in" svg:height="0.1846in" draw:z-index="23"><draw:object xlink:href="./Object 27" xlink:type="simple" xlink:show="embed" xlink:actuate="onLoad"/><draw:image xlink:href="./ObjectReplacements/Object 27" xlink:type="simple" xlink:show="embed" xlink:actuate="onLoad"/></draw:frame> (Supplementary Data S1.2). <draw:frame draw:style-name="fr2" draw:name="Object28" text:anchor-type="as-char" svg:width="0.1681in" svg:height="0.1846in" draw:z-index="24"><draw:object xlink:href="./Object 28" xlink:type="simple" xlink:show="embed" xlink:actuate="onLoad"/><draw:image xlink:href="./ObjectReplacements/Object 28" xlink:type="simple" xlink:show="embed" xlink:actuate="onLoad"/></draw:frame> is in many ways analogous to the pathogenicity parameter (<draw:frame draw:style-name="fr2" draw:name="Object29" text:anchor-type="as-char" svg:width="0.1811in" svg:height="0.1846in" draw:z-index="25"><draw:object xlink:href="./Object 29" xlink:type="simple" xlink:show="embed" xlink:actuate="onLoad"/><draw:image xlink:href="./ObjectReplacements/Object 29" xlink:type="simple" xlink:show="embed" xlink:actuate="onLoad"/></draw:frame>) in classic macroparasite models that gives the parasite intensity-dependent host death rate (Anderson and May, 1978; Isham, 1995). When <draw:frame draw:style-name="fr2" draw:name="Object30" text:anchor-type="as-char" svg:width="0.1681in" svg:height="0.1846in" draw:z-index="26"><draw:object xlink:href="./Object 30" xlink:type="simple" xlink:show="embed" xlink:actuate="onLoad"/><draw:image xlink:href="./ObjectReplacements/Object 30" xlink:type="simple" xlink:show="embed" xlink:actuate="onLoad"/></draw:frame> is held constant, a larger <draw:frame draw:style-name="fr2" draw:name="Object31" text:anchor-type="as-char" svg:width="0.1681in" svg:height="0.1846in" draw:z-index="27"><draw:object xlink:href="./Object 31" xlink:type="simple" xlink:show="embed" xlink:actuate="onLoad"/><draw:image xlink:href="./ObjectReplacements/Object 31" xlink:type="simple" xlink:show="embed" xlink:actuate="onLoad"/></draw:frame> allows for hosts to tolerate larger parasite intensities before experiencing parasite-induced mortality. More specifically, for every one unit increase in <draw:frame draw:style-name="fr2" draw:name="Object32" text:anchor-type="as-char" svg:width="0.1681in" svg:height="0.1846in" draw:z-index="28"><draw:object xlink:href="./Object 32" xlink:type="simple" xlink:show="embed" xlink:actuate="onLoad"/><draw:image xlink:href="./ObjectReplacements/Object 32" xlink:type="simple" xlink:show="embed" xlink:actuate="onLoad"/></draw:frame>, the log parasite intensity at which any percentage of hosts survive (e.g. 99% of hosts survive) increases by <draw:frame draw:style-name="fr2" draw:name="Object33" text:anchor-type="as-char" svg:width="0.3228in" svg:height="0.1846in" draw:z-index="29"><draw:object xlink:href="./Object 33" xlink:type="simple" xlink:show="embed" xlink:actuate="onLoad"/><draw:image xlink:href="./ObjectReplacements/Object 33" xlink:type="simple" xlink:show="embed" xlink:actuate="onLoad"/></draw:frame> (Supplementary Data S1.2).</text:p>
      <text:p text:style-name="P15">The equation <draw:frame draw:style-name="fr2" draw:name="Object34" text:anchor-type="as-char" svg:width="0.7283in" svg:height="0.2008in" draw:z-index="30"><draw:object xlink:href="./Object 34" xlink:type="simple" xlink:show="embed" xlink:actuate="onLoad"/><draw:image xlink:href="./ObjectReplacements/Object 34" xlink:type="simple" xlink:show="embed" xlink:actuate="onLoad"/></draw:frame> can also be used to calculate the parasite <draw:frame draw:style-name="fr2" draw:name="Object35" text:anchor-type="as-char" svg:width="0.4366in" svg:height="0.2098in" draw:z-index="31"><draw:object xlink:href="./Object 35" xlink:type="simple" xlink:show="embed" xlink:actuate="onLoad"/><draw:image xlink:href="./ObjectReplacements/Object 35" xlink:type="simple" xlink:show="embed" xlink:actuate="onLoad"/></draw:frame>, here defined as the infection <text:soft-page-break/>intensity above which a host has greater than 50% probability of dying. Equation 3 is commonly used in toxicology and has the useful properties of being bounded between 0 and 1 and being differentiable for all <draw:frame draw:style-name="fr2" draw:name="Object36" text:anchor-type="as-char" svg:width="0.1701in" svg:height="0.1846in" draw:z-index="32"><draw:object xlink:href="./Object 36" xlink:type="simple" xlink:show="embed" xlink:actuate="onLoad"/><draw:image xlink:href="./ObjectReplacements/Object 36" xlink:type="simple" xlink:show="embed" xlink:actuate="onLoad"/></draw:frame> (Collet, 2002). That being said, it is phenomenological and is used simply because it tends to fit survival data. However, given that a goal of these analyses is to compare the results from the Likelihood Method with the Adjei Method, it is natural to adopt the same host-survival function to facilitate comparison. When applying the Likelihood Method to other systems, more mechanistic host-survival functions can be used in place of equation 3.</text:p>
      <text:p text:style-name="P16"/>
      <text:p text:style-name="P6"><text:span text:style-name="T3">2.2</text:span>.<text:span text:style-name="T3"> Evaluating the Adjei and Likelihood Methods</text:span></text:p>
      <text:p text:style-name="P7">2.2.1. Question 1: can we detect PIHM?</text:p>
      <text:p text:style-name="P15">We used statistical power and Type I error to test the ability of the Adjei Method and the Likelihood Method to correctly identify the presence of PIHM on simulated data with known pre-mortality parameters. The power of a method is the probability of correctly detecting PIHM, given that it is occurring, and the Type I error is the probability of incorrectly identifying PIHM, given that it is not occurring. If a method has low Type I error we can be confident that when we detect PIHM, it is actually occurring. If one method has a higher power for detecting PIHM than another, we will need to sample fewer hosts to detect PIHM.</text:p>
      <text:p text:style-name="P15">Consistent with the model assumption that parasite infection, host mortality and population sampling are temporally separate events, we first created a pre-mortality host population by drawing <draw:frame draw:style-name="fr2" draw:name="Object37" text:anchor-type="as-char" svg:width="0.2783in" svg:height="0.2098in" draw:z-index="33"><draw:object xlink:href="./Object 37" xlink:type="simple" xlink:show="embed" xlink:actuate="onLoad"/><draw:image xlink:href="./ObjectReplacements/Object 37" xlink:type="simple" xlink:show="embed" xlink:actuate="onLoad"/></draw:frame> randomly infected hosts from a negative binomial distribution with parameters <draw:frame draw:style-name="fr2" draw:name="Object38" text:anchor-type="as-char" svg:width="0.2366in" svg:height="0.2098in" draw:z-index="34"><draw:object xlink:href="./Object 38" xlink:type="simple" xlink:show="embed" xlink:actuate="onLoad"/><draw:image xlink:href="./ObjectReplacements/Object 38" xlink:type="simple" xlink:show="embed" xlink:actuate="onLoad"/></draw:frame> and <draw:frame draw:style-name="fr2" draw:name="Object39" text:anchor-type="as-char" svg:width="0.2299in" svg:height="0.2098in" draw:z-index="35"><draw:object xlink:href="./Object 39" xlink:type="simple" xlink:show="embed" xlink:actuate="onLoad"/><draw:image xlink:href="./ObjectReplacements/Object 39" xlink:type="simple" xlink:show="embed" xlink:actuate="onLoad"/></draw:frame>. This represents a host population that has become infected but not yet experienced parasite-induced mortality (Adjei et al., 1986). In the Adjei Method and Crofton Method, <draw:frame draw:style-name="fr2" draw:name="Object40" text:anchor-type="as-char" svg:width="0.2783in" svg:height="0.2098in" draw:z-index="36"><draw:object xlink:href="./Object 40" xlink:type="simple" xlink:show="embed" xlink:actuate="onLoad"/><draw:image xlink:href="./ObjectReplacements/Object 40" xlink:type="simple" xlink:show="embed" xlink:actuate="onLoad"/></draw:frame> is a necessary parameter defined as the number of hosts in the population before parasite-induced mortality. More accurately, <draw:frame draw:style-name="fr2" draw:name="Object41" text:anchor-type="as-char" svg:width="0.2783in" svg:height="0.2098in" draw:z-index="37"><draw:object xlink:href="./Object 41" xlink:type="simple" xlink:show="embed" xlink:actuate="onLoad"/><draw:image xlink:href="./ObjectReplacements/Object 41" xlink:type="simple" xlink:show="embed" xlink:actuate="onLoad"/></draw:frame> is the number of hosts that would have been sampled had parasite-induced host mortality not occurred. This parameter is not necessary when using the Likelihood Method because, unlike the Adjei Method and Crofton Method which estimate parasite-induced mortality using absolute <text:soft-page-break/>numbers of hosts, the Likelihood Method estimates parasite-induced mortality using probabilities. However, to compare the results of the Likelihood Method with the Adjei Method, we specified a value for <draw:frame draw:style-name="fr2" draw:name="Object42" text:anchor-type="as-char" svg:width="0.2783in" svg:height="0.2098in" draw:z-index="38"><draw:object xlink:href="./Object 42" xlink:type="simple" xlink:show="embed" xlink:actuate="onLoad"/><draw:image xlink:href="./ObjectReplacements/Object 42" xlink:type="simple" xlink:show="embed" xlink:actuate="onLoad"/></draw:frame> for all simulations.</text:p>
      <text:p text:style-name="P15">We next chose values of <draw:frame draw:style-name="fr2" draw:name="Object43" text:anchor-type="as-char" svg:width="0.1681in" svg:height="0.1846in" draw:z-index="39"><draw:object xlink:href="./Object 43" xlink:type="simple" xlink:show="embed" xlink:actuate="onLoad"/><draw:image xlink:href="./ObjectReplacements/Object 43" xlink:type="simple" xlink:show="embed" xlink:actuate="onLoad"/></draw:frame> and <draw:frame draw:style-name="fr2" draw:name="Object44" text:anchor-type="as-char" svg:width="0.1681in" svg:height="0.1846in" draw:z-index="40"><draw:object xlink:href="./Object 44" xlink:type="simple" xlink:show="embed" xlink:actuate="onLoad"/><draw:image xlink:href="./ObjectReplacements/Object 44" xlink:type="simple" xlink:show="embed" xlink:actuate="onLoad"/></draw:frame> for the host survival function and calculated the probability of survival for all <draw:frame draw:style-name="fr2" draw:name="Object45" text:anchor-type="as-char" svg:width="0.2783in" svg:height="0.2098in" draw:z-index="41"><draw:object xlink:href="./Object 45" xlink:type="simple" xlink:show="embed" xlink:actuate="onLoad"/><draw:image xlink:href="./ObjectReplacements/Object 45" xlink:type="simple" xlink:show="embed" xlink:actuate="onLoad"/></draw:frame> hosts using equation 3. Then, to simulate the period in which hosts died due to infection, for each host we drew a random number from a uniform distribution between 0 and 1 and if the calculated host survival probability was less than this random number, the host experienced parasite-induced mortality. The surviving individuals represent the post-mortality hosts that would be sampled in the field.</text:p>
      <text:p text:style-name="P15">We then used these simulated pre-mortality and post-mortality datasets to test the ability of both methods to correctly determine whether or not PIHM was occurring when the parameters <draw:frame draw:style-name="fr2" draw:name="Object46" text:anchor-type="as-char" svg:width="0.2783in" svg:height="0.2098in" draw:z-index="42"><draw:object xlink:href="./Object 46" xlink:type="simple" xlink:show="embed" xlink:actuate="onLoad"/><draw:image xlink:href="./ObjectReplacements/Object 46" xlink:type="simple" xlink:show="embed" xlink:actuate="onLoad"/></draw:frame>, <draw:frame draw:style-name="fr2" draw:name="Object47" text:anchor-type="as-char" svg:width="0.2366in" svg:height="0.2098in" draw:z-index="43"><draw:object xlink:href="./Object 47" xlink:type="simple" xlink:show="embed" xlink:actuate="onLoad"/><draw:image xlink:href="./ObjectReplacements/Object 47" xlink:type="simple" xlink:show="embed" xlink:actuate="onLoad"/></draw:frame> and <draw:frame draw:style-name="fr2" draw:name="Object48" text:anchor-type="as-char" svg:width="0.2299in" svg:height="0.2098in" draw:z-index="44"><draw:object xlink:href="./Object 48" xlink:type="simple" xlink:show="embed" xlink:actuate="onLoad"/><draw:image xlink:href="./ObjectReplacements/Object 48" xlink:type="simple" xlink:show="embed" xlink:actuate="onLoad"/></draw:frame> were known. Although the parameters <draw:frame draw:style-name="fr2" draw:name="Object49" text:anchor-type="as-char" svg:width="0.2783in" svg:height="0.2098in" draw:z-index="45"><draw:object xlink:href="./Object 49" xlink:type="simple" xlink:show="embed" xlink:actuate="onLoad"/><draw:image xlink:href="./ObjectReplacements/Object 49" xlink:type="simple" xlink:show="embed" xlink:actuate="onLoad"/></draw:frame>, <draw:frame draw:style-name="fr2" draw:name="Object50" text:anchor-type="as-char" svg:width="0.2366in" svg:height="0.2098in" draw:z-index="46"><draw:object xlink:href="./Object 50" xlink:type="simple" xlink:show="embed" xlink:actuate="onLoad"/><draw:image xlink:href="./ObjectReplacements/Object 50" xlink:type="simple" xlink:show="embed" xlink:actuate="onLoad"/></draw:frame> and <draw:frame draw:style-name="fr2" draw:name="Object51" text:anchor-type="as-char" svg:width="0.2299in" svg:height="0.2098in" draw:z-index="47"><draw:object xlink:href="./Object 51" xlink:type="simple" xlink:show="embed" xlink:actuate="onLoad"/><draw:image xlink:href="./ObjectReplacements/Object 51" xlink:type="simple" xlink:show="embed" xlink:actuate="onLoad"/></draw:frame> are always unknown in real systems, a method that fails under these ideal simulation conditions with known parameters will certainly also fail when these values must be estimated from empirical data. In practice, for the Adjei Method, <draw:frame draw:style-name="fr2" draw:name="Object52" text:anchor-type="as-char" svg:width="0.2783in" svg:height="0.2098in" draw:z-index="48"><draw:object xlink:href="./Object 52" xlink:type="simple" xlink:show="embed" xlink:actuate="onLoad"/><draw:image xlink:href="./ObjectReplacements/Object 52" xlink:type="simple" xlink:show="embed" xlink:actuate="onLoad"/></draw:frame>, <draw:frame draw:style-name="fr2" draw:name="Object53" text:anchor-type="as-char" svg:width="0.2366in" svg:height="0.2098in" draw:z-index="49"><draw:object xlink:href="./Object 53" xlink:type="simple" xlink:show="embed" xlink:actuate="onLoad"/><draw:image xlink:href="./ObjectReplacements/Object 53" xlink:type="simple" xlink:show="embed" xlink:actuate="onLoad"/></draw:frame> and <draw:frame draw:style-name="fr2" draw:name="Object54" text:anchor-type="as-char" svg:width="0.2299in" svg:height="0.2098in" draw:z-index="50"><draw:object xlink:href="./Object 54" xlink:type="simple" xlink:show="embed" xlink:actuate="onLoad"/><draw:image xlink:href="./ObjectReplacements/Object 54" xlink:type="simple" xlink:show="embed" xlink:actuate="onLoad"/></draw:frame> are estimated using the Crofton Method (Adjei et al., 1986), while <draw:frame draw:style-name="fr2" draw:name="Object55" text:anchor-type="as-char" svg:width="0.2366in" svg:height="0.2098in" draw:z-index="51"><draw:object xlink:href="./Object 55" xlink:type="simple" xlink:show="embed" xlink:actuate="onLoad"/><draw:image xlink:href="./ObjectReplacements/Object 55" xlink:type="simple" xlink:show="embed" xlink:actuate="onLoad"/></draw:frame> and <draw:frame draw:style-name="fr2" draw:name="Object56" text:anchor-type="as-char" svg:width="0.2299in" svg:height="0.2098in" draw:z-index="52"><draw:object xlink:href="./Object 56" xlink:type="simple" xlink:show="embed" xlink:actuate="onLoad"/><draw:image xlink:href="./ObjectReplacements/Object 56" xlink:type="simple" xlink:show="embed" xlink:actuate="onLoad"/></draw:frame> in the Likelihood Method can be estimated jointly with <draw:frame draw:style-name="fr2" draw:name="Object57" text:anchor-type="as-char" svg:width="0.1681in" svg:height="0.1846in" draw:z-index="53"><draw:object xlink:href="./Object 57" xlink:type="simple" xlink:show="embed" xlink:actuate="onLoad"/><draw:image xlink:href="./ObjectReplacements/Object 57" xlink:type="simple" xlink:show="embed" xlink:actuate="onLoad"/></draw:frame> and <draw:frame draw:style-name="fr2" draw:name="Object58" text:anchor-type="as-char" svg:width="0.1681in" svg:height="0.1846in" draw:z-index="54"><draw:object xlink:href="./Object 58" xlink:type="simple" xlink:show="embed" xlink:actuate="onLoad"/><draw:image xlink:href="./ObjectReplacements/Object 58" xlink:type="simple" xlink:show="embed" xlink:actuate="onLoad"/></draw:frame> or via the Crofton Method.</text:p>
      <text:p text:style-name="P15">We compared the two methods using three different mean parasite intensity values (<draw:frame draw:style-name="fr2" draw:name="Object59" text:anchor-type="as-char" svg:width="0.2366in" svg:height="0.2098in" draw:z-index="55"><draw:object xlink:href="./Object 59" xlink:type="simple" xlink:show="embed" xlink:actuate="onLoad"/><draw:image xlink:href="./ObjectReplacements/Object 59" xlink:type="simple" xlink:show="embed" xlink:actuate="onLoad"/></draw:frame> = 10, 50, 100) and three different host survival functions (gradual, moderate and steep decreases in the host survival with increasing parasite intensity, Fig. 2A). For a given <draw:frame draw:style-name="fr2" draw:name="Object60" text:anchor-type="as-char" svg:width="0.2366in" svg:height="0.2098in" draw:z-index="56"><draw:object xlink:href="./Object 60" xlink:type="simple" xlink:show="embed" xlink:actuate="onLoad"/><draw:image xlink:href="./ObjectReplacements/Object 60" xlink:type="simple" xlink:show="embed" xlink:actuate="onLoad"/></draw:frame>, each survival function had the same <draw:frame draw:style-name="fr2" draw:name="Object61" text:anchor-type="as-char" svg:width="0.4366in" svg:height="0.2098in" draw:z-index="57"><draw:object xlink:href="./Object 61" xlink:type="simple" xlink:show="embed" xlink:actuate="onLoad"/><draw:image xlink:href="./ObjectReplacements/Object 61" xlink:type="simple" xlink:show="embed" xlink:actuate="onLoad"/></draw:frame> ((<draw:frame draw:style-name="fr2" draw:name="Object62" text:anchor-type="as-char" svg:width="0.5445in" svg:height="0.2098in" draw:z-index="58"><draw:object xlink:href="./Object 62" xlink:type="simple" xlink:show="embed" xlink:actuate="onLoad"/><draw:image xlink:href="./ObjectReplacements/Object 62" xlink:type="simple" xlink:show="embed" xlink:actuate="onLoad"/></draw:frame>, <draw:frame draw:style-name="fr2" draw:name="Object63" text:anchor-type="as-char" svg:width="0.9071in" svg:height="0.2098in" draw:z-index="59"><draw:object xlink:href="./Object 63" xlink:type="simple" xlink:show="embed" xlink:actuate="onLoad"/><draw:image xlink:href="./ObjectReplacements/Object 63" xlink:type="simple" xlink:show="embed" xlink:actuate="onLoad"/></draw:frame>), (<draw:frame draw:style-name="fr2" draw:name="Object64" text:anchor-type="as-char" svg:width="0.5445in" svg:height="0.2098in" draw:z-index="60"><draw:object xlink:href="./Object 64" xlink:type="simple" xlink:show="embed" xlink:actuate="onLoad"/><draw:image xlink:href="./ObjectReplacements/Object 64" xlink:type="simple" xlink:show="embed" xlink:actuate="onLoad"/></draw:frame>, <draw:frame draw:style-name="fr2" draw:name="Object65" text:anchor-type="as-char" svg:width="0.9902in" svg:height="0.2098in" draw:z-index="61"><draw:object xlink:href="./Object 65" xlink:type="simple" xlink:show="embed" xlink:actuate="onLoad"/><draw:image xlink:href="./ObjectReplacements/Object 65" xlink:type="simple" xlink:show="embed" xlink:actuate="onLoad"/></draw:frame>), (<draw:frame draw:style-name="fr2" draw:name="Object66" text:anchor-type="as-char" svg:width="0.628in" svg:height="0.2098in" draw:z-index="62"><draw:object xlink:href="./Object 66" xlink:type="simple" xlink:show="embed" xlink:actuate="onLoad"/><draw:image xlink:href="./ObjectReplacements/Object 66" xlink:type="simple" xlink:show="embed" xlink:actuate="onLoad"/></draw:frame>, <draw:frame draw:style-name="fr2" draw:name="Object67" text:anchor-type="as-char" svg:width="0.9071in" svg:height="0.2098in" draw:z-index="63"><draw:object xlink:href="./Object 67" xlink:type="simple" xlink:show="embed" xlink:actuate="onLoad"/><draw:image xlink:href="./ObjectReplacements/Object 67" xlink:type="simple" xlink:show="embed" xlink:actuate="onLoad"/></draw:frame>)), but different values of <draw:frame draw:style-name="fr2" draw:name="Object68" text:anchor-type="as-char" svg:width="0.1681in" svg:height="0.1846in" draw:z-index="64"><draw:object xlink:href="./Object 68" xlink:type="simple" xlink:show="embed" xlink:actuate="onLoad"/><draw:image xlink:href="./ObjectReplacements/Object 68" xlink:type="simple" xlink:show="embed" xlink:actuate="onLoad"/></draw:frame> and <draw:frame draw:style-name="fr2" draw:name="Object69" text:anchor-type="as-char" svg:width="0.1681in" svg:height="0.1846in" draw:z-index="65"><draw:object xlink:href="./Object 69" xlink:type="simple" xlink:show="embed" xlink:actuate="onLoad"/><draw:image xlink:href="./ObjectReplacements/Object 69" xlink:type="simple" xlink:show="embed" xlink:actuate="onLoad"/></draw:frame>. We examined each <draw:frame draw:style-name="fr2" draw:name="Object70" text:anchor-type="as-char" svg:width="0.2366in" svg:height="0.2098in" draw:z-index="66"><draw:object xlink:href="./Object 70" xlink:type="simple" xlink:show="embed" xlink:actuate="onLoad"/><draw:image xlink:href="./ObjectReplacements/Object 70" xlink:type="simple" xlink:show="embed" xlink:actuate="onLoad"/></draw:frame> survival function pair at three levels of parasite aggregation, <draw:frame draw:style-name="fr2" draw:name="Object71" text:anchor-type="as-char" svg:width="0.6146in" svg:height="0.2098in" draw:z-index="67"><draw:object xlink:href="./Object 71" xlink:type="simple" xlink:show="embed" xlink:actuate="onLoad"/><draw:image xlink:href="./ObjectReplacements/Object 71" xlink:type="simple" xlink:show="embed" xlink:actuate="onLoad"/></draw:frame>, 0.5, and 1 — realistic values of parasite aggregation in natural populations (Shaw et al., 1998). For each of these 27 parameter <text:soft-page-break/>combinations we simulated 150 datasets and tested the probability of each method correctly identifying PIHM in the post-mortality dataset (power) and incorrectly identifying PIHM in the pre-mortality dataset (Type I error). For each method, we used a likelihood ratio test to determine whether the full model with PIHM provided a significantly better fit than the reduced model without PIHM at significance level of 0.05. We also examined the impact of sample size by simulating each parameter for pre-mortality sample sizes of <draw:frame draw:style-name="fr2" draw:name="Object72" text:anchor-type="as-char" svg:width="0.2783in" svg:height="0.2098in" draw:z-index="68"><draw:object xlink:href="./Object 72" xlink:type="simple" xlink:show="embed" xlink:actuate="onLoad"/><draw:image xlink:href="./ObjectReplacements/Object 72" xlink:type="simple" xlink:show="embed" xlink:actuate="onLoad"/></draw:frame> = (50, 100, 200, 300, 400, 500). Wild host populations were assumed to be sampled after PIHM has occurred, thus we calculated the sample size in the power simulations as the average number of surviving hosts over all 150 simulations for each parameter combination. The distribution of surviving hosts over the 150 simulations was generally symmetrical and the S.D. was small compared with the mean (maximum coefficient of variation was approximately 0.06 across all parameter combinations), suggesting that the mean number of surviving hosts was an adequate summary statistic of the number of hosts sampled post-mortality.</text:p>
      <text:p text:style-name="P15">We then tested the ability of the Likelihood Method to correctly identify PIHM under the more realistic condition of unknown pre-mortality parameters. Based on the first set of simulations, we excluded the Adjei Method and only examined the power of the Likelihood Method under “best-case” scenario parameter values, setting <draw:frame draw:style-name="fr2" draw:name="Object73" text:anchor-type="as-char" svg:width="0.5445in" svg:height="0.2098in" draw:z-index="69"><draw:object xlink:href="./Object 73" xlink:type="simple" xlink:show="embed" xlink:actuate="onLoad"/><draw:image xlink:href="./ObjectReplacements/Object 73" xlink:type="simple" xlink:show="embed" xlink:actuate="onLoad"/></draw:frame> and <draw:frame draw:style-name="fr2" draw:name="Object74" text:anchor-type="as-char" svg:width="0.3898in" svg:height="0.1846in" draw:z-index="70"><draw:object xlink:href="./Object 74" xlink:type="simple" xlink:show="embed" xlink:actuate="onLoad"/><draw:image xlink:href="./ObjectReplacements/Object 74" xlink:type="simple" xlink:show="embed" xlink:actuate="onLoad"/></draw:frame> because PIHM is most detectable when parasites are less clumped and mean intensity is low. We examined the impact of survival function shape and sample size on the ability of the Likelihood Method to identify PIHM when the pre-mortality parameters, <draw:frame draw:style-name="fr2" draw:name="Object75" text:anchor-type="as-char" svg:width="0.2366in" svg:height="0.2098in" draw:z-index="71"><draw:object xlink:href="./Object 75" xlink:type="simple" xlink:show="embed" xlink:actuate="onLoad"/><draw:image xlink:href="./ObjectReplacements/Object 75" xlink:type="simple" xlink:show="embed" xlink:actuate="onLoad"/></draw:frame> and <draw:frame draw:style-name="fr2" draw:name="Object76" text:anchor-type="as-char" svg:width="0.2299in" svg:height="0.2098in" draw:z-index="72"><draw:object xlink:href="./Object 76" xlink:type="simple" xlink:show="embed" xlink:actuate="onLoad"/><draw:image xlink:href="./ObjectReplacements/Object 76" xlink:type="simple" xlink:show="embed" xlink:actuate="onLoad"/></draw:frame>, and the survival function parameters, <draw:frame draw:style-name="fr2" draw:name="Object77" text:anchor-type="as-char" svg:width="0.1681in" svg:height="0.1846in" draw:z-index="73"><draw:object xlink:href="./Object 77" xlink:type="simple" xlink:show="embed" xlink:actuate="onLoad"/><draw:image xlink:href="./ObjectReplacements/Object 77" xlink:type="simple" xlink:show="embed" xlink:actuate="onLoad"/></draw:frame> and <draw:frame draw:style-name="fr2" draw:name="Object78" text:anchor-type="as-char" svg:width="0.1681in" svg:height="0.1846in" draw:z-index="74"><draw:object xlink:href="./Object 78" xlink:type="simple" xlink:show="embed" xlink:actuate="onLoad"/><draw:image xlink:href="./ObjectReplacements/Object 78" xlink:type="simple" xlink:show="embed" xlink:actuate="onLoad"/></draw:frame>, needed to be estimated. We performed 500 simulations over a range of different samples sizes for gradual, moderate and steep survival functions, following the simulation procedure described above.<text:line-break/></text:p>
      <text:p text:style-name="P7">2.2.2. Question 2: can we estimate properties of the host survival function?</text:p>
      <text:p text:style-name="P15">In the previous section we compared the ability of the Adjei Method and the Likelihood Method to provide a “yes” or “no” answer for whether or not PIHM was occurring in a system. In this section we compared the ability of the Adjei Method and the Likelihood Method to estimate properties of the survival function such as the <text:soft-page-break/>parameters <draw:frame draw:style-name="fr2" draw:name="Object79" text:anchor-type="as-char" svg:width="0.1681in" svg:height="0.1846in" draw:z-index="75"><draw:object xlink:href="./Object 79" xlink:type="simple" xlink:show="embed" xlink:actuate="onLoad"/><draw:image xlink:href="./ObjectReplacements/Object 79" xlink:type="simple" xlink:show="embed" xlink:actuate="onLoad"/></draw:frame>, <draw:frame draw:style-name="fr2" draw:name="Object80" text:anchor-type="as-char" svg:width="0.1681in" svg:height="0.1846in" draw:z-index="76"><draw:object xlink:href="./Object 80" xlink:type="simple" xlink:show="embed" xlink:actuate="onLoad"/><draw:image xlink:href="./ObjectReplacements/Object 80" xlink:type="simple" xlink:show="embed" xlink:actuate="onLoad"/></draw:frame> and <draw:frame draw:style-name="fr2" draw:name="Object81" text:anchor-type="as-char" svg:width="0.4366in" svg:height="0.2098in" draw:z-index="77"><draw:object xlink:href="./Object 81" xlink:type="simple" xlink:show="embed" xlink:actuate="onLoad"/><draw:image xlink:href="./ObjectReplacements/Object 81" xlink:type="simple" xlink:show="embed" xlink:actuate="onLoad"/></draw:frame>. Using the same simulation procedure and parameter combinations described above, we simulated 150 datasets, estimated <draw:frame draw:style-name="fr2" draw:name="Object82" text:anchor-type="as-char" svg:width="0.1681in" svg:height="0.1846in" draw:z-index="78"><draw:object xlink:href="./Object 82" xlink:type="simple" xlink:show="embed" xlink:actuate="onLoad"/><draw:image xlink:href="./ObjectReplacements/Object 82" xlink:type="simple" xlink:show="embed" xlink:actuate="onLoad"/></draw:frame>, <draw:frame draw:style-name="fr2" draw:name="Object83" text:anchor-type="as-char" svg:width="0.1681in" svg:height="0.1846in" draw:z-index="79"><draw:object xlink:href="./Object 83" xlink:type="simple" xlink:show="embed" xlink:actuate="onLoad"/><draw:image xlink:href="./ObjectReplacements/Object 83" xlink:type="simple" xlink:show="embed" xlink:actuate="onLoad"/></draw:frame> and <draw:frame draw:style-name="fr2" draw:name="Object84" text:anchor-type="as-char" svg:width="0.4366in" svg:height="0.2098in" draw:z-index="80"><draw:object xlink:href="./Object 84" xlink:type="simple" xlink:show="embed" xlink:actuate="onLoad"/><draw:image xlink:href="./ObjectReplacements/Object 84" xlink:type="simple" xlink:show="embed" xlink:actuate="onLoad"/></draw:frame>, and calculated the standardized bias and precision for these estimates (Walther and Moore, 2005). Because estimating properties of the host survival function requires more information than simply detecting PIHM, we used larger values of <draw:frame draw:style-name="fr2" draw:name="Object85" text:anchor-type="as-char" svg:width="0.2783in" svg:height="0.2098in" draw:z-index="81"><draw:object xlink:href="./Object 85" xlink:type="simple" xlink:show="embed" xlink:actuate="onLoad"/><draw:image xlink:href="./ObjectReplacements/Object 85" xlink:type="simple" xlink:show="embed" xlink:actuate="onLoad"/></draw:frame> for this simulation (<draw:frame draw:style-name="fr2" draw:name="Object86" text:anchor-type="as-char" svg:width="0.2783in" svg:height="0.2098in" draw:z-index="82"><draw:object xlink:href="./Object 86" xlink:type="simple" xlink:show="embed" xlink:actuate="onLoad"/><draw:image xlink:href="./ObjectReplacements/Object 86" xlink:type="simple" xlink:show="embed" xlink:actuate="onLoad"/></draw:frame> = (300, 500, 1000, 2000, 5000, 7500, 10000)). We used the average number of surviving hosts for each set of 150 simulated datasets as our measure of sample size. Although both <draw:frame draw:style-name="fr2" draw:name="Object87" text:anchor-type="as-char" svg:width="0.1681in" svg:height="0.1846in" draw:z-index="83"><draw:object xlink:href="./Object 87" xlink:type="simple" xlink:show="embed" xlink:actuate="onLoad"/><draw:image xlink:href="./ObjectReplacements/Object 87" xlink:type="simple" xlink:show="embed" xlink:actuate="onLoad"/></draw:frame> and <draw:frame draw:style-name="fr2" draw:name="Object88" text:anchor-type="as-char" svg:width="0.1681in" svg:height="0.1846in" draw:z-index="84"><draw:object xlink:href="./Object 88" xlink:type="simple" xlink:show="embed" xlink:actuate="onLoad"/><draw:image xlink:href="./ObjectReplacements/Object 88" xlink:type="simple" xlink:show="embed" xlink:actuate="onLoad"/></draw:frame> are necessary to estimate <draw:frame draw:style-name="fr2" draw:name="Object89" text:anchor-type="as-char" svg:width="0.4366in" svg:height="0.2098in" draw:z-index="85"><draw:object xlink:href="./Object 89" xlink:type="simple" xlink:show="embed" xlink:actuate="onLoad"/><draw:image xlink:href="./ObjectReplacements/Object 89" xlink:type="simple" xlink:show="embed" xlink:actuate="onLoad"/></draw:frame>, the two parameters showed similar patterns of bias and precision so we only show the results for <draw:frame draw:style-name="fr2" draw:name="Object90" text:anchor-type="as-char" svg:width="0.1681in" svg:height="0.1846in" draw:z-index="86"><draw:object xlink:href="./Object 90" xlink:type="simple" xlink:show="embed" xlink:actuate="onLoad"/><draw:image xlink:href="./ObjectReplacements/Object 90" xlink:type="simple" xlink:show="embed" xlink:actuate="onLoad"/></draw:frame>.</text:p>
      <text:p text:style-name="P16"/>
      <text:p text:style-name="P8">2.3. Application to real data</text:p>
      <text:p text:style-name="P15">We tested the ability of the Adjei Method and the Likelihood Method to identify PIHM in six host-parasite datasets given in Crofton (1971) and four datasets given in Adjei et al. (1986) (Table 1). Crofton (1971) analyzed infection patterns in the snail <text:span text:style-name="T6">Gammarus pulex</text:span> infected with the acanthocephalan Polymorphus<text:span text:style-name="T6"> minutus</text:span>. Adjei et al. (1986) analyzed males and females of two species of lizard fish, <text:span text:style-name="T6">Saurida tumbil</text:span> and <text:span text:style-name="T6">Saurida undosquamis</text:span><text:span text:style-name="T12">,</text:span> that were infected by the cestode <text:span text:style-name="T6">Callitetrarhynchus gracilis</text:span>.</text:p>
      <text:p text:style-name="P15">In both earlier studies, the authors reported PIHM in some of the datasets and we tested whether the Adjei Method and/or the Likelihood Method also predicted PIHM. For the six datasets from Crofton (1971), we used the general conclusions of the author and truncated the data at four parasites, applied the Crofton Method to estimate the pre-mortality distribution, and then ran the Likelihood Method and Adjei Method using these pre-mortality parameters. For the Adjei et al. (1986) datasets, we followed the same procedure as the authors and first truncated the data at two parasites and then fit the Crofton Method for the female fish of both species. Then, following the methods of Adjei et al. (1986), we parameterized the male pre-mortality distributions for each species with the results from the females. Finally, we applied the Adjei Method and the Likelihood Method to determine whether or not PIHM was significant for these species and compared our results with those given by the authors. All code for <text:soft-page-break/>the analyses can be found at <text:span text:style-name="T6">https://github.com/mqwilber/parasite_mortality.</text:span> <text:s/></text:p>
      <text:p text:style-name="P16"/>
      <text:p text:style-name="P3">3. Results</text:p>
      <text:p text:style-name="P6"><text:span text:style-name="T3">3.1. Question 1: </text:span>d<text:span text:style-name="T3">etecting presence of PIHM</text:span></text:p>
      <text:p text:style-name="P15">The power of the Adjei Method to detect PIHM in a system was close to unity for larger sample sizes and tended to decrease as sample size decreased for all survival functions (Fig. 2C; Supplementary Figs. S1 - S3). The Likelihood Method had a power close to unity for all parameter combinations and sample sizes considered. With gradual survival functions, the power of the Likelihood Method decreased slightly for small samples sizes (Fig. 2C, Supplementary Figs. S1 - S3).</text:p>
      <text:p text:style-name="P15">The Adjei Method had highly inflated Type I error rates (i.e. falsely detected PIHM) for all parameter combinations that we considered (Fig. 2B; Supplementary Figs. S1 - S3). This method also showed the unintuitive pattern of decreasing Type I error rate with decreasing sample size. This occurred because, at small samples sizes, intensity data must be binned before the Adjei Method can be used (Supplementary Data S1.2). In contrast, the Likelihood Method showed a Type I error rate at or near the pre-set level of 0.05 for all parameter combinations and sample sizes considered (Fig. 2B; Supplementary Figs. S1 - S3).</text:p>
      <text:p text:style-name="P15">When all parameters were jointly estimated, the Likelihood Method showed highly context-dependent results, even when detecting PIHM under the best-case scenario of <draw:frame draw:style-name="fr2" draw:name="Object91" text:anchor-type="as-char" svg:width="0.5445in" svg:height="0.2098in" draw:z-index="87"><draw:object xlink:href="./Object 91" xlink:type="simple" xlink:show="embed" xlink:actuate="onLoad"/><draw:image xlink:href="./ObjectReplacements/Object 91" xlink:type="simple" xlink:show="embed" xlink:actuate="onLoad"/></draw:frame> and <draw:frame draw:style-name="fr2" draw:name="Object92" text:anchor-type="as-char" svg:width="0.452in" svg:height="0.2098in" draw:z-index="88"><draw:object xlink:href="./Object 92" xlink:type="simple" xlink:show="embed" xlink:actuate="onLoad"/><draw:image xlink:href="./ObjectReplacements/Object 92" xlink:type="simple" xlink:show="embed" xlink:actuate="onLoad"/></draw:frame>. For steep survival curves, PIHM could be detected with a power of greater than 0.8 from a sample of less than 100 hosts (Fig. 3). However, for moderate survival functions over 400 hosts had to be sampled to achieve the same power and for gradual survival functions, no tested sample size ever achieved a power greater than 0.8 (Fig. 3).</text:p>
      <text:p text:style-name="P16"/>
      <text:p text:style-name="P1"><text:span text:style-name="T9">3.2</text:span><text:span text:style-name="T7">.</text:span><text:span text:style-name="T9"> Question 2: estimating the </text:span><draw:frame draw:style-name="fr2" draw:name="Object93" text:anchor-type="as-char" svg:width="0.4366in" svg:height="0.2098in" draw:z-index="89"><draw:object xlink:href="./Object 93" xlink:type="simple" xlink:show="embed" xlink:actuate="onLoad"/><draw:image xlink:href="./ObjectReplacements/Object 93" xlink:type="simple" xlink:show="embed" xlink:actuate="onLoad"/></draw:frame><text:span text:style-name="T9"> and survival function</text:span></text:p>
      <text:p text:style-name="P15"><text:soft-page-break/>The Likelihood Method gave asymptotically unbiased estimates of the <draw:frame draw:style-name="fr2" draw:name="Object94" text:anchor-type="as-char" svg:width="0.4366in" svg:height="0.2098in" draw:z-index="90"><draw:object xlink:href="./Object 94" xlink:type="simple" xlink:show="embed" xlink:actuate="onLoad"/><draw:image xlink:href="./ObjectReplacements/Object 94" xlink:type="simple" xlink:show="embed" xlink:actuate="onLoad"/></draw:frame> for all combinations of parameters examined in this study (Fig. 4, Supplementary Figs. S4 - S6). Even for the smallest sample sizes we considered, the estimate of <draw:frame draw:style-name="fr2" draw:name="Object95" text:anchor-type="as-char" svg:width="0.4366in" svg:height="0.2098in" draw:z-index="91"><draw:object xlink:href="./Object 95" xlink:type="simple" xlink:show="embed" xlink:actuate="onLoad"/><draw:image xlink:href="./ObjectReplacements/Object 95" xlink:type="simple" xlink:show="embed" xlink:actuate="onLoad"/></draw:frame> was largely unbiased when using the Likelihood Method, with small biases occurring for gradual host survival functions. The precision of the <draw:frame draw:style-name="fr2" draw:name="Object96" text:anchor-type="as-char" svg:width="0.4366in" svg:height="0.2098in" draw:z-index="92"><draw:object xlink:href="./Object 96" xlink:type="simple" xlink:show="embed" xlink:actuate="onLoad"/><draw:image xlink:href="./ObjectReplacements/Object 96" xlink:type="simple" xlink:show="embed" xlink:actuate="onLoad"/></draw:frame> estimates decreased (increasing coefficient of variation) as sample size decreased for all parameter combinations we examined using the Likelihood Method (Fig. 4, Supplementary Figs. S4 - S6).</text:p>
      <text:p text:style-name="P15">The Adjei Method produced biased estimates of the <draw:frame draw:style-name="fr2" draw:name="Object97" text:anchor-type="as-char" svg:width="0.4366in" svg:height="0.2098in" draw:z-index="93"><draw:object xlink:href="./Object 97" xlink:type="simple" xlink:show="embed" xlink:actuate="onLoad"/><draw:image xlink:href="./ObjectReplacements/Object 97" xlink:type="simple" xlink:show="embed" xlink:actuate="onLoad"/></draw:frame> across nearly all parameter combinations, tending to underestimate the true value of the parameter (Fig. 4, Supplementary Figs. S4 - S6). For <draw:frame draw:style-name="fr2" draw:name="Object98" text:anchor-type="as-char" svg:width="0.5445in" svg:height="0.2098in" draw:z-index="94"><draw:object xlink:href="./Object 98" xlink:type="simple" xlink:show="embed" xlink:actuate="onLoad"/><draw:image xlink:href="./ObjectReplacements/Object 98" xlink:type="simple" xlink:show="embed" xlink:actuate="onLoad"/></draw:frame>, the <draw:frame draw:style-name="fr2" draw:name="Object99" text:anchor-type="as-char" svg:width="0.4366in" svg:height="0.2098in" draw:z-index="95"><draw:object xlink:href="./Object 99" xlink:type="simple" xlink:show="embed" xlink:actuate="onLoad"/><draw:image xlink:href="./ObjectReplacements/Object 99" xlink:type="simple" xlink:show="embed" xlink:actuate="onLoad"/></draw:frame> estimates from the Adjei Method were largely unbiased for large samples sizes, but as <draw:frame draw:style-name="fr2" draw:name="Object100" text:anchor-type="as-char" svg:width="0.2366in" svg:height="0.2098in" draw:z-index="96"><draw:object xlink:href="./Object 100" xlink:type="simple" xlink:show="embed" xlink:actuate="onLoad"/><draw:image xlink:href="./ObjectReplacements/Object 100" xlink:type="simple" xlink:show="embed" xlink:actuate="onLoad"/></draw:frame> increased, the Adjei Method produced biased estimates of <draw:frame draw:style-name="fr2" draw:name="Object101" text:anchor-type="as-char" svg:width="0.4366in" svg:height="0.2098in" draw:z-index="97"><draw:object xlink:href="./Object 101" xlink:type="simple" xlink:show="embed" xlink:actuate="onLoad"/><draw:image xlink:href="./ObjectReplacements/Object 101" xlink:type="simple" xlink:show="embed" xlink:actuate="onLoad"/></draw:frame> across all sample sizes, with bias increasing as sample size decreased (Fig. 4, Supplementary Figs. S4 - S6). The <draw:frame draw:style-name="fr2" draw:name="Object102" text:anchor-type="as-char" svg:width="0.4366in" svg:height="0.2098in" draw:z-index="98"><draw:object xlink:href="./Object 102" xlink:type="simple" xlink:show="embed" xlink:actuate="onLoad"/><draw:image xlink:href="./ObjectReplacements/Object 102" xlink:type="simple" xlink:show="embed" xlink:actuate="onLoad"/></draw:frame> estimates from the Adjei Method also showed large decreases in precision with the steepest survival function across all values of <draw:frame draw:style-name="fr2" draw:name="Object103" text:anchor-type="as-char" svg:width="0.2366in" svg:height="0.2098in" draw:z-index="99"><draw:object xlink:href="./Object 103" xlink:type="simple" xlink:show="embed" xlink:actuate="onLoad"/><draw:image xlink:href="./ObjectReplacements/Object 103" xlink:type="simple" xlink:show="embed" xlink:actuate="onLoad"/></draw:frame> (Fig. 4, Supplementary Figs. S4 - S6).</text:p>
      <text:p text:style-name="P15">In terms of the host survival function, the Likelihood Method gave unbiased estimates of survival function parameter <draw:frame draw:style-name="fr2" draw:name="Object104" text:anchor-type="as-char" svg:width="0.1681in" svg:height="0.1846in" draw:z-index="100"><draw:object xlink:href="./Object 104" xlink:type="simple" xlink:show="embed" xlink:actuate="onLoad"/><draw:image xlink:href="./ObjectReplacements/Object 104" xlink:type="simple" xlink:show="embed" xlink:actuate="onLoad"/></draw:frame> when sample sizes were large, however as sample size decreased these estimates became severely biased (Fig. 4, Supplementary Figs. S7 - S9). The Adjei Method produced biased estimates of the host survival function across all sample sizes, with consistently greater bias for steeper survival functions and higher mean parasite loads. (Fig. 4, Supplementary Figs. S7 - S9).</text:p>
      <text:p text:style-name="P16"/>
      <text:p text:style-name="P8">3.3. Application to real data</text:p>
      <text:p text:style-name="P15">The previous authors qualitatively detected PIHM in seven of the 10 datasets considered (Table 1). The <text:soft-page-break/>Likelihood Method parameterized from the pre-mortality parameters of the Crofton Method detected significant PIHM in six of these seven datasets at a significance level of 0.05. The only dataset in which the Likelihood Method did not detect a significant effect of PIHM was the Adjei dataset for female <text:span text:style-name="T6">S. tumbil</text:span>. For this dataset there was a marginally significant effect of PIHM (<draw:frame draw:style-name="fr2" draw:name="Object105" text:anchor-type="as-char" svg:width="1.6665in" svg:height="0.2335in" draw:z-index="101"><draw:object xlink:href="./Object 105" xlink:type="simple" xlink:show="embed" xlink:actuate="onLoad"/><draw:image xlink:href="./ObjectReplacements/Object 105" xlink:type="simple" xlink:show="embed" xlink:actuate="onLoad"/></draw:frame>). The Adjei Method detected PIHM in nine of the 10 datasets (Table 1), consistent with our simulation results showing that the Adjei Method has a high Type I error rate. Moreover, the Adjei Method estimates of the <draw:frame draw:style-name="fr2" draw:name="Object106" text:anchor-type="as-char" svg:width="0.4366in" svg:height="0.2098in" draw:z-index="102"><draw:object xlink:href="./Object 106" xlink:type="simple" xlink:show="embed" xlink:actuate="onLoad"/><draw:image xlink:href="./ObjectReplacements/Object 106" xlink:type="simple" xlink:show="embed" xlink:actuate="onLoad"/></draw:frame> were quite variable for the Crofton data, consistent with our simulation results that the Adjei Method <draw:frame draw:style-name="fr2" draw:name="Object107" text:anchor-type="as-char" svg:width="0.4366in" svg:height="0.2098in" draw:z-index="103"><draw:object xlink:href="./Object 107" xlink:type="simple" xlink:show="embed" xlink:actuate="onLoad"/><draw:image xlink:href="./ObjectReplacements/Object 107" xlink:type="simple" xlink:show="embed" xlink:actuate="onLoad"/></draw:frame> estimates could be imprecise for sample sizes of less than 1000 hosts (Supplementary Figs. S4 - S6).</text:p>
      <text:p text:style-name="P16"/>
      <text:p text:style-name="P3">4. Discussion</text:p>
      <text:p text:style-name="P15">Our likelihood-based method to estimate PIHM from observed parasite intensity data is a significant improvement over the previous methods. In simulations, it had greater power for detecting PIHM over a wider range of parameter values and it also exhibited fewer false detection events (Type I errors) in both simulations and when applied to published datasets previously used in PIHM analyses. The Likelihood Method was also generally less biased and more precise when quantifying parasite-induced mortality via the host survival function for the parameters we considered. The superior performance of the Likelihood Method over the Adjei Method can be attributed to its fewer parameters, its lack of unnecessary data alteration, and its applicability across a variety of different parameter combinations. In short, the Likelihood Method is a better method for detecting and quantifying PIHM than the previously proposed Adjei Method.</text:p>
      <text:p text:style-name="P15">Although superior to the Adjei Method, the Likelihood Method still cannot be applied to all real datasets. For host-parasite systems where host mortality occurs as a steep, non-linear function of parasite intensity, only 75 hosts must be sampled to have an 80% power in detecting PIHM. However, as the maximum slope of the survival function decreases and the function becomes somewhat linear, hundreds or possibly thousands of hosts would have to be sampled to achieve the same result. This is consistent with previous studies which illustrate the difficulty of <text:soft-page-break/>detecting PIHM from linear host survival functions (Lanciani and Boyett, 1989). While it may be feasible to sample several hundred invertebrates or small fish, even the smallest sample sizes are completely unfeasible for many vertebrates, particularly the species of conservation concern where addressing the impact of parasitism would be most important. An even larger sample size would be required to identify PIHM when parasites are highly aggregated, mean infection intensity is high, or parasite prevalence is low, all of which are common in many parasitic helminths. Moreover, while linear functions make PIHM undetectable, at the other extreme, steep, non-linear survival curves produce severely biased estimates of the survival function. Given the interaction between all of these different factors, the Likelihood Method is probably limited to detecting PIHM in systems where greater than 100 hosts can be collected, parasites are common and only moderately aggregated, and substantial host mortality occurs at relatively low parasite intensity.</text:p>
      <text:p text:style-name="P15">While we have improved on the existing methods for quantifying PIHM from parasite intensity data, all such methods require several fundamental assumptions. Nearly all current methods derive from Crofton (1971) (but see Ferguson et al., 2011) and assume that, prior to any PIHM, parasites are distributed in the host population, following a negative binomial distribution. But it is fundamentally impossible to know what the pre-mortality parasite distribution was in a wild host population and it is widely recognized that different processes can lead to a variety of parasite distributions in hosts (Anderson and Gordon, 1982; Duerr et al., 2003). However, the negative binomial is extremely flexible and there is substantial empirical and theoretical evidence to support the assumption that, prior to any PIHM, parasite distributions can be fit by a negative binomial distribution (Shaw and Dobson, 1995; Shaw et al., 1998; Wilson et al., 2002).</text:p>
      <text:p text:style-name="P15">It is important to note that the flexibility of the negative binomial distribution may also reduce our ability to detect PIHM. If a negative binomial can be fitted to the observed post-mortality parasite distribution then, regardless of how lethal the parasite was, it will be impossible to detect PIHM because there is no need for a more complex model. Many observed parasite distributions are well fitted by the negative binomial distribution (Shaw et al., 1998), suggesting that systems where these methods are applicable without any <text:span text:style-name="T14">a priori</text:span> knowledge may be uncommon. However, if one has <text:span text:style-name="T14">a priori</text:span> knowledge about some aspect of the pre-mortality distribution (e.g. assumes/knows the value of <draw:frame draw:style-name="fr2" draw:name="Object108" text:anchor-type="as-char" svg:width="0.2299in" svg:height="0.2098in" draw:z-index="104"><draw:object xlink:href="./Object 108" xlink:type="simple" xlink:show="embed" xlink:actuate="onLoad"/><draw:image xlink:href="./ObjectReplacements/Object 108" xlink:type="simple" xlink:show="embed" xlink:actuate="onLoad"/></draw:frame>, Ferguson et al., 2011), then the Likelihood Method could be applicable even if the post-mortality <text:soft-page-break/>distribution was well fitted by a negative binomial.</text:p>
      <text:p text:style-name="P15">If one has evidence that the pre-mortality is not a negative binomial, the generality of our method easily allows another distribution to be specified for <draw:frame draw:style-name="fr2" draw:name="Object109" text:anchor-type="as-char" svg:width="0.628in" svg:height="0.2008in" draw:z-index="105"><draw:object xlink:href="./Object 109" xlink:type="simple" xlink:show="embed" xlink:actuate="onLoad"/><draw:image xlink:href="./ObjectReplacements/Object 109" xlink:type="simple" xlink:show="embed" xlink:actuate="onLoad"/></draw:frame>. For example, one could use the resulting stationary host-parasite distribution from a stochastic host-parasite model without PIHM (Anderson and Gordon, 1982) to specify the form of <draw:frame draw:style-name="fr2" draw:name="Object110" text:anchor-type="as-char" svg:width="0.628in" svg:height="0.2008in" draw:z-index="106"><draw:object xlink:href="./Object 110" xlink:type="simple" xlink:show="embed" xlink:actuate="onLoad"/><draw:image xlink:href="./ObjectReplacements/Object 110" xlink:type="simple" xlink:show="embed" xlink:actuate="onLoad"/></draw:frame> and then apply the techniques discussed in this paper to detect PIHM. The general requirement for the Likelihood Method to detect PIHM in a stochastic host-parasite process is that the stationary distribution of the process with mortality is significantly different from the stationary distribution without mortality. It is widely recognized that PIHM decreases the aggregation of host-parasite distributions relative to those without mortality (Barbour and Pugliese, 2000), suggesting that the Likelihood Method could be generally applicable to host-parasite systems that follow the assumptions of many stochastic host-parasite models. This is an intriguing area for further research.</text:p>
      <text:p text:style-name="P15">If the Likelihood Method is applicable and the truncation of the negative binomial distribution is detected, one must be aware that the truncation pattern may be caused by other processes such as within-host density dependence, age-dependent variation in host resistance and/or heterogeneous infection rates (Anderson and Gordon, 1982; Rousset et al., 1996; McCallum, 2000). This means that in the event that PIHM is detected, it may actually not be the result of PIHM. Moreover, if host mortality depends on parasite intensity and additional variables (e.g. host sex, host size), failure to identify these important confounding variables could significantly affect the ability of these methods to correctly identify PIHM. However, both of these issues – inferring process from pattern and confounding variables – are well-recognized limitations of most statistical inference and are addressed via judicious model specification and selection (Seber and Lee, 2003).</text:p>
      <text:p text:style-name="P15">As suggested by Lester (1984), these methods for estimating PIHM can provide preliminary insight into whether or not PIHM deserves further exploration. However, we stress that these methods are an exploratory tool for assessing the role of PIHM in a system, and potential users should critically evaluate whether they think they have a large enough sample size and an appropriate host survival function/post-mortality distribution for the methods developed in this paper to be applicable. Even if they are applicable, inferring PIHM from distributional data is no <text:soft-page-break/>substitute for field experiments and an in-depth understanding of the natural history of the host-parasite system under consideration.</text:p>
      <text:p text:style-name="P16"/>
      <text:p text:style-name="P3">Acknowledgments</text:p>
      <text:p text:style-name="P17">We thank the Briggs Laboratory group, Kuris/Lafferty Laboratorygroup, Theoretical Ecology group at University of California, Santa Barbara (USA), and two anonymous reviewers for helpful feedback. MW was supported by a National Science Foundation, USA, Graduate Research Fellowship (Grant No. DGE 1144085) and the University of California Regents (USA). CB was supported by a National Institute of Health (USA) grant 1R01GM109499 from the Ecology of Infectious Disease program.</text:p>
      <text:p text:style-name="P13">References</text:p>
      <text:p text:style-name="Text_20_body"/>
      <text:p text:style-name="P18">Adjei, E.L., Barnes, A., Lester, R.J.G., 1986. A method for estimating possible parasite-related host mortality, illustrated using data from <text:span text:style-name="T6">Callitetrarhynchus gracilis</text:span> (Cestoda: Trypanorhyncha) in lizardfish (<text:span text:style-name="T6">Saurida</text:span> spp.). Parasitology. 92, 227 – 243.</text:p>
      <text:p text:style-name="P18"/>
      <text:p text:style-name="P18">Anderson, R.M., Gordon, D.M., 1982. Processes influencing the distribution of parasite numbers within host populations with special emphasis on parasite-induced host mortalities. Parasitology. 85, 373 – 398.</text:p>
      <text:p text:style-name="P18"/>
      <text:p text:style-name="P18">Anderson, R.M., May, R.M., 1978. Regulation and stability of host-parasite interactions: I. Regulatory processes. J. Anim. Ecol. 47, 219 – 247.</text:p>
      <text:p text:style-name="P18"/>
      <text:p text:style-name="P18">Barbour, A.D., Pugliese, A., 2000. On the variance-to-mean ratio in models of parasite distributions. Adv. Appl. Probab. 32, 701 – 719.</text:p>
      <text:p text:style-name="P18"/>
      <text:p text:style-name="P18">Benesh, D.P., 2011. Intensity-dependent host mortality: what can it tell us about larval growth strategies in complex life cycle helminths? Parasitology. 138, 913 – 925.</text:p>
      <text:p text:style-name="P18"/>
      <text:p text:style-name="P18">Bolker, B.M., 2008. Ecological Models and Data in R. Princeton University Press, Princeton, New Jersey.</text:p>
      <text:p text:style-name="P18"/>
      <text:p text:style-name="P18">Boswell, M.T., Patil, G.P., 1970. Chance mechanisms generating the negative binomial distributions, in: Patil, G.P. (Ed.), Random Counts in Scientific Work Vol. 1. Pennsylvania State University Press, USA.</text:p>
      <text:p text:style-name="P18"/>
      <text:p text:style-name="P18">Brooker, S., Bethony, J., Hotez, P.J., 2004. Human hookworm infection in the 21st century. Adv. Parasit. 58, 197 – 288.</text:p>
      <text:p text:style-name="P18"/>
      <text:p text:style-name="P18">Calabrese, J.M., Brunner, J.L., Ostfeld, R.S., 2011. Partitioning the aggregation of parasites on hosts into intrinsic and extrinsic components via an extended Poisson-gamma mixture model. PlOS One 6, e29215.</text:p>
      <text:p text:style-name="P18"><text:s/></text:p>
      <text:p text:style-name="P18">Collet, D., 2002. Modelling Binary Data. <text:s/>Chapman &amp; Hall, London, UK.</text:p>
      <text:p text:style-name="P18"/>
      <text:p text:style-name="P18">Cox, D.R., Donnelly, C.A., Bourne, F.J., Gettinby, G., McInerney, J.P., Morrison, W.I., Woodroffe, R., 2005. Simple model for tuberculosis in cattle and badgers. Proc. Natl. Acad. Sci.-Biol. 102, 17588 – 17593.</text:p>
      <text:p text:style-name="P18"/>
      <text:p text:style-name="P18">Coyne, M.J., Smith, G., McAllister, F.E., 1989. Mathematic model for the population biology of rabies in raccoons <text:soft-page-break/>in the mid-Atlantic states. Am. J. Vet. Res. 50, 2148 – 2154.</text:p>
      <text:p text:style-name="P18"/>
      <text:p text:style-name="P18">Crofton, H.D., 1971. A quantitative approach to parasitism. Parasitology. 62, 179 – 193.</text:p>
      <text:p text:style-name="P18"/>
      <text:p text:style-name="P18">De Castro, F., Bolker, B., 2005. Mechanisms of disease-induced extinction. Ecol. Lett. 8, 117 – 126.</text:p>
      <text:p text:style-name="P18"/>
      <text:p text:style-name="P18">Dobson, A.P., Hudson, P.J., 1992. Regulation and stability of a free-living host-parasite system: <text:span text:style-name="T6">Trichostrongylus tenuis</text:span> in red grouse. II. Population models. J. Anim. Ecol. 61, 487 – 498.</text:p>
      <text:p text:style-name="P18"/>
      <text:p text:style-name="P18">Duerr, H.P., Dietz, K., Eichner, M., 2003. On the interpretation of age–intensity profiles and dispersion patterns in parasitological surveys. Parasitology. 126, 87 – 101.</text:p>
      <text:p text:style-name="P18"/>
      <text:p text:style-name="P18">Ferguson, J.A., Koketsu, W., Ninomiya, I., Rossignol, P.A., Jacobson, K.C., Kent, M.L., 2011. Mortality of coho salmon (<text:span text:style-name="T6">Oncorhynchus kisutch</text:span>) associated with burdens of multiple parasite species. Int. J. Parasitol. 41, 1197 – 1205.</text:p>
      <text:p text:style-name="P18"/>
      <text:p text:style-name="P18">Isham, V., 1995. Stochastic models of host-macroparasite interaction. Ann. Appl. Probab. 5, 720 – 740.</text:p>
      <text:p text:style-name="P18"/>
      <text:p text:style-name="P18">Johnson, P.T.J., McKenzie, V.J., 2008. Effects of Environmental Change on Helminth Infections in Amphibians: Exploring the Emergence of <text:span text:style-name="T6">Ribeiroia</text:span> and <text:span text:style-name="T6">Echinostoma</text:span> Infections in North America., in: Fried, B., Toledo, R. (Eds.), The Biology of Echinostomes: From the Molecule to the Community. Springer, New York, USA pp. 249 – 280.</text:p>
      <text:p text:style-name="P18"/>
      <text:p text:style-name="P18">Joly, D.O., Messier, F., 2004. The distribution of <text:span text:style-name="T6">Echinococcus granulosus</text:span> in moose: Evidence for parasite-induced vulnerability to predation by wolves? Oecologia 140, 586 – 590.</text:p>
      <text:p text:style-name="P18"/>
      <text:p text:style-name="P18">Kendall, D.G., 1948. On the generalized “birth-and-death” processes. Ann. Math. Stat. 19, 1 – 15.</text:p>
      <text:p text:style-name="P18"/>
      <text:p text:style-name="P18">Kirk, R.S., 2003. The impact of <text:span text:style-name="T6">Anguillicola crassus</text:span> on European eels. Fisheries Manag. Ecol. 10, 385 – 394.</text:p>
      <text:p text:style-name="P18"/>
      <text:p text:style-name="P18">Lanciani, C.A., Boyett, J.M., 1989. Demonstrating parasitic water mite-induced mortality in natural host populations. Parasitology, 81, 465 – 475.</text:p>
      <text:p text:style-name="P18"/>
      <text:p text:style-name="P18">Langwig, K.E., Voyles, J., Wilber, M.Q., Frick, W.F., Murray, K.A., Bolker, B.M., Collins, J.P., Cheng, T.L., Fisher, M.C., Hoyt, J.R., Lindner, D.L., McCallum, H.I., Puschendorf, R., Rosenblum, E.B., Toothman, M., <text:soft-page-break/>Willis, C.K., Briggs, C.J., Kilpatrick, A.M., 2015. Context-dependent conservation responses to emerging wildlife diseases. Front. Ecol. Environ. 13, 195 – 202.</text:p>
      <text:p text:style-name="P18"/>
      <text:p text:style-name="P18">Lester, R.J.G., 1984. A review of methods for estimating mortality due to parasites in wild fish populations. Helgolander Meeresun. 37, 53 – 64.</text:p>
      <text:p text:style-name="P18"/>
      <text:p text:style-name="P18">Lester, R.J.G., 1977. An estimate of mortality in a population of <text:span text:style-name="T6">Perca flavescens</text:span> owing to the trematode <text:span text:style-name="T6">Diplostomum adamsi</text:span>. Can. J. Zoolog. 55, 288 – 292.</text:p>
      <text:p text:style-name="P18"/>
      <text:p text:style-name="P18">Logiudice, K., 2003. Trophically transmitted parasites and the conservation of small populations: raccoon roundworm and the imperiled allegheny woodrat. Conserv. Biol. 17, 258 – 266.</text:p>
      <text:p text:style-name="P18"/>
      <text:p text:style-name="P18">McCallum, H., 2012. Disease and the dynamics of extinction. Philos. T. R. Soc. B. 367, 2828 – 2839.</text:p>
      <text:p text:style-name="P18"/>
      <text:p text:style-name="P18">McCallum, H.I., 2000. Host-pathogen and host-parasite models, in: Lawton, J.H., Likens, G.E. (Eds.), Population Parameters: Estimation for Ecological Models. Blackwell Science Ltd., Oxford, UK <text:s/>pp. 284 – 312.</text:p>
      <text:p text:style-name="P18"/>
      <text:p text:style-name="P18">Roeber, F., Jex, A.R., Gasser, R.B., 2013. Impact of gastrointestinal parasitic nematodes of sheep, and the role of advanced molecular tools for exploring epidemiology and drug resistance - an Australian perspective. Parasites Vectors 6, 153.</text:p>
      <text:p text:style-name="P18"/>
      <text:p text:style-name="P18">Rousset, F., Thomas, F., Meeûs, T.D., Renaud, F., 1996. Inference of parasite-induced host mortality from distributions of parasite loads. Ecology 77, 2203 – 2211.</text:p>
      <text:p text:style-name="P18"/>
      <text:p text:style-name="P18">Royce, L.A., Rossignol, P., 1990. Epidemiology of honey bee parasites. Parasitol. Today. 6, 348 – 353.</text:p>
      <text:p text:style-name="P18"/>
      <text:p text:style-name="P18">Schotthoefer, A.M., Cole, R.A., Beasley, V.R., 2003. Relationship of tadpole stage to location of echinostome cercariae encystment and the consequences for tadpole survival. J. Parasitol. 89, 475 – 482.</text:p>
      <text:p text:style-name="P18"/>
      <text:p text:style-name="P18">Seber, G.A.F., Lee, A.J., 2003. Linear Regression Analysis. John Wiley; Sons, Inc, Hoboken, New Jersey, USA.</text:p>
      <text:p text:style-name="P18"/>
      <text:p text:style-name="P18">Shaw, D.J., Dobson, A.P., 1995. Patterns of macroparasite abundance and aggregation in wildlife populations: a quantitative review. Parasitology. 111, 111 – 133.</text:p>
      <text:p text:style-name="P18"/>
      <text:p text:style-name="P18">Shaw, D.J., Grenfell, B.T., Dobson, A.P., 1998. Patterns of macroparasite aggregation in wildlife host populations. <text:soft-page-break/>Parasitology. 117, 597 – 610.</text:p>
      <text:p text:style-name="P18"/>
      <text:p text:style-name="P18">Tillé, A., Lefèvre, C., Pastoret, P.P., Thiry, E., 1991. A mathematical model of rinderpest infection in cattle populations. Epidemiol. Infect. 107, 441 – 452.</text:p>
      <text:p text:style-name="P18"/>
      <text:p text:style-name="P18">Tompkins, D.M., Dobson, A.P., Arneberg, P., Begon, M., Cattadori, I.M., Greenman, J.V., Heesterbeek, J.A.P., Hudson, P.J., Newborn, D., Pugliese, A., Rizzoli, A.P., Rosa, R., Rosso, F., Wilson, K., 2002. Parasites and host population dynamics, in: Hudson, P.J., Rizzoli, A., Grenfell, B.T., Heessterbeck, H., Dobson, A.P. (Eds.), The Ecology of Wildlife Diseases. Oxford University Press, Oxford, UK, pp. 45 – 62.</text:p>
      <text:p text:style-name="P18"/>
      <text:p text:style-name="P18">Walther, B.A., Moore, J.L., 2005. The concepts of bias, precision and accuracy, and their use in testing the performance of species richness estimators, with a literature review of estimator performance. Ecography. 28, 815 – 829.</text:p>
      <text:p text:style-name="P18"/>
      <text:p text:style-name="P18">Wilson, K., Bjoernstad, O.N., Dobson, A.P., Merler, S., Poglayen, G., Read, A.F., Skorping, A., 2002. Heterogeneities in macroparasite infections: patterns and processes, in: Hudson, P.J., Rizzoli, A., Grenfell, B., Heesterbeek, H., Dobson, A. (Eds.), The Ecology of Wildlife Diseases. Oxford University Press, Oxford, UK, pp. 6 – 44.</text:p>
      <text:p text:style-name="P12">Figure Legends</text:p>
      <text:p text:style-name="P2"/>
      <text:p text:style-name="P1"><text:span text:style-name="T2">Fig. 1</text:span>. A schematic representation of the iterative approach of the Crofton Method. (A) The light gray shows the pre-mortality distribution that the Crofton Method is trying to estimate from the dark grey post-mortality distribution. The Crofton Method proceeds by truncating the post-mortality data at different levels (<draw:frame draw:style-name="fr2" draw:name="Object111" text:anchor-type="as-char" svg:width="0.1681in" svg:height="0.2098in" draw:z-index="107"><draw:object xlink:href="./Object 111" xlink:type="simple" xlink:show="embed" xlink:actuate="onLoad"/><draw:image xlink:href="./ObjectReplacements/Object 111" xlink:type="simple" xlink:show="embed" xlink:actuate="onLoad"/></draw:frame>, e.g. <draw:frame draw:style-name="fr2" draw:name="Object112" text:anchor-type="as-char" svg:width="0.7417in" svg:height="0.1846in" draw:z-index="108"><draw:object xlink:href="./Object 112" xlink:type="simple" xlink:show="embed" xlink:actuate="onLoad"/><draw:image xlink:href="./ObjectReplacements/Object 112" xlink:type="simple" xlink:show="embed" xlink:actuate="onLoad"/></draw:frame>) and finding the pre-mortality host population size (<draw:frame draw:style-name="fr2" draw:name="Object113" text:anchor-type="as-char" svg:width="0.2783in" svg:height="0.2098in" draw:z-index="109"><draw:object xlink:href="./Object 113" xlink:type="simple" xlink:show="embed" xlink:actuate="onLoad"/><draw:image xlink:href="./ObjectReplacements/Object 113" xlink:type="simple" xlink:show="embed" xlink:actuate="onLoad"/></draw:frame>), pre-mortality mean parasite intensity (<draw:frame draw:style-name="fr2" draw:name="Object114" text:anchor-type="as-char" svg:width="0.2366in" svg:height="0.2098in" draw:z-index="110"><draw:object xlink:href="./Object 114" xlink:type="simple" xlink:show="embed" xlink:actuate="onLoad"/><draw:image xlink:href="./ObjectReplacements/Object 114" xlink:type="simple" xlink:show="embed" xlink:actuate="onLoad"/></draw:frame>), and pre-mortality parasite aggregation (<draw:frame draw:style-name="fr2" draw:name="Object115" text:anchor-type="as-char" svg:width="0.2299in" svg:height="0.2098in" draw:z-index="111"><draw:object xlink:href="./Object 115" xlink:type="simple" xlink:show="embed" xlink:actuate="onLoad"/><draw:image xlink:href="./ObjectReplacements/Object 115" xlink:type="simple" xlink:show="embed" xlink:actuate="onLoad"/></draw:frame>) that best fit the truncated data. (B) The parameter <draw:frame draw:style-name="fr2" draw:name="Object116" text:anchor-type="as-char" svg:width="0.2783in" svg:height="0.2098in" draw:z-index="112"><draw:object xlink:href="./Object 116" xlink:type="simple" xlink:show="embed" xlink:actuate="onLoad"/><draw:image xlink:href="./ObjectReplacements/Object 116" xlink:type="simple" xlink:show="embed" xlink:actuate="onLoad"/></draw:frame> is then plotted against the truncation level <draw:frame draw:style-name="fr2" draw:name="Object117" text:anchor-type="as-char" svg:width="0.1681in" svg:height="0.2098in" draw:z-index="113"><draw:object xlink:href="./Object 117" xlink:type="simple" xlink:show="embed" xlink:actuate="onLoad"/><draw:image xlink:href="./ObjectReplacements/Object 117" xlink:type="simple" xlink:show="embed" xlink:actuate="onLoad"/></draw:frame> to determine if a “kink” occurs in the parameter values (Lester, 1984). This “kink” indicates that parasite-induced host mortality (PIHM) is occurring in the system. In the given example, PIHM is occurring in the system as visualized by the distinct “kink” at <draw:frame draw:style-name="fr2" draw:name="Object118" text:anchor-type="as-char" svg:width="0.1937in" svg:height="0.2098in" draw:z-index="114"><draw:object xlink:href="./Object 118" xlink:type="simple" xlink:show="embed" xlink:actuate="onLoad"/><draw:image xlink:href="./ObjectReplacements/Object 118" xlink:type="simple" xlink:show="embed" xlink:actuate="onLoad"/></draw:frame>.</text:p>
      <text:p text:style-name="P1"/>
      <text:p text:style-name="P1"><text:span text:style-name="T2">Fig. 2</text:span>. The simulation results comparing the power and the Type I error of the Adjei Method and the Likelihood Method across a range of different sample sizes. (A) Five potential shapes for host-survival functions are shown. In the simulations we used a gradual survival function (dotted line), a moderate survival function (dashed line), and a steep survival function (solid line). The linear and immediate survival functions represent two potential extremes that we do not include in the simulations. For each of these survival functions and <text:s/>various parameter combinations , we tested the Type I error and power of the Likelihood (Like.) Method and Adjei Method. (B) The simulation gives the Type I error of each method over a range of pre-mortality sample sizes with a pre-mortality mean parasite intensity (<draw:frame draw:style-name="fr2" draw:name="Object119" text:anchor-type="as-char" svg:width="0.2366in" svg:height="0.2098in" draw:z-index="115"><draw:object xlink:href="./Object 119" xlink:type="simple" xlink:show="embed" xlink:actuate="onLoad"/><draw:image xlink:href="./ObjectReplacements/Object 119" xlink:type="simple" xlink:show="embed" xlink:actuate="onLoad"/></draw:frame>) of 50 and pre-mortality parasite aggregation (<draw:frame draw:style-name="fr2" draw:name="Object120" text:anchor-type="as-char" svg:width="0.2299in" svg:height="0.2098in" draw:z-index="116"><draw:object xlink:href="./Object 120" xlink:type="simple" xlink:show="embed" xlink:actuate="onLoad"/><draw:image xlink:href="./ObjectReplacements/Object 120" xlink:type="simple" xlink:show="embed" xlink:actuate="onLoad"/></draw:frame>) at 0.5. The thin, dashed grey line <text:s/>shows the pre-set significance level of 0.05. (C) The simulation gives the power of each method for detecting parasite-induced host mortality (PIHM) over a range of post-mortality sample sizes for <draw:frame draw:style-name="fr2" draw:name="Object121" text:anchor-type="as-char" svg:width="0.5445in" svg:height="0.2098in" draw:z-index="117"><draw:object xlink:href="./Object 121" xlink:type="simple" xlink:show="embed" xlink:actuate="onLoad"/><draw:image xlink:href="./ObjectReplacements/Object 121" xlink:type="simple" xlink:show="embed" xlink:actuate="onLoad"/></draw:frame> and <draw:frame draw:style-name="fr2" draw:name="Object122" text:anchor-type="as-char" svg:width="0.6165in" svg:height="0.2098in" draw:z-index="118"><draw:object xlink:href="./Object 122" xlink:type="simple" xlink:show="embed" xlink:actuate="onLoad"/><draw:image xlink:href="./ObjectReplacements/Object 122" xlink:type="simple" xlink:show="embed" xlink:actuate="onLoad"/></draw:frame>. In general, the Likelihood Method has higher power and lower Type I error than the Adjei Method. (See Supplementary Figs. S1 - S3 for Type I error and power results for all parameter combinations.)</text:p>
      <text:p text:style-name="P1"><text:soft-page-break/></text:p>
      <text:p text:style-name="P1"><text:span text:style-name="T2">Fig. 3</text:span>. The power of the Likelihood Method (Like.) to detect parasite-induced host mortality (PIHM) for gradual, moderate and steep host survival functions when the <text:s/>parameters pre-mortality mean parasite intensity (<draw:frame draw:style-name="fr2" draw:name="Object123" text:anchor-type="as-char" svg:width="0.2366in" svg:height="0.2098in" draw:z-index="119"><draw:object xlink:href="./Object 123" xlink:type="simple" xlink:show="embed" xlink:actuate="onLoad"/><draw:image xlink:href="./ObjectReplacements/Object 123" xlink:type="simple" xlink:show="embed" xlink:actuate="onLoad"/></draw:frame>), pre-mortality parasite aggregation(<draw:frame draw:style-name="fr2" draw:name="Object124" text:anchor-type="as-char" svg:width="0.2299in" svg:height="0.2098in" draw:z-index="120"><draw:object xlink:href="./Object 124" xlink:type="simple" xlink:show="embed" xlink:actuate="onLoad"/><draw:image xlink:href="./ObjectReplacements/Object 124" xlink:type="simple" xlink:show="embed" xlink:actuate="onLoad"/></draw:frame>), <draw:frame draw:style-name="fr2" draw:name="Object125" text:anchor-type="as-char" svg:width="0.1681in" svg:height="0.1846in" draw:z-index="121"><draw:object xlink:href="./Object 125" xlink:type="simple" xlink:show="embed" xlink:actuate="onLoad"/><draw:image xlink:href="./ObjectReplacements/Object 125" xlink:type="simple" xlink:show="embed" xlink:actuate="onLoad"/></draw:frame> of the host survival function, and <draw:frame draw:style-name="fr2" draw:name="Object126" text:anchor-type="as-char" svg:width="0.1681in" svg:height="0.1846in" draw:z-index="122"><draw:object xlink:href="./Object 126" xlink:type="simple" xlink:show="embed" xlink:actuate="onLoad"/><draw:image xlink:href="./ObjectReplacements/Object 126" xlink:type="simple" xlink:show="embed" xlink:actuate="onLoad"/></draw:frame> of the host survival function were jointly estimated. The curves were generated from 500 simulations for 10 pre-mortality sample sizes, <draw:frame draw:style-name="fr2" draw:name="Object127" text:anchor-type="as-char" svg:width="0.2783in" svg:height="0.2098in" draw:z-index="123"><draw:object xlink:href="./Object 127" xlink:type="simple" xlink:show="embed" xlink:actuate="onLoad"/><draw:image xlink:href="./ObjectReplacements/Object 127" xlink:type="simple" xlink:show="embed" xlink:actuate="onLoad"/></draw:frame>. The vertical lines indicate the sample size at which the power for the Likelihood Method with steep and moderate survival functions is 0.8 (75 hosts for steep functions and 408 for moderate functions). The Likelihood Method with a gradual survival function never has a power above 0.8.</text:p>
      <text:p text:style-name="P1"/>
      <text:p text:style-name="P1"><text:span text:style-name="T2">Fig. 4</text:span>. Bias (absolute value of the standardized bias) and precision (coefficient of variation) for the Likelihood Method (Like.) and Adjei Method estimates of the <draw:frame draw:style-name="fr2" draw:name="Object128" text:anchor-type="as-char" svg:width="0.1681in" svg:height="0.1846in" draw:z-index="124"><draw:object xlink:href="./Object 128" xlink:type="simple" xlink:show="embed" xlink:actuate="onLoad"/><draw:image xlink:href="./ObjectReplacements/Object 128" xlink:type="simple" xlink:show="embed" xlink:actuate="onLoad"/></draw:frame> parameter of the host survival function and the <draw:frame draw:style-name="fr2" draw:name="Object129" text:anchor-type="as-char" svg:width="0.4366in" svg:height="0.2098in" draw:z-index="125"><draw:object xlink:href="./Object 129" xlink:type="simple" xlink:show="embed" xlink:actuate="onLoad"/><draw:image xlink:href="./ObjectReplacements/Object 129" xlink:type="simple" xlink:show="embed" xlink:actuate="onLoad"/></draw:frame> of the host survival function based on simulated parasite-induced host mortality (PIHM) data over a range of post-mortality sample sizes. As the coefficient of variation increases, precision decreases. The pre-mortality parameters for this simulation were pre-mortality mean parasite intensity (<draw:frame draw:style-name="fr2" draw:name="Object130" text:anchor-type="as-char" svg:width="0.2366in" svg:height="0.2098in" draw:z-index="126"><draw:object xlink:href="./Object 130" xlink:type="simple" xlink:show="embed" xlink:actuate="onLoad"/><draw:image xlink:href="./ObjectReplacements/Object 130" xlink:type="simple" xlink:show="embed" xlink:actuate="onLoad"/></draw:frame>) equal to 50 and pre-mortality parasite aggregation (<draw:frame draw:style-name="fr2" draw:name="Object131" text:anchor-type="as-char" svg:width="0.2299in" svg:height="0.2098in" draw:z-index="127"><draw:object xlink:href="./Object 131" xlink:type="simple" xlink:show="embed" xlink:actuate="onLoad"/><draw:image xlink:href="./ObjectReplacements/Object 131" xlink:type="simple" xlink:show="embed" xlink:actuate="onLoad"/></draw:frame>) equal to 0.5. The figure shows the simulations for three different host survival functions (gradual, moderate and steep), each with the same <draw:frame draw:style-name="fr2" draw:name="Object132" text:anchor-type="as-char" svg:width="0.4366in" svg:height="0.2098in" draw:z-index="128"><draw:object xlink:href="./Object 132" xlink:type="simple" xlink:show="embed" xlink:actuate="onLoad"/><draw:image xlink:href="./ObjectReplacements/Object 132" xlink:type="simple" xlink:show="embed" xlink:actuate="onLoad"/></draw:frame>. Bias and precision results of <draw:frame draw:style-name="fr2" draw:name="Object133" text:anchor-type="as-char" svg:width="0.4366in" svg:height="0.2098in" draw:z-index="129"><draw:object xlink:href="./Object 133" xlink:type="simple" xlink:show="embed" xlink:actuate="onLoad"/><draw:image xlink:href="./ObjectReplacements/Object 133" xlink:type="simple" xlink:show="embed" xlink:actuate="onLoad"/></draw:frame> and <draw:frame draw:style-name="fr2" draw:name="Object134" text:anchor-type="as-char" svg:width="0.1681in" svg:height="0.1846in" draw:z-index="130"><draw:object xlink:href="./Object 134" xlink:type="simple" xlink:show="embed" xlink:actuate="onLoad"/><draw:image xlink:href="./ObjectReplacements/Object 134" xlink:type="simple" xlink:show="embed" xlink:actuate="onLoad"/></draw:frame> for all other parameter combinations can be found in Supplementary Figs. S4 - S9.</text:p>
      <text:p text:style-name="P1"/>
      <text:p text:style-name="P4">Supplementary Figure legends</text:p>
      <text:p text:style-name="P1"/>
      <text:p text:style-name="P1"><text:span text:style-name="T2">Supplementary Fig. S1</text:span>. The type I error rate and the power of the Likelihood Method (Like.; black lines) and the <text:soft-page-break/>Adjei Method (green lines) when the pre-mortality mean parasite intensity (<draw:frame draw:style-name="fr2" draw:name="Object135" text:anchor-type="as-char" svg:width="0.2366in" svg:height="0.2098in" draw:z-index="131"><draw:object xlink:href="./Object 135" xlink:type="simple" xlink:show="embed" xlink:actuate="onLoad"/><draw:image xlink:href="./ObjectReplacements/Object 135" xlink:type="simple" xlink:show="embed" xlink:actuate="onLoad"/></draw:frame>) is 10 for various shapes of the host survival function and levels of pre-mortality parasite aggregation (<draw:frame draw:style-name="fr2" draw:name="Object136" text:anchor-type="as-char" svg:width="0.2299in" svg:height="0.2098in" draw:z-index="132"><draw:object xlink:href="./Object 136" xlink:type="simple" xlink:show="embed" xlink:actuate="onLoad"/><draw:image xlink:href="./ObjectReplacements/Object 136" xlink:type="simple" xlink:show="embed" xlink:actuate="onLoad"/></draw:frame>). The first column gives the type I error rate of each method for falsely detecting parasite-induced host mortality (PIHM) when none is present. The red line gives the pre-set type I error rate of <draw:frame draw:style-name="fr2" draw:name="Object137" text:anchor-type="as-char" svg:width="0.6535in" svg:height="0.1846in" draw:z-index="133"><draw:object xlink:href="./Object 137" xlink:type="simple" xlink:show="embed" xlink:actuate="onLoad"/><draw:image xlink:href="./ObjectReplacements/Object 137" xlink:type="simple" xlink:show="embed" xlink:actuate="onLoad"/></draw:frame>. The second column gives the power of a given method to detect PIHM when it is actually occurring.</text:p>
      <text:p text:style-name="P1"/>
      <text:p text:style-name="P1"><text:span text:style-name="T2">Supplementary Fig. S2</text:span>. The type I error rate and the power of the Likelihood Method (Like.; black lines) and the Adjei Method (green lines) when the pre-mortality mean parasite intensity (<draw:frame draw:style-name="fr2" draw:name="Object138" text:anchor-type="as-char" svg:width="0.2366in" svg:height="0.2098in" draw:z-index="134"><draw:object xlink:href="./Object 138" xlink:type="simple" xlink:show="embed" xlink:actuate="onLoad"/><draw:image xlink:href="./ObjectReplacements/Object 138" xlink:type="simple" xlink:show="embed" xlink:actuate="onLoad"/></draw:frame>) is 50 for various shapes of the host survival function and levels of pre-mortality parasite aggregation (<draw:frame draw:style-name="fr2" draw:name="Object139" text:anchor-type="as-char" svg:width="0.2299in" svg:height="0.2098in" draw:z-index="135"><draw:object xlink:href="./Object 139" xlink:type="simple" xlink:show="embed" xlink:actuate="onLoad"/><draw:image xlink:href="./ObjectReplacements/Object 139" xlink:type="simple" xlink:show="embed" xlink:actuate="onLoad"/></draw:frame>). The first column gives the type I error rate of each method for falsely detecting parasite-induced host mortality (PIHM) when none is present. The red line gives the pre-set type I error rate of <draw:frame draw:style-name="fr2" draw:name="Object140" text:anchor-type="as-char" svg:width="0.6535in" svg:height="0.1846in" draw:z-index="136"><draw:object xlink:href="./Object 140" xlink:type="simple" xlink:show="embed" xlink:actuate="onLoad"/><draw:image xlink:href="./ObjectReplacements/Object 140" xlink:type="simple" xlink:show="embed" xlink:actuate="onLoad"/></draw:frame>. The second column gives the power of a given method to detect PIHM when it is actually occurring.</text:p>
      <text:p text:style-name="P1"/>
      <text:p text:style-name="P1"><text:span text:style-name="T2">Supplementary Fig. S3</text:span>. The type I error rate and the power of the Likelihood Method (Like.; black lines) and the Adjei Method (green lines) when the pre-mortality mean parasite intensity (<draw:frame draw:style-name="fr2" draw:name="Object141" text:anchor-type="as-char" svg:width="0.2366in" svg:height="0.2098in" draw:z-index="137"><draw:object xlink:href="./Object 141" xlink:type="simple" xlink:show="embed" xlink:actuate="onLoad"/><draw:image xlink:href="./ObjectReplacements/Object 141" xlink:type="simple" xlink:show="embed" xlink:actuate="onLoad"/></draw:frame>) is 100 for various shapes of the host survival function and levels of pre-mortality parasite aggregation (<draw:frame draw:style-name="fr2" draw:name="Object142" text:anchor-type="as-char" svg:width="0.2299in" svg:height="0.2098in" draw:z-index="138"><draw:object xlink:href="./Object 142" xlink:type="simple" xlink:show="embed" xlink:actuate="onLoad"/><draw:image xlink:href="./ObjectReplacements/Object 142" xlink:type="simple" xlink:show="embed" xlink:actuate="onLoad"/></draw:frame>). The first column gives the type I error rate of each method for falsely detecting parasite-induced host mortality (PIHM) when none is present. The red line gives the pre-set type I error rate of <draw:frame draw:style-name="fr2" draw:name="Object143" text:anchor-type="as-char" svg:width="0.6535in" svg:height="0.1846in" draw:z-index="139"><draw:object xlink:href="./Object 143" xlink:type="simple" xlink:show="embed" xlink:actuate="onLoad"/><draw:image xlink:href="./ObjectReplacements/Object 143" xlink:type="simple" xlink:show="embed" xlink:actuate="onLoad"/></draw:frame>. The second column gives the power of a given method to detect PIHM when it is actually occurring.</text:p>
      <text:p text:style-name="P1"/>
      <text:p text:style-name="P1"><text:span text:style-name="T2">Supplementary Fig. S4</text:span>. The bias (absolute value of <text:span text:style-name="T15">the</text:span> standardized bias) and the precision of the Likelihood <text:soft-page-break/>Method (Like.; black lines) and the Adjei Method (green lines) when the pre-mortality mean parasite intensity (<draw:frame draw:style-name="fr2" draw:name="Object144" text:anchor-type="as-char" svg:width="0.2366in" svg:height="0.2098in" draw:z-index="140"><draw:object xlink:href="./Object 144" xlink:type="simple" xlink:show="embed" xlink:actuate="onLoad"/><draw:image xlink:href="./ObjectReplacements/Object 144" xlink:type="simple" xlink:show="embed" xlink:actuate="onLoad"/></draw:frame>) is 10 for various shapes of the host survival function and levels of pre-mortatlity parasite aggregation (<draw:frame draw:style-name="fr2" draw:name="Object145" text:anchor-type="as-char" svg:width="0.2299in" svg:height="0.2098in" draw:z-index="141"><draw:object xlink:href="./Object 145" xlink:type="simple" xlink:show="embed" xlink:actuate="onLoad"/><draw:image xlink:href="./ObjectReplacements/Object 145" xlink:type="simple" xlink:show="embed" xlink:actuate="onLoad"/></draw:frame>) when estimating the <draw:frame draw:style-name="fr2" draw:name="Object146" text:anchor-type="as-char" svg:width="0.4366in" svg:height="0.2098in" draw:z-index="142"><draw:object xlink:href="./Object 146" xlink:type="simple" xlink:show="embed" xlink:actuate="onLoad"/><draw:image xlink:href="./ObjectReplacements/Object 146" xlink:type="simple" xlink:show="embed" xlink:actuate="onLoad"/></draw:frame> of the host survival function. The first column gives the bias of the <text:s/><draw:frame draw:style-name="fr2" draw:name="Object147" text:anchor-type="as-char" svg:width="0.4366in" svg:height="0.2098in" draw:z-index="143"><draw:object xlink:href="./Object 147" xlink:type="simple" xlink:show="embed" xlink:actuate="onLoad"/><draw:image xlink:href="./ObjectReplacements/Object 147" xlink:type="simple" xlink:show="embed" xlink:actuate="onLoad"/></draw:frame> estimate over 150 simulations for each method. The second column gives the precision of the <draw:frame draw:style-name="fr2" draw:name="Object148" text:anchor-type="as-char" svg:width="0.4366in" svg:height="0.2098in" draw:z-index="144"><draw:object xlink:href="./Object 148" xlink:type="simple" xlink:show="embed" xlink:actuate="onLoad"/><draw:image xlink:href="./ObjectReplacements/Object 148" xlink:type="simple" xlink:show="embed" xlink:actuate="onLoad"/></draw:frame> estimate over 150 simulations for each method.</text:p>
      <text:p text:style-name="P1"/>
      <text:p text:style-name="P1"><text:span text:style-name="T2">Supplementary Fig. S5</text:span>. The bias (absolute value of <text:span text:style-name="T15">the</text:span> standardized bias) and the precision of the Likelihood Method (Like.; black lines) and the Adjei Method (green lines) when the pre-mortality mean parasite intensity (<draw:frame draw:style-name="fr2" draw:name="Object149" text:anchor-type="as-char" svg:width="0.2366in" svg:height="0.2098in" draw:z-index="145"><draw:object xlink:href="./Object 149" xlink:type="simple" xlink:show="embed" xlink:actuate="onLoad"/><draw:image xlink:href="./ObjectReplacements/Object 149" xlink:type="simple" xlink:show="embed" xlink:actuate="onLoad"/></draw:frame>) is 50 <text:s/>for various shapes of the host survival function and levels of pre-mortality parasite aggregation (<draw:frame draw:style-name="fr2" draw:name="Object150" text:anchor-type="as-char" svg:width="0.2299in" svg:height="0.2098in" draw:z-index="146"><draw:object xlink:href="./Object 150" xlink:type="simple" xlink:show="embed" xlink:actuate="onLoad"/><draw:image xlink:href="./ObjectReplacements/Object 150" xlink:type="simple" xlink:show="embed" xlink:actuate="onLoad"/></draw:frame>) when estimating the <draw:frame draw:style-name="fr2" draw:name="Object151" text:anchor-type="as-char" svg:width="0.4366in" svg:height="0.2098in" draw:z-index="147"><draw:object xlink:href="./Object 151" xlink:type="simple" xlink:show="embed" xlink:actuate="onLoad"/><draw:image xlink:href="./ObjectReplacements/Object 151" xlink:type="simple" xlink:show="embed" xlink:actuate="onLoad"/></draw:frame> of the host survival function. The first column gives the bias of the <draw:frame draw:style-name="fr2" draw:name="Object152" text:anchor-type="as-char" svg:width="0.4366in" svg:height="0.2098in" draw:z-index="148"><draw:object xlink:href="./Object 152" xlink:type="simple" xlink:show="embed" xlink:actuate="onLoad"/><draw:image xlink:href="./ObjectReplacements/Object 152" xlink:type="simple" xlink:show="embed" xlink:actuate="onLoad"/></draw:frame> estimate over 150 simulations for each method. The second column gives the precision of the <draw:frame draw:style-name="fr2" draw:name="Object153" text:anchor-type="as-char" svg:width="0.4366in" svg:height="0.2098in" draw:z-index="149"><draw:object xlink:href="./Object 153" xlink:type="simple" xlink:show="embed" xlink:actuate="onLoad"/><draw:image xlink:href="./ObjectReplacements/Object 153" xlink:type="simple" xlink:show="embed" xlink:actuate="onLoad"/></draw:frame> estimate over 150 simulations for each method.</text:p>
      <text:p text:style-name="P1"/>
      <text:p text:style-name="P1"><text:span text:style-name="T2">Supplementary Fig. S6</text:span>. The bias (absolute value of <text:span text:style-name="T15">the</text:span> standardized bias) and the precision of the Likelihood Method (Like.; black lines) and the Adjei Method (green lines) when the pre-mortality mean parasite intensity (<draw:frame draw:style-name="fr2" draw:name="Object154" text:anchor-type="as-char" svg:width="0.2366in" svg:height="0.2098in" draw:z-index="150"><draw:object xlink:href="./Object 154" xlink:type="simple" xlink:show="embed" xlink:actuate="onLoad"/><draw:image xlink:href="./ObjectReplacements/Object 154" xlink:type="simple" xlink:show="embed" xlink:actuate="onLoad"/></draw:frame>) is 100 <text:s/>for various shapes of the host survival function and levels of pre-mortality parasite aggregation (<draw:frame draw:style-name="fr2" draw:name="Object155" text:anchor-type="as-char" svg:width="0.2299in" svg:height="0.2098in" draw:z-index="151"><draw:object xlink:href="./Object 155" xlink:type="simple" xlink:show="embed" xlink:actuate="onLoad"/><draw:image xlink:href="./ObjectReplacements/Object 155" xlink:type="simple" xlink:show="embed" xlink:actuate="onLoad"/></draw:frame>) when estimating the <draw:frame draw:style-name="fr2" draw:name="Object156" text:anchor-type="as-char" svg:width="0.4366in" svg:height="0.2098in" draw:z-index="152"><draw:object xlink:href="./Object 156" xlink:type="simple" xlink:show="embed" xlink:actuate="onLoad"/><draw:image xlink:href="./ObjectReplacements/Object 156" xlink:type="simple" xlink:show="embed" xlink:actuate="onLoad"/></draw:frame> of the host survival function. The first column gives the bias of the <text:s/><draw:frame draw:style-name="fr2" draw:name="Object157" text:anchor-type="as-char" svg:width="0.4366in" svg:height="0.2098in" draw:z-index="153"><draw:object xlink:href="./Object 157" xlink:type="simple" xlink:show="embed" xlink:actuate="onLoad"/><draw:image xlink:href="./ObjectReplacements/Object 157" xlink:type="simple" xlink:show="embed" xlink:actuate="onLoad"/></draw:frame> estimate over 150 simulations for each method. The second column gives the precision of the <draw:frame draw:style-name="fr2" draw:name="Object158" text:anchor-type="as-char" svg:width="0.4366in" svg:height="0.2098in" draw:z-index="154"><draw:object xlink:href="./Object 158" xlink:type="simple" xlink:show="embed" xlink:actuate="onLoad"/><draw:image xlink:href="./ObjectReplacements/Object 158" xlink:type="simple" xlink:show="embed" xlink:actuate="onLoad"/></draw:frame> estimate over 150 simulations for each method.</text:p>
      <text:p text:style-name="P1"><text:soft-page-break/></text:p>
      <text:p text:style-name="P1"><text:span text:style-name="T2">Supplementary Fig. S7</text:span>. The bias (absolute value of <text:span text:style-name="T15">the</text:span> standardized bias) and the precision of the Likelihood Method (Like.; black lines) and the Adjei Method (green lines) when the pre-mortality mean parasite intensity (<draw:frame draw:style-name="fr2" draw:name="Object159" text:anchor-type="as-char" svg:width="0.2366in" svg:height="0.2098in" draw:z-index="155"><draw:object xlink:href="./Object 159" xlink:type="simple" xlink:show="embed" xlink:actuate="onLoad"/><draw:image xlink:href="./ObjectReplacements/Object 159" xlink:type="simple" xlink:show="embed" xlink:actuate="onLoad"/></draw:frame>) is 10 for various shapes of the host survival function and levels of pre-mortality parasite aggregation (<draw:frame draw:style-name="fr2" draw:name="Object160" text:anchor-type="as-char" svg:width="0.2299in" svg:height="0.2098in" draw:z-index="156"><draw:object xlink:href="./Object 160" xlink:type="simple" xlink:show="embed" xlink:actuate="onLoad"/><draw:image xlink:href="./ObjectReplacements/Object 160" xlink:type="simple" xlink:show="embed" xlink:actuate="onLoad"/></draw:frame>) when estimating the <draw:frame draw:style-name="fr2" draw:name="Object161" text:anchor-type="as-char" svg:width="0.1681in" svg:height="0.1846in" draw:z-index="157"><draw:object xlink:href="./Object 161" xlink:type="simple" xlink:show="embed" xlink:actuate="onLoad"/><draw:image xlink:href="./ObjectReplacements/Object 161" xlink:type="simple" xlink:show="embed" xlink:actuate="onLoad"/></draw:frame> parameter of the host survival function. The first column gives the bias of the <draw:frame draw:style-name="fr2" draw:name="Object162" text:anchor-type="as-char" svg:width="0.1681in" svg:height="0.1846in" draw:z-index="158"><draw:object xlink:href="./Object 162" xlink:type="simple" xlink:show="embed" xlink:actuate="onLoad"/><draw:image xlink:href="./ObjectReplacements/Object 162" xlink:type="simple" xlink:show="embed" xlink:actuate="onLoad"/></draw:frame> estimate over 150 simulations for each method. The second column gives the precision of the <draw:frame draw:style-name="fr2" draw:name="Object163" text:anchor-type="as-char" svg:width="0.1681in" svg:height="0.1846in" draw:z-index="159"><draw:object xlink:href="./Object 163" xlink:type="simple" xlink:show="embed" xlink:actuate="onLoad"/><draw:image xlink:href="./ObjectReplacements/Object 163" xlink:type="simple" xlink:show="embed" xlink:actuate="onLoad"/></draw:frame> estimate over 150 simulations for each method.</text:p>
      <text:p text:style-name="P1"/>
      <text:p text:style-name="P1"><text:span text:style-name="T2">Supplementary Fig. S8</text:span>. The bias (absolute value of <text:span text:style-name="T15">the</text:span> standardized bias) and the precision of the Likelihood Method (Like.; black lines) and the Adjei Method (green lines) when the pre-mortality mean parasite intensity (<draw:frame draw:style-name="fr2" draw:name="Object164" text:anchor-type="as-char" svg:width="0.2366in" svg:height="0.2098in" draw:z-index="160"><draw:object xlink:href="./Object 164" xlink:type="simple" xlink:show="embed" xlink:actuate="onLoad"/><draw:image xlink:href="./ObjectReplacements/Object 164" xlink:type="simple" xlink:show="embed" xlink:actuate="onLoad"/></draw:frame>) is 50 for various shapes of the host survival function and levels of pre-mortality parasite aggregation (<draw:frame draw:style-name="fr2" draw:name="Object165" text:anchor-type="as-char" svg:width="0.2299in" svg:height="0.2098in" draw:z-index="161"><draw:object xlink:href="./Object 165" xlink:type="simple" xlink:show="embed" xlink:actuate="onLoad"/><draw:image xlink:href="./ObjectReplacements/Object 165" xlink:type="simple" xlink:show="embed" xlink:actuate="onLoad"/></draw:frame>) when estimating the <draw:frame draw:style-name="fr2" draw:name="Object166" text:anchor-type="as-char" svg:width="0.1681in" svg:height="0.1846in" draw:z-index="162"><draw:object xlink:href="./Object 166" xlink:type="simple" xlink:show="embed" xlink:actuate="onLoad"/><draw:image xlink:href="./ObjectReplacements/Object 166" xlink:type="simple" xlink:show="embed" xlink:actuate="onLoad"/></draw:frame> parameter of the host survival function. The first column gives the bias of the <draw:frame draw:style-name="fr2" draw:name="Object167" text:anchor-type="as-char" svg:width="0.1681in" svg:height="0.1846in" draw:z-index="163"><draw:object xlink:href="./Object 167" xlink:type="simple" xlink:show="embed" xlink:actuate="onLoad"/><draw:image xlink:href="./ObjectReplacements/Object 167" xlink:type="simple" xlink:show="embed" xlink:actuate="onLoad"/></draw:frame> estimate over 150 simulations for each method. The second column gives the precision of the <draw:frame draw:style-name="fr2" draw:name="Object168" text:anchor-type="as-char" svg:width="0.1681in" svg:height="0.1846in" draw:z-index="164"><draw:object xlink:href="./Object 168" xlink:type="simple" xlink:show="embed" xlink:actuate="onLoad"/><draw:image xlink:href="./ObjectReplacements/Object 168" xlink:type="simple" xlink:show="embed" xlink:actuate="onLoad"/></draw:frame> estimate over 150 simulations for each method.</text:p>
      <text:p text:style-name="P1"/>
      <text:p text:style-name="P1"><text:span text:style-name="T2">Supplementary Fig. S9</text:span>. The bias (absolute value of <text:span text:style-name="T15">the</text:span> standardized bias) and the precision of the Likelihood Method (Like.; black lines) and the Adjei Method (green lines) when the pre-mortality mean parasite intensity (<draw:frame draw:style-name="fr2" draw:name="Object169" text:anchor-type="as-char" svg:width="0.2366in" svg:height="0.2098in" draw:z-index="165"><draw:object xlink:href="./Object 169" xlink:type="simple" xlink:show="embed" xlink:actuate="onLoad"/><draw:image xlink:href="./ObjectReplacements/Object 169" xlink:type="simple" xlink:show="embed" xlink:actuate="onLoad"/></draw:frame>) is 100 for various shapes of the host survival function and levels of pre-mortality parasite aggregation (<draw:frame draw:style-name="fr2" draw:name="Object170" text:anchor-type="as-char" svg:width="0.2299in" svg:height="0.2098in" draw:z-index="166"><draw:object xlink:href="./Object 170" xlink:type="simple" xlink:show="embed" xlink:actuate="onLoad"/><draw:image xlink:href="./ObjectReplacements/Object 170" xlink:type="simple" xlink:show="embed" xlink:actuate="onLoad"/></draw:frame>) when estimating the <draw:frame draw:style-name="fr2" draw:name="Object171" text:anchor-type="as-char" svg:width="0.1681in" svg:height="0.1846in" draw:z-index="167"><draw:object xlink:href="./Object 171" xlink:type="simple" xlink:show="embed" xlink:actuate="onLoad"/><draw:image xlink:href="./ObjectReplacements/Object 171" xlink:type="simple" xlink:show="embed" xlink:actuate="onLoad"/></draw:frame> parameter of the host survival function. The first column gives the bias of the <draw:frame draw:style-name="fr2" draw:name="Object172" text:anchor-type="as-char" svg:width="0.1681in" svg:height="0.1846in" draw:z-index="168"><draw:object xlink:href="./Object 172" xlink:type="simple" xlink:show="embed" xlink:actuate="onLoad"/><draw:image xlink:href="./ObjectReplacements/Object 172" xlink:type="simple" xlink:show="embed" xlink:actuate="onLoad"/></draw:frame> estimate over 150 simulations for each method. The second column gives the precision of the <draw:frame draw:style-name="fr2" draw:name="Object173" text:anchor-type="as-char" svg:width="0.1681in" svg:height="0.1846in" draw:z-index="169"><draw:object xlink:href="./Object 173" xlink:type="simple" xlink:show="embed" xlink:actuate="onLoad"/><draw:image xlink:href="./ObjectReplacements/Object 173" xlink:type="simple" xlink:show="embed" xlink:actuate="onLoad"/></draw:frame> estimate over 150 simulations <text:soft-page-break/>for each method.</text:p>
      <text:p text:style-name="P1"/>
      <text:p text:style-name="P1"><text:span text:style-name="T2">Supplementary Fig. S10</text:span>. A comparison of the implementation (solid lines, circles) of the Crofton Method in the current paper with the results given in Crofton (1971) (dashed lines, diamonds). (A) Comparison of the predicted number of hosts in a population pre-mortality (<draw:frame draw:style-name="fr2" draw:name="Object174" text:anchor-type="as-char" svg:width="0.2783in" svg:height="0.2098in" draw:z-index="170"><draw:object xlink:href="./Object 174" xlink:type="simple" xlink:show="embed" xlink:actuate="onLoad"/><draw:image xlink:href="./ObjectReplacements/Object 174" xlink:type="simple" xlink:show="embed" xlink:actuate="onLoad"/></draw:frame>). (B) Comparison of the predicted parasite aggregation pre-mortality (<draw:frame draw:style-name="fr2" draw:name="Object175" text:anchor-type="as-char" svg:width="0.2299in" svg:height="0.2098in" draw:z-index="171"><draw:object xlink:href="./Object 175" xlink:type="simple" xlink:show="embed" xlink:actuate="onLoad"/><draw:image xlink:href="./ObjectReplacements/Object 175" xlink:type="simple" xlink:show="embed" xlink:actuate="onLoad"/></draw:frame>). (C) Comparison of the <draw:frame draw:style-name="fr2" draw:name="Object176" text:anchor-type="as-char" svg:width="0.2362in" svg:height="0.2083in" draw:z-index="172"><draw:object xlink:href="./Object 176" xlink:type="simple" xlink:show="embed" xlink:actuate="onLoad"/><draw:image xlink:href="./ObjectReplacements/Object 176" xlink:type="simple" xlink:show="embed" xlink:actuate="onLoad"/></draw:frame> statistic for each implementation. Three of the six stations fit by Crofton (1971) are shown here and all show that our implementation gives very similar results to those given by Crofton (1971).</text:p>
      <text:p text:style-name="P1">Reference</text:p>
      <text:p text:style-name="P9">Crofton, H.D. 1971. A quantitative approach to parasitism. Parasitology. 62, 179 – 1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mily-generic="swiss"/>
    <style:font-face style:name="Lucida Grande" svg:font-family="'Lucida Gran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0pt" fo:language="en" fo:country="AU"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style style:name="Heading_20_2" style:display-name="Heading 2" style:family="paragraph" style:parent-style-name="Heading" style:next-style-name="Text_20_body" style:default-outline-level="2" style:class="text"/>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Standard" style:class="html">
      <style:paragraph-properties fo:margin="100%"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100%" fo:margin-left="0.5in" fo:margin-right="0in" fo:text-indent="0in" style:auto-text-indent="false"/>
    </style:style>
    <style:style style:name="Table_20_Contents" style:display-name="Table Contents" style:family="paragraph" style:parent-style-name="Standard" style:class="extra">
      <style:paragraph-properties fo:margin="100%"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100%"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16in 0.0016in 0.0016in" fo:padding="0in" fo:border-left="none" fo:border-right="none" fo:border-top="none" fo:border-bottom="0.31pt double #808080" text:number-lines="false" text:line-number="0"/>
      <style:text-properties fo:font-size="6pt" style:font-size-asian="6pt" style:font-size-complex="6pt"/>
    </style:style>
    <style:style style:name="First_20_paragraph" style:display-name="First paragraph" style:family="paragraph" style:parent-style-name="Standard" style:next-style-name="Text_20_body"/>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Lucida Grande" fo:font-size="9pt" style:font-size-asian="9pt" style:font-name-complex="Lucida Grande" style:font-size-complex="9pt"/>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style style:name="Internet_20_link" style:display-name="Internet link" style:family="text"/>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Line_20_numbering" style:display-name="Line numbering" style:family="text"/>
    <style:style style:name="Balloon_20_Text_20_Char" style:display-name="Balloon Text Char" style:family="text">
      <style:text-properties style:font-name="Lucida Grande" fo:font-size="9pt" style:font-size-asian="9pt" style:font-name-complex="Lucida Grand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1in" fo:margin-top="1in" fo:margin-bottom="1in" fo:margin-left="1in" fo:margin-right="1in" fo:background-color="#ffffff"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top="0.361in" style:dynamic-spacing="true"/>
      </style:footer-style>
    </style:page-layout>
    <style:page-layout style:name="Mpm2">
      <style:page-layout-properties fo:page-width="8.5in" fo:page-height="11in" style:num-format="1" style:print-orientation="portrait" fo:margin-top="1in" fo:margin-bottom="1.4in" fo:margin-left="1in" fo:margin-right="1in" fo:background-color="#ffffff" style:writing-mode="lr-tb" style:layout-grid-color="#c0c0c0" style:layout-grid-lines="20"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28</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dy Relf</meta:initial-creator>
    <meta:creation-date>2015-09-01T01:42:00</meta:creation-date>
    <dc:creator>Maria Meuleman</dc:creator>
    <dc:date>2015-09-13T22:35:00</dc:date>
    <meta:editing-cycles>89</meta:editing-cycles>
    <meta:editing-duration>PT2H39M</meta:editing-duration>
    <meta:generator>LibreOffice/3.6$Linux_X86_64 LibreOffice_project/360m1$Build-2</meta:generator>
    <meta:document-statistic meta:table-count="0" meta:image-count="0" meta:object-count="176" meta:page-count="28" meta:paragraph-count="125" meta:word-count="7701" meta:character-count="50485" meta:non-whitespace-character-count="42650"/>
    <meta:user-defined meta:name="Info 1"/>
    <meta:user-defined meta:name="Info 2"/>
    <meta:user-defined meta:name="Info 3"/>
    <meta:user-defined meta:name="Info 4"/>
    <meta:template xlink:type="simple" xlink:actuate="onRequest" xlink:title="Normal.dotm" xlink:href=""/>
  </office:meta>
</office:document-meta>
</file>

<file path=Object 1/content.xml><?xml version="1.0" encoding="utf-8"?>
<math xmlns="http://www.w3.org/1998/Math/MathML">
  <semantics>
    <mrow>
      <mi>g</mi>
      <mo stretchy="false">(</mo>
      <mi>x</mi>
      <mi>;</mi>
      <mi>ϕ</mi>
      <mo stretchy="false">)</mo>
    </mrow>
    <annotation encoding="StarMath 5.0">g  \(  x ; ϕ  \)</annotation>
  </semantics>
</math>
</file>

<file path=Object 10/content.xml><?xml version="1.0" encoding="utf-8"?>
<math xmlns="http://www.w3.org/1998/Math/MathML">
  <semantics>
    <mrow>
      <mi>P</mi>
      <mo stretchy="false">(</mo>
      <mtext>survival</mtext>
      <mo stretchy="false">∣</mo>
      <mi>x</mi>
      <mo stretchy="false">)</mo>
    </mrow>
    <annotation encoding="StarMath 5.0">P  \(  "survival"  \lline  x  \)</annotation>
  </semantics>
</math>
</file>

<file path=Object 100/content.xml><?xml version="1.0" encoding="utf-8"?>
<math xmlns="http://www.w3.org/1998/Math/MathML">
  <semantics>
    <mrow>
      <msub>
        <mi>μ</mi>
        <mi>p</mi>
      </msub>
    </mrow>
    <annotation encoding="StarMath 5.0">μ_p</annotation>
  </semantics>
</math>
</file>

<file path=Object 101/content.xml><?xml version="1.0" encoding="utf-8"?>
<math xmlns="http://www.w3.org/1998/Math/MathML">
  <semantics>
    <mrow>
      <mi>L</mi>
      <msub>
        <mi>D</mi>
        <mn>50</mn>
      </msub>
    </mrow>
    <annotation encoding="StarMath 5.0">L D_50</annotation>
  </semantics>
</math>
</file>

<file path=Object 102/content.xml><?xml version="1.0" encoding="utf-8"?>
<math xmlns="http://www.w3.org/1998/Math/MathML">
  <semantics>
    <mrow>
      <mi>L</mi>
      <msub>
        <mi>D</mi>
        <mn>50</mn>
      </msub>
    </mrow>
    <annotation encoding="StarMath 5.0">L D_50</annotation>
  </semantics>
</math>
</file>

<file path=Object 103/content.xml><?xml version="1.0" encoding="utf-8"?>
<math xmlns="http://www.w3.org/1998/Math/MathML">
  <semantics>
    <mrow>
      <msub>
        <mi>μ</mi>
        <mi>p</mi>
      </msub>
    </mrow>
    <annotation encoding="StarMath 5.0">μ_p</annotation>
  </semantics>
</math>
</file>

<file path=Object 104/content.xml><?xml version="1.0" encoding="utf-8"?>
<math xmlns="http://www.w3.org/1998/Math/MathML">
  <semantics>
    <mrow>
      <mi>a</mi>
    </mrow>
    <annotation encoding="StarMath 5.0">a</annotation>
  </semantics>
</math>
</file>

<file path=Object 105/content.xml><?xml version="1.0" encoding="utf-8"?>
<math xmlns="http://www.w3.org/1998/Math/MathML">
  <semantics>
    <mrow>
      <mrow>
        <msubsup>
          <mi>χ</mi>
          <mrow>
            <mi>d</mi>
            <mrow>
              <mi>f</mi>
              <mo stretchy="false">=</mo>
              <mn>2</mn>
            </mrow>
          </mrow>
          <mn>2</mn>
        </msubsup>
        <mo stretchy="false">=</mo>
        <mn>5</mn>
      </mrow>
      <mtext>.</mtext>
      <mn>34</mn>
      <mi>;</mi>
      <mrow>
        <mi>P</mi>
        <mo stretchy="false">=</mo>
        <mn>0</mn>
      </mrow>
      <mtext>.</mtext>
      <mn>069</mn>
    </mrow>
    <annotation encoding="StarMath 5.0">χ_{d f = 2}^2 = 5  "."  34 ; P = 0  "."  069</annotation>
  </semantics>
</math>
</file>

<file path=Object 106/content.xml><?xml version="1.0" encoding="utf-8"?>
<math xmlns="http://www.w3.org/1998/Math/MathML">
  <semantics>
    <mrow>
      <mi>L</mi>
      <msub>
        <mi>D</mi>
        <mn>50</mn>
      </msub>
    </mrow>
    <annotation encoding="StarMath 5.0">L D_50</annotation>
  </semantics>
</math>
</file>

<file path=Object 107/content.xml><?xml version="1.0" encoding="utf-8"?>
<math xmlns="http://www.w3.org/1998/Math/MathML">
  <semantics>
    <mrow>
      <mi>L</mi>
      <msub>
        <mi>D</mi>
        <mn>50</mn>
      </msub>
    </mrow>
    <annotation encoding="StarMath 5.0">L D_50</annotation>
  </semantics>
</math>
</file>

<file path=Object 108/content.xml><?xml version="1.0" encoding="utf-8"?>
<math xmlns="http://www.w3.org/1998/Math/MathML">
  <semantics>
    <mrow>
      <msub>
        <mi>k</mi>
        <mi>p</mi>
      </msub>
    </mrow>
    <annotation encoding="StarMath 5.0">k_p</annotation>
  </semantics>
</math>
</file>

<file path=Object 109/content.xml><?xml version="1.0" encoding="utf-8"?>
<math xmlns="http://www.w3.org/1998/Math/MathML">
  <semantics>
    <mrow>
      <mi>g</mi>
      <mo stretchy="false">(</mo>
      <mi>x</mi>
      <mi>,</mi>
      <mi>ϕ</mi>
      <mo stretchy="false">)</mo>
    </mrow>
    <annotation encoding="StarMath 5.0">g  \(  x , ϕ  \)</annotation>
  </semantics>
</math>
</file>

<file path=Object 11/content.xml><?xml version="1.0" encoding="utf-8"?>
<math xmlns="http://www.w3.org/1998/Math/MathML">
  <semantics>
    <mrow>
      <mi>h</mi>
      <mo stretchy="false">(</mo>
      <mtext>survival</mtext>
      <mi>;</mi>
      <mi>x</mi>
      <mi>,</mi>
      <mi>θ</mi>
      <mo stretchy="false">)</mo>
    </mrow>
    <annotation encoding="StarMath 5.0">h  \(  "survival" ; x , θ  \)</annotation>
  </semantics>
</math>
</file>

<file path=Object 110/content.xml><?xml version="1.0" encoding="utf-8"?>
<math xmlns="http://www.w3.org/1998/Math/MathML">
  <semantics>
    <mrow>
      <mi>g</mi>
      <mo stretchy="false">(</mo>
      <mi>x</mi>
      <mi>,</mi>
      <mi>ϕ</mi>
      <mo stretchy="false">)</mo>
    </mrow>
    <annotation encoding="StarMath 5.0">g  \(  x , ϕ  \)</annotation>
  </semantics>
</math>
</file>

<file path=Object 111/content.xml><?xml version="1.0" encoding="utf-8"?>
<math xmlns="http://www.w3.org/1998/Math/MathML">
  <semantics>
    <mrow>
      <msub>
        <mi>t</mi>
        <mi>i</mi>
      </msub>
    </mrow>
    <annotation encoding="StarMath 5.0">t_i</annotation>
  </semantics>
</math>
</file>

<file path=Object 112/content.xml><?xml version="1.0" encoding="utf-8"?>
<math xmlns="http://www.w3.org/1998/Math/MathML">
  <semantics>
    <mrow>
      <mrow>
        <mi>i</mi>
        <mo stretchy="false">=</mo>
        <mn>0</mn>
      </mrow>
      <mi>,</mi>
      <mo stretchy="false">…</mo>
      <mi>,</mi>
      <mn>5</mn>
    </mrow>
    <annotation encoding="StarMath 5.0">i = 0 ,  dotslow  , 5</annotation>
  </semantics>
</math>
</file>

<file path=Object 113/content.xml><?xml version="1.0" encoding="utf-8"?>
<math xmlns="http://www.w3.org/1998/Math/MathML">
  <semantics>
    <mrow>
      <msub>
        <mi>N</mi>
        <mi>p</mi>
      </msub>
    </mrow>
    <annotation encoding="StarMath 5.0">N_p</annotation>
  </semantics>
</math>
</file>

<file path=Object 114/content.xml><?xml version="1.0" encoding="utf-8"?>
<math xmlns="http://www.w3.org/1998/Math/MathML">
  <semantics>
    <mrow>
      <msub>
        <mi>μ</mi>
        <mi>p</mi>
      </msub>
    </mrow>
    <annotation encoding="StarMath 5.0">μ_p</annotation>
  </semantics>
</math>
</file>

<file path=Object 115/content.xml><?xml version="1.0" encoding="utf-8"?>
<math xmlns="http://www.w3.org/1998/Math/MathML">
  <semantics>
    <mrow>
      <msub>
        <mi>k</mi>
        <mi>p</mi>
      </msub>
    </mrow>
    <annotation encoding="StarMath 5.0">k_p</annotation>
  </semantics>
</math>
</file>

<file path=Object 116/content.xml><?xml version="1.0" encoding="utf-8"?>
<math xmlns="http://www.w3.org/1998/Math/MathML">
  <semantics>
    <mrow>
      <msub>
        <mi>N</mi>
        <mi>p</mi>
      </msub>
    </mrow>
    <annotation encoding="StarMath 5.0">N_p</annotation>
  </semantics>
</math>
</file>

<file path=Object 117/content.xml><?xml version="1.0" encoding="utf-8"?>
<math xmlns="http://www.w3.org/1998/Math/MathML">
  <semantics>
    <mrow>
      <msub>
        <mi>t</mi>
        <mi>i</mi>
      </msub>
    </mrow>
    <annotation encoding="StarMath 5.0">t_i</annotation>
  </semantics>
</math>
</file>

<file path=Object 118/content.xml><?xml version="1.0" encoding="utf-8"?>
<math xmlns="http://www.w3.org/1998/Math/MathML">
  <semantics>
    <mrow>
      <msub>
        <mi>t</mi>
        <mn>4</mn>
      </msub>
    </mrow>
    <annotation encoding="StarMath 5.0">t_4</annotation>
  </semantics>
</math>
</file>

<file path=Object 119/content.xml><?xml version="1.0" encoding="utf-8"?>
<math xmlns="http://www.w3.org/1998/Math/MathML">
  <semantics>
    <mrow>
      <msub>
        <mi>μ</mi>
        <mi>p</mi>
      </msub>
    </mrow>
    <annotation encoding="StarMath 5.0">μ_p</annotation>
  </semantics>
</math>
</file>

<file path=Object 12/content.xml><?xml version="1.0" encoding="utf-8"?>
<math xmlns="http://www.w3.org/1998/Math/MathML">
  <semantics>
    <mrow>
      <mi>P</mi>
      <mo stretchy="false">(</mo>
      <mi>x</mi>
      <mo stretchy="false">)</mo>
    </mrow>
    <annotation encoding="StarMath 5.0">P  \(  x  \)</annotation>
  </semantics>
</math>
</file>

<file path=Object 120/content.xml><?xml version="1.0" encoding="utf-8"?>
<math xmlns="http://www.w3.org/1998/Math/MathML">
  <semantics>
    <mrow>
      <msub>
        <mi>k</mi>
        <mi>p</mi>
      </msub>
    </mrow>
    <annotation encoding="StarMath 5.0">k_p</annotation>
  </semantics>
</math>
</file>

<file path=Object 121/content.xml><?xml version="1.0" encoding="utf-8"?>
<math xmlns="http://www.w3.org/1998/Math/MathML">
  <semantics>
    <mrow>
      <mrow>
        <msub>
          <mi>μ</mi>
          <mi>p</mi>
        </msub>
        <mo stretchy="false">=</mo>
        <mn>50</mn>
      </mrow>
    </mrow>
    <annotation encoding="StarMath 5.0">μ_p = 50</annotation>
  </semantics>
</math>
</file>

<file path=Object 122/content.xml><?xml version="1.0" encoding="utf-8"?>
<math xmlns="http://www.w3.org/1998/Math/MathML">
  <semantics>
    <mrow>
      <mrow>
        <msub>
          <mi>k</mi>
          <mi>p</mi>
        </msub>
        <mo stretchy="false">=</mo>
        <mn>0</mn>
      </mrow>
      <mtext>.</mtext>
      <mn>5</mn>
    </mrow>
    <annotation encoding="StarMath 5.0">k_p = 0  "."  5</annotation>
  </semantics>
</math>
</file>

<file path=Object 123/content.xml><?xml version="1.0" encoding="utf-8"?>
<math xmlns="http://www.w3.org/1998/Math/MathML">
  <semantics>
    <mrow>
      <msub>
        <mi>μ</mi>
        <mi>p</mi>
      </msub>
    </mrow>
    <annotation encoding="StarMath 5.0">μ_p</annotation>
  </semantics>
</math>
</file>

<file path=Object 124/content.xml><?xml version="1.0" encoding="utf-8"?>
<math xmlns="http://www.w3.org/1998/Math/MathML">
  <semantics>
    <mrow>
      <msub>
        <mi>k</mi>
        <mi>p</mi>
      </msub>
    </mrow>
    <annotation encoding="StarMath 5.0">k_p</annotation>
  </semantics>
</math>
</file>

<file path=Object 125/content.xml><?xml version="1.0" encoding="utf-8"?>
<math xmlns="http://www.w3.org/1998/Math/MathML">
  <semantics>
    <mrow>
      <mi>a</mi>
    </mrow>
    <annotation encoding="StarMath 5.0">a</annotation>
  </semantics>
</math>
</file>

<file path=Object 126/content.xml><?xml version="1.0" encoding="utf-8"?>
<math xmlns="http://www.w3.org/1998/Math/MathML">
  <semantics>
    <mrow>
      <mi>b</mi>
    </mrow>
    <annotation encoding="StarMath 5.0">b</annotation>
  </semantics>
</math>
</file>

<file path=Object 127/content.xml><?xml version="1.0" encoding="utf-8"?>
<math xmlns="http://www.w3.org/1998/Math/MathML">
  <semantics>
    <mrow>
      <msub>
        <mi>N</mi>
        <mi>p</mi>
      </msub>
    </mrow>
    <annotation encoding="StarMath 5.0">N_p</annotation>
  </semantics>
</math>
</file>

<file path=Object 128/content.xml><?xml version="1.0" encoding="utf-8"?>
<math xmlns="http://www.w3.org/1998/Math/MathML">
  <semantics>
    <mrow>
      <mi>a</mi>
    </mrow>
    <annotation encoding="StarMath 5.0">a</annotation>
  </semantics>
</math>
</file>

<file path=Object 129/content.xml><?xml version="1.0" encoding="utf-8"?>
<math xmlns="http://www.w3.org/1998/Math/MathML">
  <semantics>
    <mrow>
      <mi>L</mi>
      <msub>
        <mi>D</mi>
        <mn>50</mn>
      </msub>
    </mrow>
    <annotation encoding="StarMath 5.0">L D_50</annotation>
  </semantics>
</math>
</file>

<file path=Object 13/content.xml><?xml version="1.0" encoding="utf-8"?>
<math xmlns="http://www.w3.org/1998/Math/MathML">
  <semantics>
    <mrow>
      <mi>g</mi>
      <mo stretchy="false">(</mo>
      <mi>x</mi>
      <mi>;</mi>
      <mi>ϕ</mi>
      <mo stretchy="false">)</mo>
    </mrow>
    <annotation encoding="StarMath 5.0">g  \(  x ; ϕ  \)</annotation>
  </semantics>
</math>
</file>

<file path=Object 130/content.xml><?xml version="1.0" encoding="utf-8"?>
<math xmlns="http://www.w3.org/1998/Math/MathML">
  <semantics>
    <mrow>
      <msub>
        <mi>μ</mi>
        <mi>p</mi>
      </msub>
    </mrow>
    <annotation encoding="StarMath 5.0">μ_p</annotation>
  </semantics>
</math>
</file>

<file path=Object 131/content.xml><?xml version="1.0" encoding="utf-8"?>
<math xmlns="http://www.w3.org/1998/Math/MathML">
  <semantics>
    <mrow>
      <msub>
        <mi>k</mi>
        <mi>p</mi>
      </msub>
    </mrow>
    <annotation encoding="StarMath 5.0">k_p</annotation>
  </semantics>
</math>
</file>

<file path=Object 132/content.xml><?xml version="1.0" encoding="utf-8"?>
<math xmlns="http://www.w3.org/1998/Math/MathML">
  <semantics>
    <mrow>
      <mi>L</mi>
      <msub>
        <mi>D</mi>
        <mn>50</mn>
      </msub>
    </mrow>
    <annotation encoding="StarMath 5.0">L D_50</annotation>
  </semantics>
</math>
</file>

<file path=Object 133/content.xml><?xml version="1.0" encoding="utf-8"?>
<math xmlns="http://www.w3.org/1998/Math/MathML">
  <semantics>
    <mrow>
      <mi>L</mi>
      <msub>
        <mi>D</mi>
        <mn>50</mn>
      </msub>
    </mrow>
    <annotation encoding="StarMath 5.0">L D_50</annotation>
  </semantics>
</math>
</file>

<file path=Object 134/content.xml><?xml version="1.0" encoding="utf-8"?>
<math xmlns="http://www.w3.org/1998/Math/MathML">
  <semantics>
    <mrow>
      <mi>a</mi>
    </mrow>
    <annotation encoding="StarMath 5.0">a</annotation>
  </semantics>
</math>
</file>

<file path=Object 135/content.xml><?xml version="1.0" encoding="utf-8"?>
<math xmlns="http://www.w3.org/1998/Math/MathML">
  <semantics>
    <mrow>
      <msub>
        <mi>μ</mi>
        <mi>p</mi>
      </msub>
    </mrow>
    <annotation encoding="StarMath 5.0">μ_p</annotation>
  </semantics>
</math>
</file>

<file path=Object 136/content.xml><?xml version="1.0" encoding="utf-8"?>
<math xmlns="http://www.w3.org/1998/Math/MathML">
  <semantics>
    <mrow>
      <msub>
        <mi>k</mi>
        <mi>p</mi>
      </msub>
    </mrow>
    <annotation encoding="StarMath 5.0">k_p</annotation>
  </semantics>
</math>
</file>

<file path=Object 137/content.xml><?xml version="1.0" encoding="utf-8"?>
<math xmlns="http://www.w3.org/1998/Math/MathML">
  <semantics>
    <mrow>
      <mrow>
        <mi>α</mi>
        <mo stretchy="false">=</mo>
        <mn>0</mn>
      </mrow>
      <mtext>.</mtext>
      <mn>05</mn>
    </mrow>
    <annotation encoding="StarMath 5.0">α = 0  "."  05</annotation>
  </semantics>
</math>
</file>

<file path=Object 138/content.xml><?xml version="1.0" encoding="utf-8"?>
<math xmlns="http://www.w3.org/1998/Math/MathML">
  <semantics>
    <mrow>
      <msub>
        <mi>μ</mi>
        <mi>p</mi>
      </msub>
    </mrow>
    <annotation encoding="StarMath 5.0">μ_p</annotation>
  </semantics>
</math>
</file>

<file path=Object 139/content.xml><?xml version="1.0" encoding="utf-8"?>
<math xmlns="http://www.w3.org/1998/Math/MathML">
  <semantics>
    <mrow>
      <msub>
        <mi>k</mi>
        <mi>p</mi>
      </msub>
    </mrow>
    <annotation encoding="StarMath 5.0">k_p</annotation>
  </semantics>
</math>
</file>

<file path=Object 14/content.xml><?xml version="1.0" encoding="utf-8"?>
<math xmlns="http://www.w3.org/1998/Math/MathML">
  <semantics>
    <mrow>
      <mi>P</mi>
      <mo stretchy="false">(</mo>
      <mtext>survival</mtext>
      <mrow>
        <mo stretchy="false">)</mo>
        <mo stretchy="false">=</mo>
        <mrow>
          <msubsup>
            <mo stretchy="false">∑</mo>
            <mrow>
              <mrow>
                <mi>x</mi>
                <mo stretchy="false">=</mo>
                <mn>0</mn>
              </mrow>
            </mrow>
            <mo stretchy="false">∞</mo>
          </msubsup>
          <mi>P</mi>
        </mrow>
      </mrow>
      <mo stretchy="false">(</mo>
      <mtext>survival</mtext>
      <mo stretchy="false">∣</mo>
      <mi>x</mi>
      <mrow>
        <mo stretchy="false">)</mo>
        <mo stretchy="false">∗</mo>
        <mi>P</mi>
      </mrow>
      <mo stretchy="false">(</mo>
      <mi>x</mi>
      <mrow>
        <mo stretchy="false">)</mo>
        <mo stretchy="false">=</mo>
        <mrow>
          <msubsup>
            <mo stretchy="false">∑</mo>
            <mrow>
              <mrow>
                <mi>x</mi>
                <mo stretchy="false">=</mo>
                <mn>0</mn>
              </mrow>
            </mrow>
            <mo stretchy="false">∞</mo>
          </msubsup>
          <mi>h</mi>
        </mrow>
      </mrow>
      <mo stretchy="false">(</mo>
      <mtext>survival</mtext>
      <mi>;</mi>
      <mi>x</mi>
      <mi>,</mi>
      <mi>θ</mi>
      <mrow>
        <mo stretchy="false">)</mo>
        <mo stretchy="false">∗</mo>
        <mi>g</mi>
      </mrow>
      <mo stretchy="false">(</mo>
      <mi>x</mi>
      <mi>;</mi>
      <mi>ϕ</mi>
      <mo stretchy="false">)</mo>
    </mrow>
    <annotation encoding="StarMath 5.0">P  \(  "survival"  \)  =  sum_{x = 0}^ infinity P  \(  "survival"  \lline  x  \)  * P  \(  x  \)  =  sum_{x = 0}^ infinity h  \(  "survival" ; x , θ  \)  * g  \(  x ; ϕ  \)</annotation>
  </semantics>
</math>
</file>

<file path=Object 140/content.xml><?xml version="1.0" encoding="utf-8"?>
<math xmlns="http://www.w3.org/1998/Math/MathML">
  <semantics>
    <mrow>
      <mrow>
        <mi>α</mi>
        <mo stretchy="false">=</mo>
        <mn>0</mn>
      </mrow>
      <mtext>.</mtext>
      <mn>05</mn>
    </mrow>
    <annotation encoding="StarMath 5.0">α = 0  "."  05</annotation>
  </semantics>
</math>
</file>

<file path=Object 141/content.xml><?xml version="1.0" encoding="utf-8"?>
<math xmlns="http://www.w3.org/1998/Math/MathML">
  <semantics>
    <mrow>
      <msub>
        <mi>μ</mi>
        <mi>p</mi>
      </msub>
    </mrow>
    <annotation encoding="StarMath 5.0">μ_p</annotation>
  </semantics>
</math>
</file>

<file path=Object 142/content.xml><?xml version="1.0" encoding="utf-8"?>
<math xmlns="http://www.w3.org/1998/Math/MathML">
  <semantics>
    <mrow>
      <msub>
        <mi>k</mi>
        <mi>p</mi>
      </msub>
    </mrow>
    <annotation encoding="StarMath 5.0">k_p</annotation>
  </semantics>
</math>
</file>

<file path=Object 143/content.xml><?xml version="1.0" encoding="utf-8"?>
<math xmlns="http://www.w3.org/1998/Math/MathML">
  <semantics>
    <mrow>
      <mrow>
        <mi>α</mi>
        <mo stretchy="false">=</mo>
        <mn>0</mn>
      </mrow>
      <mtext>.</mtext>
      <mn>05</mn>
    </mrow>
    <annotation encoding="StarMath 5.0">α = 0  "."  05</annotation>
  </semantics>
</math>
</file>

<file path=Object 144/content.xml><?xml version="1.0" encoding="utf-8"?>
<math xmlns="http://www.w3.org/1998/Math/MathML">
  <semantics>
    <mrow>
      <msub>
        <mi>μ</mi>
        <mi>p</mi>
      </msub>
    </mrow>
    <annotation encoding="StarMath 5.0">μ_p</annotation>
  </semantics>
</math>
</file>

<file path=Object 145/content.xml><?xml version="1.0" encoding="utf-8"?>
<math xmlns="http://www.w3.org/1998/Math/MathML">
  <semantics>
    <mrow>
      <msub>
        <mi>k</mi>
        <mi>p</mi>
      </msub>
    </mrow>
    <annotation encoding="StarMath 5.0">k_p</annotation>
  </semantics>
</math>
</file>

<file path=Object 146/content.xml><?xml version="1.0" encoding="utf-8"?>
<math xmlns="http://www.w3.org/1998/Math/MathML">
  <semantics>
    <mrow>
      <mi>L</mi>
      <msub>
        <mi>D</mi>
        <mn>50</mn>
      </msub>
    </mrow>
    <annotation encoding="StarMath 5.0">L D_50</annotation>
  </semantics>
</math>
</file>

<file path=Object 147/content.xml><?xml version="1.0" encoding="utf-8"?>
<math xmlns="http://www.w3.org/1998/Math/MathML">
  <semantics>
    <mrow>
      <mi>L</mi>
      <msub>
        <mi>D</mi>
        <mn>50</mn>
      </msub>
    </mrow>
    <annotation encoding="StarMath 5.0">L D_50</annotation>
  </semantics>
</math>
</file>

<file path=Object 148/content.xml><?xml version="1.0" encoding="utf-8"?>
<math xmlns="http://www.w3.org/1998/Math/MathML">
  <semantics>
    <mrow>
      <mi>L</mi>
      <msub>
        <mi>D</mi>
        <mn>50</mn>
      </msub>
    </mrow>
    <annotation encoding="StarMath 5.0">L D_50</annotation>
  </semantics>
</math>
</file>

<file path=Object 149/content.xml><?xml version="1.0" encoding="utf-8"?>
<math xmlns="http://www.w3.org/1998/Math/MathML">
  <semantics>
    <mrow>
      <msub>
        <mi>μ</mi>
        <mi>p</mi>
      </msub>
    </mrow>
    <annotation encoding="StarMath 5.0">μ_p</annotation>
  </semantics>
</math>
</file>

<file path=Object 15/content.xml><?xml version="1.0" encoding="utf-8"?>
<math xmlns="http://www.w3.org/1998/Math/MathML">
  <semantics>
    <mrow>
      <mi>P</mi>
      <mo stretchy="false">(</mo>
      <mi>x</mi>
      <mo stretchy="false">∣</mo>
      <mtext>survival</mtext>
      <mrow>
        <mo stretchy="false">)</mo>
        <mo stretchy="false">=</mo>
        <mfrac>
          <mrow>
            <mi>h</mi>
            <mo stretchy="false">(</mo>
            <mtext>survival</mtext>
            <mi>;</mi>
            <mi>x</mi>
            <mi>,</mi>
            <mi>θ</mi>
            <mrow>
              <mo stretchy="false">)</mo>
              <mo stretchy="false">∗</mo>
              <mi>g</mi>
            </mrow>
            <mo stretchy="false">(</mo>
            <mi>x</mi>
            <mi>;</mi>
            <mi>ϕ</mi>
            <mo stretchy="false">)</mo>
          </mrow>
          <mrow>
            <mrow>
              <munderover>
                <mo stretchy="false">∑</mo>
                <mrow>
                  <mrow>
                    <mi>x</mi>
                    <mo stretchy="false">=</mo>
                    <mn>0</mn>
                  </mrow>
                </mrow>
                <mo stretchy="false">∞</mo>
              </munderover>
              <mi>h</mi>
            </mrow>
            <mo stretchy="false">(</mo>
            <mtext>survival</mtext>
            <mi>;</mi>
            <mi>x</mi>
            <mi>,</mi>
            <mi>θ</mi>
            <mrow>
              <mo stretchy="false">)</mo>
              <mo stretchy="false">∗</mo>
              <mi>g</mi>
            </mrow>
            <mo stretchy="false">(</mo>
            <mi>x</mi>
            <mi>;</mi>
            <mi>ϕ</mi>
            <mo stretchy="false">)</mo>
          </mrow>
        </mfrac>
      </mrow>
    </mrow>
    <annotation encoding="StarMath 5.0">P  \(  x  \lline  "survival"  \)  = {h  \(  "survival" ; x , θ  \)  * g  \(  x ; ϕ  \)} over { sum csub {x = 0} csup  infinity h  \(  "survival" ; x , θ  \)  * g  \(  x ; ϕ  \)}</annotation>
  </semantics>
</math>
</file>

<file path=Object 150/content.xml><?xml version="1.0" encoding="utf-8"?>
<math xmlns="http://www.w3.org/1998/Math/MathML">
  <semantics>
    <mrow>
      <msub>
        <mi>k</mi>
        <mi>p</mi>
      </msub>
    </mrow>
    <annotation encoding="StarMath 5.0">k_p</annotation>
  </semantics>
</math>
</file>

<file path=Object 151/content.xml><?xml version="1.0" encoding="utf-8"?>
<math xmlns="http://www.w3.org/1998/Math/MathML">
  <semantics>
    <mrow>
      <mi>L</mi>
      <msub>
        <mi>D</mi>
        <mn>50</mn>
      </msub>
    </mrow>
    <annotation encoding="StarMath 5.0">L D_50</annotation>
  </semantics>
</math>
</file>

<file path=Object 152/content.xml><?xml version="1.0" encoding="utf-8"?>
<math xmlns="http://www.w3.org/1998/Math/MathML">
  <semantics>
    <mrow>
      <mi>L</mi>
      <msub>
        <mi>D</mi>
        <mn>50</mn>
      </msub>
    </mrow>
    <annotation encoding="StarMath 5.0">L D_50</annotation>
  </semantics>
</math>
</file>

<file path=Object 153/content.xml><?xml version="1.0" encoding="utf-8"?>
<math xmlns="http://www.w3.org/1998/Math/MathML">
  <semantics>
    <mrow>
      <mi>L</mi>
      <msub>
        <mi>D</mi>
        <mn>50</mn>
      </msub>
    </mrow>
    <annotation encoding="StarMath 5.0">L D_50</annotation>
  </semantics>
</math>
</file>

<file path=Object 154/content.xml><?xml version="1.0" encoding="utf-8"?>
<math xmlns="http://www.w3.org/1998/Math/MathML">
  <semantics>
    <mrow>
      <msub>
        <mi>μ</mi>
        <mi>p</mi>
      </msub>
    </mrow>
    <annotation encoding="StarMath 5.0">μ_p</annotation>
  </semantics>
</math>
</file>

<file path=Object 155/content.xml><?xml version="1.0" encoding="utf-8"?>
<math xmlns="http://www.w3.org/1998/Math/MathML">
  <semantics>
    <mrow>
      <msub>
        <mi>k</mi>
        <mi>p</mi>
      </msub>
    </mrow>
    <annotation encoding="StarMath 5.0">k_p</annotation>
  </semantics>
</math>
</file>

<file path=Object 156/content.xml><?xml version="1.0" encoding="utf-8"?>
<math xmlns="http://www.w3.org/1998/Math/MathML">
  <semantics>
    <mrow>
      <mi>L</mi>
      <msub>
        <mi>D</mi>
        <mn>50</mn>
      </msub>
    </mrow>
    <annotation encoding="StarMath 5.0">L D_50</annotation>
  </semantics>
</math>
</file>

<file path=Object 157/content.xml><?xml version="1.0" encoding="utf-8"?>
<math xmlns="http://www.w3.org/1998/Math/MathML">
  <semantics>
    <mrow>
      <mi>L</mi>
      <msub>
        <mi>D</mi>
        <mn>50</mn>
      </msub>
    </mrow>
    <annotation encoding="StarMath 5.0">L D_50</annotation>
  </semantics>
</math>
</file>

<file path=Object 158/content.xml><?xml version="1.0" encoding="utf-8"?>
<math xmlns="http://www.w3.org/1998/Math/MathML">
  <semantics>
    <mrow>
      <mi>L</mi>
      <msub>
        <mi>D</mi>
        <mn>50</mn>
      </msub>
    </mrow>
    <annotation encoding="StarMath 5.0">L D_50</annotation>
  </semantics>
</math>
</file>

<file path=Object 159/content.xml><?xml version="1.0" encoding="utf-8"?>
<math xmlns="http://www.w3.org/1998/Math/MathML">
  <semantics>
    <mrow>
      <msub>
        <mi>μ</mi>
        <mi>p</mi>
      </msub>
    </mrow>
    <annotation encoding="StarMath 5.0">μ_p</annotation>
  </semantics>
</math>
</file>

<file path=Object 16/content.xml><?xml version="1.0" encoding="utf-8"?>
<math xmlns="http://www.w3.org/1998/Math/MathML">
  <semantics>
    <mrow>
      <mi>θ</mi>
    </mrow>
    <annotation encoding="StarMath 5.0">θ</annotation>
  </semantics>
</math>
</file>

<file path=Object 160/content.xml><?xml version="1.0" encoding="utf-8"?>
<math xmlns="http://www.w3.org/1998/Math/MathML">
  <semantics>
    <mrow>
      <msub>
        <mi>k</mi>
        <mi>p</mi>
      </msub>
    </mrow>
    <annotation encoding="StarMath 5.0">k_p</annotation>
  </semantics>
</math>
</file>

<file path=Object 161/content.xml><?xml version="1.0" encoding="utf-8"?>
<math xmlns="http://www.w3.org/1998/Math/MathML">
  <semantics>
    <mrow>
      <mi>a</mi>
    </mrow>
    <annotation encoding="StarMath 5.0">a</annotation>
  </semantics>
</math>
</file>

<file path=Object 162/content.xml><?xml version="1.0" encoding="utf-8"?>
<math xmlns="http://www.w3.org/1998/Math/MathML">
  <semantics>
    <mrow>
      <mi>a</mi>
    </mrow>
    <annotation encoding="StarMath 5.0">a</annotation>
  </semantics>
</math>
</file>

<file path=Object 163/content.xml><?xml version="1.0" encoding="utf-8"?>
<math xmlns="http://www.w3.org/1998/Math/MathML">
  <semantics>
    <mrow>
      <mi>a</mi>
    </mrow>
    <annotation encoding="StarMath 5.0">a</annotation>
  </semantics>
</math>
</file>

<file path=Object 164/content.xml><?xml version="1.0" encoding="utf-8"?>
<math xmlns="http://www.w3.org/1998/Math/MathML">
  <semantics>
    <mrow>
      <msub>
        <mi>μ</mi>
        <mi>p</mi>
      </msub>
    </mrow>
    <annotation encoding="StarMath 5.0">μ_p</annotation>
  </semantics>
</math>
</file>

<file path=Object 165/content.xml><?xml version="1.0" encoding="utf-8"?>
<math xmlns="http://www.w3.org/1998/Math/MathML">
  <semantics>
    <mrow>
      <msub>
        <mi>k</mi>
        <mi>p</mi>
      </msub>
    </mrow>
    <annotation encoding="StarMath 5.0">k_p</annotation>
  </semantics>
</math>
</file>

<file path=Object 166/content.xml><?xml version="1.0" encoding="utf-8"?>
<math xmlns="http://www.w3.org/1998/Math/MathML">
  <semantics>
    <mrow>
      <mi>a</mi>
    </mrow>
    <annotation encoding="StarMath 5.0">a</annotation>
  </semantics>
</math>
</file>

<file path=Object 167/content.xml><?xml version="1.0" encoding="utf-8"?>
<math xmlns="http://www.w3.org/1998/Math/MathML">
  <semantics>
    <mrow>
      <mi>a</mi>
    </mrow>
    <annotation encoding="StarMath 5.0">a</annotation>
  </semantics>
</math>
</file>

<file path=Object 168/content.xml><?xml version="1.0" encoding="utf-8"?>
<math xmlns="http://www.w3.org/1998/Math/MathML">
  <semantics>
    <mrow>
      <mi>a</mi>
    </mrow>
    <annotation encoding="StarMath 5.0">a</annotation>
  </semantics>
</math>
</file>

<file path=Object 169/content.xml><?xml version="1.0" encoding="utf-8"?>
<math xmlns="http://www.w3.org/1998/Math/MathML">
  <semantics>
    <mrow>
      <msub>
        <mi>μ</mi>
        <mi>p</mi>
      </msub>
    </mrow>
    <annotation encoding="StarMath 5.0">μ_p</annotation>
  </semantics>
</math>
</file>

<file path=Object 17/content.xml><?xml version="1.0" encoding="utf-8"?>
<math xmlns="http://www.w3.org/1998/Math/MathML">
  <semantics>
    <mrow>
      <mi>ϕ</mi>
    </mrow>
    <annotation encoding="StarMath 5.0">ϕ</annotation>
  </semantics>
</math>
</file>

<file path=Object 170/content.xml><?xml version="1.0" encoding="utf-8"?>
<math xmlns="http://www.w3.org/1998/Math/MathML">
  <semantics>
    <mrow>
      <msub>
        <mi>k</mi>
        <mi>p</mi>
      </msub>
    </mrow>
    <annotation encoding="StarMath 5.0">k_p</annotation>
  </semantics>
</math>
</file>

<file path=Object 171/content.xml><?xml version="1.0" encoding="utf-8"?>
<math xmlns="http://www.w3.org/1998/Math/MathML">
  <semantics>
    <mrow>
      <mi>a</mi>
    </mrow>
    <annotation encoding="StarMath 5.0">a</annotation>
  </semantics>
</math>
</file>

<file path=Object 172/content.xml><?xml version="1.0" encoding="utf-8"?>
<math xmlns="http://www.w3.org/1998/Math/MathML">
  <semantics>
    <mrow>
      <mi>a</mi>
    </mrow>
    <annotation encoding="StarMath 5.0">a</annotation>
  </semantics>
</math>
</file>

<file path=Object 173/content.xml><?xml version="1.0" encoding="utf-8"?>
<math xmlns="http://www.w3.org/1998/Math/MathML">
  <semantics>
    <mrow>
      <mi>a</mi>
    </mrow>
    <annotation encoding="StarMath 5.0">a</annotation>
  </semantics>
</math>
</file>

<file path=Object 174/content.xml><?xml version="1.0" encoding="utf-8"?>
<math xmlns="http://www.w3.org/1998/Math/MathML">
  <semantics>
    <mrow>
      <msub>
        <mi>N</mi>
        <mi>p</mi>
      </msub>
    </mrow>
    <annotation encoding="StarMath 5.0">N_p</annotation>
  </semantics>
</math>
</file>

<file path=Object 175/content.xml><?xml version="1.0" encoding="utf-8"?>
<math xmlns="http://www.w3.org/1998/Math/MathML">
  <semantics>
    <mrow>
      <msub>
        <mi>k</mi>
        <mi>p</mi>
      </msub>
    </mrow>
    <annotation encoding="StarMath 5.0">k_p</annotation>
  </semantics>
</math>
</file>

<file path=Object 176/content.xml><?xml version="1.0" encoding="utf-8"?>
<math xmlns="http://www.w3.org/1998/Math/MathML">
  <semantics>
    <mrow>
      <msup>
        <mi>χ</mi>
        <mn>2</mn>
      </msup>
    </mrow>
    <annotation encoding="StarMath 5.0">χ^2</annotation>
  </semantics>
</math>
</file>

<file path=Object 18/content.xml><?xml version="1.0" encoding="utf-8"?>
<math xmlns="http://www.w3.org/1998/Math/MathML">
  <semantics>
    <mrow>
      <mi>g</mi>
      <mo stretchy="false">(</mo>
      <mi>x</mi>
      <mi>;</mi>
      <mi>ϕ</mi>
      <mo stretchy="false">)</mo>
    </mrow>
    <annotation encoding="StarMath 5.0">g  \(  x ; ϕ  \)</annotation>
  </semantics>
</math>
</file>

<file path=Object 19/content.xml><?xml version="1.0" encoding="utf-8"?>
<math xmlns="http://www.w3.org/1998/Math/MathML">
  <semantics>
    <mrow>
      <msup>
        <mi>χ</mi>
        <mn>2</mn>
      </msup>
    </mrow>
    <annotation encoding="StarMath 5.0">χ^2</annotation>
  </semantics>
</math>
</file>

<file path=Object 2/content.xml><?xml version="1.0" encoding="utf-8"?>
<math xmlns="http://www.w3.org/1998/Math/MathML">
  <semantics>
    <mrow>
      <mi>x</mi>
    </mrow>
    <annotation encoding="StarMath 5.0">x</annotation>
  </semantics>
</math>
</file>

<file path=Object 20/content.xml><?xml version="1.0" encoding="utf-8"?>
<math xmlns="http://www.w3.org/1998/Math/MathML">
  <semantics>
    <mrow>
      <mi>g</mi>
      <mo stretchy="false">(</mo>
      <mi>x</mi>
      <mi>;</mi>
      <mi>ϕ</mi>
      <mo stretchy="false">)</mo>
    </mrow>
    <annotation encoding="StarMath 5.0">g  \(  x ; ϕ  \)</annotation>
  </semantics>
</math>
</file>

<file path=Object 21/content.xml><?xml version="1.0" encoding="utf-8"?>
<math xmlns="http://www.w3.org/1998/Math/MathML">
  <semantics>
    <mrow>
      <msub>
        <mi>μ</mi>
        <mi>p</mi>
      </msub>
    </mrow>
    <annotation encoding="StarMath 5.0">μ_p</annotation>
  </semantics>
</math>
</file>

<file path=Object 22/content.xml><?xml version="1.0" encoding="utf-8"?>
<math xmlns="http://www.w3.org/1998/Math/MathML">
  <semantics>
    <mrow>
      <msub>
        <mi>k</mi>
        <mi>p</mi>
      </msub>
    </mrow>
    <annotation encoding="StarMath 5.0">k_p</annotation>
  </semantics>
</math>
</file>

<file path=Object 23/content.xml><?xml version="1.0" encoding="utf-8"?>
<math xmlns="http://www.w3.org/1998/Math/MathML">
  <semantics>
    <mrow>
      <msub>
        <mi>k</mi>
        <mi>p</mi>
      </msub>
    </mrow>
    <annotation encoding="StarMath 5.0">k_p</annotation>
  </semantics>
</math>
</file>

<file path=Object 24/content.xml><?xml version="1.0" encoding="utf-8"?>
<math xmlns="http://www.w3.org/1998/Math/MathML">
  <semantics>
    <mrow>
      <mi>h</mi>
      <mo stretchy="false">(</mo>
      <mtext>survival</mtext>
      <mi>;</mi>
      <mi>x</mi>
      <mi>,</mi>
      <mi>θ</mi>
      <mo stretchy="false">)</mo>
    </mrow>
    <annotation encoding="StarMath 5.0">h  \(  "survival" ; x , θ  \)</annotation>
  </semantics>
</math>
</file>

<file path=Object 25/content.xml><?xml version="1.0" encoding="utf-8"?>
<math xmlns="http://www.w3.org/1998/Math/MathML">
  <semantics>
    <mrow>
      <mi>h</mi>
      <mo stretchy="false">(</mo>
      <mtext>survival</mtext>
      <mi>;</mi>
      <mi>x</mi>
      <mi>,</mi>
      <mi>a</mi>
      <mi>,</mi>
      <mi>b</mi>
      <mrow>
        <mo stretchy="false">)</mo>
        <mo stretchy="false">=</mo>
        <mfrac>
          <mrow>
            <mi>exp</mi>
            <mrow>
              <mo stretchy="false">(</mo>
              <mrow>
                <mi>a</mi>
                <mo stretchy="false">−</mo>
                <mi>b</mi>
              </mrow>
              <mi>log</mi>
              <mo stretchy="false">(</mo>
              <mi>x</mi>
              <mo stretchy="false">)</mo>
              <mo stretchy="false">)</mo>
            </mrow>
          </mrow>
          <mrow>
            <mrow>
              <mn>1</mn>
              <mo stretchy="false">+</mo>
              <mi>exp</mi>
            </mrow>
            <mrow>
              <mo stretchy="false">(</mo>
              <mrow>
                <mi>a</mi>
                <mo stretchy="false">−</mo>
                <mi>b</mi>
              </mrow>
              <mi>log</mi>
              <mo stretchy="false">(</mo>
              <mi>x</mi>
              <mo stretchy="false">)</mo>
              <mo stretchy="false">)</mo>
            </mrow>
          </mrow>
        </mfrac>
      </mrow>
    </mrow>
    <annotation encoding="StarMath 5.0">h  \(  "survival" ; x , a , b  \)  = {func exp { \(  a  -  b func log  \(  x  \)   \)}} over {1 + func exp { \(  a  -  b func log  \(  x  \)   \)}}</annotation>
  </semantics>
</math>
</file>

<file path=Object 26/content.xml><?xml version="1.0" encoding="utf-8"?>
<math xmlns="http://www.w3.org/1998/Math/MathML">
  <semantics>
    <mrow>
      <mi>b</mi>
    </mrow>
    <annotation encoding="StarMath 5.0">b</annotation>
  </semantics>
</math>
</file>

<file path=Object 27/content.xml><?xml version="1.0" encoding="utf-8"?>
<math xmlns="http://www.w3.org/1998/Math/MathML">
  <semantics>
    <mrow>
      <mrow>
        <mi>b</mi>
        <mo stretchy="false">/</mo>
        <mn>4</mn>
      </mrow>
    </mrow>
    <annotation encoding="StarMath 5.0">b / 4</annotation>
  </semantics>
</math>
</file>

<file path=Object 28/content.xml><?xml version="1.0" encoding="utf-8"?>
<math xmlns="http://www.w3.org/1998/Math/MathML">
  <semantics>
    <mrow>
      <mi>b</mi>
    </mrow>
    <annotation encoding="StarMath 5.0">b</annotation>
  </semantics>
</math>
</file>

<file path=Object 29/content.xml><?xml version="1.0" encoding="utf-8"?>
<math xmlns="http://www.w3.org/1998/Math/MathML">
  <semantics>
    <mrow>
      <mi>α</mi>
    </mrow>
    <annotation encoding="StarMath 5.0">α</annotation>
  </semantics>
</math>
</file>

<file path=Object 3/content.xml><?xml version="1.0" encoding="utf-8"?>
<math xmlns="http://www.w3.org/1998/Math/MathML">
  <semantics>
    <mrow>
      <mi>ϕ</mi>
    </mrow>
    <annotation encoding="StarMath 5.0">ϕ</annotation>
  </semantics>
</math>
</file>

<file path=Object 30/content.xml><?xml version="1.0" encoding="utf-8"?>
<math xmlns="http://www.w3.org/1998/Math/MathML">
  <semantics>
    <mrow>
      <mi>b</mi>
    </mrow>
    <annotation encoding="StarMath 5.0">b</annotation>
  </semantics>
</math>
</file>

<file path=Object 31/content.xml><?xml version="1.0" encoding="utf-8"?>
<math xmlns="http://www.w3.org/1998/Math/MathML">
  <semantics>
    <mrow>
      <mi>a</mi>
    </mrow>
    <annotation encoding="StarMath 5.0">a</annotation>
  </semantics>
</math>
</file>

<file path=Object 32/content.xml><?xml version="1.0" encoding="utf-8"?>
<math xmlns="http://www.w3.org/1998/Math/MathML">
  <semantics>
    <mrow>
      <mi>a</mi>
    </mrow>
    <annotation encoding="StarMath 5.0">a</annotation>
  </semantics>
</math>
</file>

<file path=Object 33/content.xml><?xml version="1.0" encoding="utf-8"?>
<math xmlns="http://www.w3.org/1998/Math/MathML">
  <semantics>
    <mrow>
      <mrow>
        <mn>1</mn>
        <mo stretchy="false">/</mo>
        <mi>b</mi>
      </mrow>
    </mrow>
    <annotation encoding="StarMath 5.0">1 / b</annotation>
  </semantics>
</math>
</file>

<file path=Object 34/content.xml><?xml version="1.0" encoding="utf-8"?>
<math xmlns="http://www.w3.org/1998/Math/MathML">
  <semantics>
    <mrow>
      <mi>exp</mi>
      <mo stretchy="false">(</mo>
      <mrow>
        <mi>a</mi>
        <mo stretchy="false">/</mo>
        <mi>b</mi>
      </mrow>
      <mo stretchy="false">)</mo>
    </mrow>
    <annotation encoding="StarMath 5.0">func exp  \(  a / b  \)</annotation>
  </semantics>
</math>
</file>

<file path=Object 35/content.xml><?xml version="1.0" encoding="utf-8"?>
<math xmlns="http://www.w3.org/1998/Math/MathML">
  <semantics>
    <mrow>
      <mi>L</mi>
      <msub>
        <mi>D</mi>
        <mn>50</mn>
      </msub>
    </mrow>
    <annotation encoding="StarMath 5.0">L D_50</annotation>
  </semantics>
</math>
</file>

<file path=Object 36/content.xml><?xml version="1.0" encoding="utf-8"?>
<math xmlns="http://www.w3.org/1998/Math/MathML">
  <semantics>
    <mrow>
      <mi>x</mi>
    </mrow>
    <annotation encoding="StarMath 5.0">x</annotation>
  </semantics>
</math>
</file>

<file path=Object 37/content.xml><?xml version="1.0" encoding="utf-8"?>
<math xmlns="http://www.w3.org/1998/Math/MathML">
  <semantics>
    <mrow>
      <msub>
        <mi>N</mi>
        <mi>p</mi>
      </msub>
    </mrow>
    <annotation encoding="StarMath 5.0">N_p</annotation>
  </semantics>
</math>
</file>

<file path=Object 38/content.xml><?xml version="1.0" encoding="utf-8"?>
<math xmlns="http://www.w3.org/1998/Math/MathML">
  <semantics>
    <mrow>
      <msub>
        <mi>μ</mi>
        <mi>p</mi>
      </msub>
    </mrow>
    <annotation encoding="StarMath 5.0">μ_p</annotation>
  </semantics>
</math>
</file>

<file path=Object 39/content.xml><?xml version="1.0" encoding="utf-8"?>
<math xmlns="http://www.w3.org/1998/Math/MathML">
  <semantics>
    <mrow>
      <msub>
        <mi>k</mi>
        <mi>p</mi>
      </msub>
    </mrow>
    <annotation encoding="StarMath 5.0">k_p</annotation>
  </semantics>
</math>
</file>

<file path=Object 4/content.xml><?xml version="1.0" encoding="utf-8"?>
<math xmlns="http://www.w3.org/1998/Math/MathML">
  <semantics>
    <mrow>
      <mi>x</mi>
    </mrow>
    <annotation encoding="StarMath 5.0">x</annotation>
  </semantics>
</math>
</file>

<file path=Object 40/content.xml><?xml version="1.0" encoding="utf-8"?>
<math xmlns="http://www.w3.org/1998/Math/MathML">
  <semantics>
    <mrow>
      <msub>
        <mi>N</mi>
        <mi>p</mi>
      </msub>
    </mrow>
    <annotation encoding="StarMath 5.0">N_p</annotation>
  </semantics>
</math>
</file>

<file path=Object 41/content.xml><?xml version="1.0" encoding="utf-8"?>
<math xmlns="http://www.w3.org/1998/Math/MathML">
  <semantics>
    <mrow>
      <msub>
        <mi>N</mi>
        <mi>p</mi>
      </msub>
    </mrow>
    <annotation encoding="StarMath 5.0">N_p</annotation>
  </semantics>
</math>
</file>

<file path=Object 42/content.xml><?xml version="1.0" encoding="utf-8"?>
<math xmlns="http://www.w3.org/1998/Math/MathML">
  <semantics>
    <mrow>
      <msub>
        <mi>N</mi>
        <mi>p</mi>
      </msub>
    </mrow>
    <annotation encoding="StarMath 5.0">N_p</annotation>
  </semantics>
</math>
</file>

<file path=Object 43/content.xml><?xml version="1.0" encoding="utf-8"?>
<math xmlns="http://www.w3.org/1998/Math/MathML">
  <semantics>
    <mrow>
      <mi>a</mi>
    </mrow>
    <annotation encoding="StarMath 5.0">a</annotation>
  </semantics>
</math>
</file>

<file path=Object 44/content.xml><?xml version="1.0" encoding="utf-8"?>
<math xmlns="http://www.w3.org/1998/Math/MathML">
  <semantics>
    <mrow>
      <mi>b</mi>
    </mrow>
    <annotation encoding="StarMath 5.0">b</annotation>
  </semantics>
</math>
</file>

<file path=Object 45/content.xml><?xml version="1.0" encoding="utf-8"?>
<math xmlns="http://www.w3.org/1998/Math/MathML">
  <semantics>
    <mrow>
      <msub>
        <mi>N</mi>
        <mi>p</mi>
      </msub>
    </mrow>
    <annotation encoding="StarMath 5.0">N_p</annotation>
  </semantics>
</math>
</file>

<file path=Object 46/content.xml><?xml version="1.0" encoding="utf-8"?>
<math xmlns="http://www.w3.org/1998/Math/MathML">
  <semantics>
    <mrow>
      <msub>
        <mi>N</mi>
        <mi>p</mi>
      </msub>
    </mrow>
    <annotation encoding="StarMath 5.0">N_p</annotation>
  </semantics>
</math>
</file>

<file path=Object 47/content.xml><?xml version="1.0" encoding="utf-8"?>
<math xmlns="http://www.w3.org/1998/Math/MathML">
  <semantics>
    <mrow>
      <msub>
        <mi>μ</mi>
        <mi>p</mi>
      </msub>
    </mrow>
    <annotation encoding="StarMath 5.0">μ_p</annotation>
  </semantics>
</math>
</file>

<file path=Object 48/content.xml><?xml version="1.0" encoding="utf-8"?>
<math xmlns="http://www.w3.org/1998/Math/MathML">
  <semantics>
    <mrow>
      <msub>
        <mi>k</mi>
        <mi>p</mi>
      </msub>
    </mrow>
    <annotation encoding="StarMath 5.0">k_p</annotation>
  </semantics>
</math>
</file>

<file path=Object 49/content.xml><?xml version="1.0" encoding="utf-8"?>
<math xmlns="http://www.w3.org/1998/Math/MathML">
  <semantics>
    <mrow>
      <msub>
        <mi>N</mi>
        <mi>p</mi>
      </msub>
    </mrow>
    <annotation encoding="StarMath 5.0">N_p</annotation>
  </semantics>
</math>
</file>

<file path=Object 5/content.xml><?xml version="1.0" encoding="utf-8"?>
<math xmlns="http://www.w3.org/1998/Math/MathML">
  <semantics>
    <mrow>
      <mi>h</mi>
      <mo stretchy="false">(</mo>
      <mtext>survival</mtext>
      <mi>;</mi>
      <mi>x</mi>
      <mi>,</mi>
      <mi>θ</mi>
      <mo stretchy="false">)</mo>
    </mrow>
    <annotation encoding="StarMath 5.0">h  \(  "survival" ; x , θ  \)</annotation>
  </semantics>
</math>
</file>

<file path=Object 50/content.xml><?xml version="1.0" encoding="utf-8"?>
<math xmlns="http://www.w3.org/1998/Math/MathML">
  <semantics>
    <mrow>
      <msub>
        <mi>μ</mi>
        <mi>p</mi>
      </msub>
    </mrow>
    <annotation encoding="StarMath 5.0">μ_p</annotation>
  </semantics>
</math>
</file>

<file path=Object 51/content.xml><?xml version="1.0" encoding="utf-8"?>
<math xmlns="http://www.w3.org/1998/Math/MathML">
  <semantics>
    <mrow>
      <msub>
        <mi>k</mi>
        <mi>p</mi>
      </msub>
    </mrow>
    <annotation encoding="StarMath 5.0">k_p</annotation>
  </semantics>
</math>
</file>

<file path=Object 52/content.xml><?xml version="1.0" encoding="utf-8"?>
<math xmlns="http://www.w3.org/1998/Math/MathML">
  <semantics>
    <mrow>
      <msub>
        <mi>N</mi>
        <mi>p</mi>
      </msub>
    </mrow>
    <annotation encoding="StarMath 5.0">N_p</annotation>
  </semantics>
</math>
</file>

<file path=Object 53/content.xml><?xml version="1.0" encoding="utf-8"?>
<math xmlns="http://www.w3.org/1998/Math/MathML">
  <semantics>
    <mrow>
      <msub>
        <mi>μ</mi>
        <mi>p</mi>
      </msub>
    </mrow>
    <annotation encoding="StarMath 5.0">μ_p</annotation>
  </semantics>
</math>
</file>

<file path=Object 54/content.xml><?xml version="1.0" encoding="utf-8"?>
<math xmlns="http://www.w3.org/1998/Math/MathML">
  <semantics>
    <mrow>
      <msub>
        <mi>k</mi>
        <mi>p</mi>
      </msub>
    </mrow>
    <annotation encoding="StarMath 5.0">k_p</annotation>
  </semantics>
</math>
</file>

<file path=Object 55/content.xml><?xml version="1.0" encoding="utf-8"?>
<math xmlns="http://www.w3.org/1998/Math/MathML">
  <semantics>
    <mrow>
      <msub>
        <mi>μ</mi>
        <mi>p</mi>
      </msub>
    </mrow>
    <annotation encoding="StarMath 5.0">μ_p</annotation>
  </semantics>
</math>
</file>

<file path=Object 56/content.xml><?xml version="1.0" encoding="utf-8"?>
<math xmlns="http://www.w3.org/1998/Math/MathML">
  <semantics>
    <mrow>
      <msub>
        <mi>k</mi>
        <mi>p</mi>
      </msub>
    </mrow>
    <annotation encoding="StarMath 5.0">k_p</annotation>
  </semantics>
</math>
</file>

<file path=Object 57/content.xml><?xml version="1.0" encoding="utf-8"?>
<math xmlns="http://www.w3.org/1998/Math/MathML">
  <semantics>
    <mrow>
      <mi>a</mi>
    </mrow>
    <annotation encoding="StarMath 5.0">a</annotation>
  </semantics>
</math>
</file>

<file path=Object 58/content.xml><?xml version="1.0" encoding="utf-8"?>
<math xmlns="http://www.w3.org/1998/Math/MathML">
  <semantics>
    <mrow>
      <mi>b</mi>
    </mrow>
    <annotation encoding="StarMath 5.0">b</annotation>
  </semantics>
</math>
</file>

<file path=Object 59/content.xml><?xml version="1.0" encoding="utf-8"?>
<math xmlns="http://www.w3.org/1998/Math/MathML">
  <semantics>
    <mrow>
      <msub>
        <mi>μ</mi>
        <mi>p</mi>
      </msub>
    </mrow>
    <annotation encoding="StarMath 5.0">μ_p</annotation>
  </semantics>
</math>
</file>

<file path=Object 6/content.xml><?xml version="1.0" encoding="utf-8"?>
<math xmlns="http://www.w3.org/1998/Math/MathML">
  <semantics>
    <mrow>
      <mi>θ</mi>
    </mrow>
    <annotation encoding="StarMath 5.0">θ</annotation>
  </semantics>
</math>
</file>

<file path=Object 60/content.xml><?xml version="1.0" encoding="utf-8"?>
<math xmlns="http://www.w3.org/1998/Math/MathML">
  <semantics>
    <mrow>
      <msub>
        <mi>μ</mi>
        <mi>p</mi>
      </msub>
    </mrow>
    <annotation encoding="StarMath 5.0">μ_p</annotation>
  </semantics>
</math>
</file>

<file path=Object 61/content.xml><?xml version="1.0" encoding="utf-8"?>
<math xmlns="http://www.w3.org/1998/Math/MathML">
  <semantics>
    <mrow>
      <mi>L</mi>
      <msub>
        <mi>D</mi>
        <mn>50</mn>
      </msub>
    </mrow>
    <annotation encoding="StarMath 5.0">L D_50</annotation>
  </semantics>
</math>
</file>

<file path=Object 62/content.xml><?xml version="1.0" encoding="utf-8"?>
<math xmlns="http://www.w3.org/1998/Math/MathML">
  <semantics>
    <mrow>
      <mrow>
        <msub>
          <mi>μ</mi>
          <mi>p</mi>
        </msub>
        <mo stretchy="false">=</mo>
        <mn>10</mn>
      </mrow>
    </mrow>
    <annotation encoding="StarMath 5.0">μ_p = 10</annotation>
  </semantics>
</math>
</file>

<file path=Object 63/content.xml><?xml version="1.0" encoding="utf-8"?>
<math xmlns="http://www.w3.org/1998/Math/MathML">
  <semantics>
    <mrow>
      <mi>L</mi>
      <mrow>
        <msub>
          <mi>D</mi>
          <mn>50</mn>
        </msub>
        <mo stretchy="false">=</mo>
        <mn>7</mn>
      </mrow>
      <mtext>.</mtext>
      <mn>39</mn>
    </mrow>
    <annotation encoding="StarMath 5.0">L D_50 = 7  "."  39</annotation>
  </semantics>
</math>
</file>

<file path=Object 64/content.xml><?xml version="1.0" encoding="utf-8"?>
<math xmlns="http://www.w3.org/1998/Math/MathML">
  <semantics>
    <mrow>
      <mrow>
        <msub>
          <mi>μ</mi>
          <mi>p</mi>
        </msub>
        <mo stretchy="false">=</mo>
        <mn>50</mn>
      </mrow>
    </mrow>
    <annotation encoding="StarMath 5.0">μ_p = 50</annotation>
  </semantics>
</math>
</file>

<file path=Object 65/content.xml><?xml version="1.0" encoding="utf-8"?>
<math xmlns="http://www.w3.org/1998/Math/MathML">
  <semantics>
    <mrow>
      <mi>L</mi>
      <mrow>
        <msub>
          <mi>D</mi>
          <mn>50</mn>
        </msub>
        <mo stretchy="false">=</mo>
        <mn>35</mn>
      </mrow>
      <mtext>.</mtext>
      <mn>57</mn>
    </mrow>
    <annotation encoding="StarMath 5.0">L D_50 = 35  "."  57</annotation>
  </semantics>
</math>
</file>

<file path=Object 66/content.xml><?xml version="1.0" encoding="utf-8"?>
<math xmlns="http://www.w3.org/1998/Math/MathML">
  <semantics>
    <mrow>
      <mrow>
        <msub>
          <mi>μ</mi>
          <mi>p</mi>
        </msub>
        <mo stretchy="false">=</mo>
        <mn>100</mn>
      </mrow>
    </mrow>
    <annotation encoding="StarMath 5.0">μ_p = 100</annotation>
  </semantics>
</math>
</file>

<file path=Object 67/content.xml><?xml version="1.0" encoding="utf-8"?>
<math xmlns="http://www.w3.org/1998/Math/MathML">
  <semantics>
    <mrow>
      <mi>L</mi>
      <mrow>
        <msub>
          <mi>D</mi>
          <mn>50</mn>
        </msub>
        <mo stretchy="false">=</mo>
        <mn>77</mn>
      </mrow>
      <mtext>.</mtext>
      <mn>3</mn>
    </mrow>
    <annotation encoding="StarMath 5.0">L D_50 = 77  "."  3</annotation>
  </semantics>
</math>
</file>

<file path=Object 68/content.xml><?xml version="1.0" encoding="utf-8"?>
<math xmlns="http://www.w3.org/1998/Math/MathML">
  <semantics>
    <mrow>
      <mi>a</mi>
    </mrow>
    <annotation encoding="StarMath 5.0">a</annotation>
  </semantics>
</math>
</file>

<file path=Object 69/content.xml><?xml version="1.0" encoding="utf-8"?>
<math xmlns="http://www.w3.org/1998/Math/MathML">
  <semantics>
    <mrow>
      <mi>b</mi>
    </mrow>
    <annotation encoding="StarMath 5.0">b</annotation>
  </semantics>
</math>
</file>

<file path=Object 7/content.xml><?xml version="1.0" encoding="utf-8"?>
<math xmlns="http://www.w3.org/1998/Math/MathML">
  <semantics>
    <mrow>
      <mi>x</mi>
    </mrow>
    <annotation encoding="StarMath 5.0">x</annotation>
  </semantics>
</math>
</file>

<file path=Object 70/content.xml><?xml version="1.0" encoding="utf-8"?>
<math xmlns="http://www.w3.org/1998/Math/MathML">
  <semantics>
    <mrow>
      <msub>
        <mi>μ</mi>
        <mi>p</mi>
      </msub>
    </mrow>
    <annotation encoding="StarMath 5.0">μ_p</annotation>
  </semantics>
</math>
</file>

<file path=Object 71/content.xml><?xml version="1.0" encoding="utf-8"?>
<math xmlns="http://www.w3.org/1998/Math/MathML">
  <semantics>
    <mrow>
      <mrow>
        <msub>
          <mi>k</mi>
          <mi>p</mi>
        </msub>
        <mo stretchy="false">=</mo>
        <mn>0</mn>
      </mrow>
      <mtext>.</mtext>
      <mn>1</mn>
    </mrow>
    <annotation encoding="StarMath 5.0">k_p = 0  "."  1</annotation>
  </semantics>
</math>
</file>

<file path=Object 72/content.xml><?xml version="1.0" encoding="utf-8"?>
<math xmlns="http://www.w3.org/1998/Math/MathML">
  <semantics>
    <mrow>
      <msub>
        <mi>N</mi>
        <mi>p</mi>
      </msub>
    </mrow>
    <annotation encoding="StarMath 5.0">N_p</annotation>
  </semantics>
</math>
</file>

<file path=Object 73/content.xml><?xml version="1.0" encoding="utf-8"?>
<math xmlns="http://www.w3.org/1998/Math/MathML">
  <semantics>
    <mrow>
      <mrow>
        <msub>
          <mi>μ</mi>
          <mi>p</mi>
        </msub>
        <mo stretchy="false">=</mo>
        <mn>10</mn>
      </mrow>
    </mrow>
    <annotation encoding="StarMath 5.0">μ_p = 10</annotation>
  </semantics>
</math>
</file>

<file path=Object 74/content.xml><?xml version="1.0" encoding="utf-8"?>
<math xmlns="http://www.w3.org/1998/Math/MathML">
  <semantics>
    <mrow>
      <mrow>
        <mi>k</mi>
        <mo stretchy="false">=</mo>
        <mn>1</mn>
      </mrow>
    </mrow>
    <annotation encoding="StarMath 5.0">k = 1</annotation>
  </semantics>
</math>
</file>

<file path=Object 75/content.xml><?xml version="1.0" encoding="utf-8"?>
<math xmlns="http://www.w3.org/1998/Math/MathML">
  <semantics>
    <mrow>
      <msub>
        <mi>μ</mi>
        <mi>p</mi>
      </msub>
    </mrow>
    <annotation encoding="StarMath 5.0">μ_p</annotation>
  </semantics>
</math>
</file>

<file path=Object 76/content.xml><?xml version="1.0" encoding="utf-8"?>
<math xmlns="http://www.w3.org/1998/Math/MathML">
  <semantics>
    <mrow>
      <msub>
        <mi>k</mi>
        <mi>p</mi>
      </msub>
    </mrow>
    <annotation encoding="StarMath 5.0">k_p</annotation>
  </semantics>
</math>
</file>

<file path=Object 77/content.xml><?xml version="1.0" encoding="utf-8"?>
<math xmlns="http://www.w3.org/1998/Math/MathML">
  <semantics>
    <mrow>
      <mi>a</mi>
    </mrow>
    <annotation encoding="StarMath 5.0">a</annotation>
  </semantics>
</math>
</file>

<file path=Object 78/content.xml><?xml version="1.0" encoding="utf-8"?>
<math xmlns="http://www.w3.org/1998/Math/MathML">
  <semantics>
    <mrow>
      <mi>b</mi>
    </mrow>
    <annotation encoding="StarMath 5.0">b</annotation>
  </semantics>
</math>
</file>

<file path=Object 79/content.xml><?xml version="1.0" encoding="utf-8"?>
<math xmlns="http://www.w3.org/1998/Math/MathML">
  <semantics>
    <mrow>
      <mi>a</mi>
    </mrow>
    <annotation encoding="StarMath 5.0">a</annotation>
  </semantics>
</math>
</file>

<file path=Object 8/content.xml><?xml version="1.0" encoding="utf-8"?>
<math xmlns="http://www.w3.org/1998/Math/MathML">
  <semantics>
    <mrow>
      <mi>P</mi>
      <mo stretchy="false">(</mo>
      <mi>x</mi>
      <mo stretchy="false">∣</mo>
      <mtext>survival</mtext>
      <mo stretchy="false">)</mo>
    </mrow>
    <annotation encoding="StarMath 5.0">P  \(  x  \lline  "survival"  \)</annotation>
  </semantics>
</math>
</file>

<file path=Object 80/content.xml><?xml version="1.0" encoding="utf-8"?>
<math xmlns="http://www.w3.org/1998/Math/MathML">
  <semantics>
    <mrow>
      <mi>b</mi>
    </mrow>
    <annotation encoding="StarMath 5.0">b</annotation>
  </semantics>
</math>
</file>

<file path=Object 81/content.xml><?xml version="1.0" encoding="utf-8"?>
<math xmlns="http://www.w3.org/1998/Math/MathML">
  <semantics>
    <mrow>
      <mi>L</mi>
      <msub>
        <mi>D</mi>
        <mn>50</mn>
      </msub>
    </mrow>
    <annotation encoding="StarMath 5.0">L D_50</annotation>
  </semantics>
</math>
</file>

<file path=Object 82/content.xml><?xml version="1.0" encoding="utf-8"?>
<math xmlns="http://www.w3.org/1998/Math/MathML">
  <semantics>
    <mrow>
      <mi>a</mi>
    </mrow>
    <annotation encoding="StarMath 5.0">a</annotation>
  </semantics>
</math>
</file>

<file path=Object 83/content.xml><?xml version="1.0" encoding="utf-8"?>
<math xmlns="http://www.w3.org/1998/Math/MathML">
  <semantics>
    <mrow>
      <mi>b</mi>
    </mrow>
    <annotation encoding="StarMath 5.0">b</annotation>
  </semantics>
</math>
</file>

<file path=Object 84/content.xml><?xml version="1.0" encoding="utf-8"?>
<math xmlns="http://www.w3.org/1998/Math/MathML">
  <semantics>
    <mrow>
      <mi>L</mi>
      <msub>
        <mi>D</mi>
        <mn>50</mn>
      </msub>
    </mrow>
    <annotation encoding="StarMath 5.0">L D_50</annotation>
  </semantics>
</math>
</file>

<file path=Object 85/content.xml><?xml version="1.0" encoding="utf-8"?>
<math xmlns="http://www.w3.org/1998/Math/MathML">
  <semantics>
    <mrow>
      <msub>
        <mi>N</mi>
        <mi>p</mi>
      </msub>
    </mrow>
    <annotation encoding="StarMath 5.0">N_p</annotation>
  </semantics>
</math>
</file>

<file path=Object 86/content.xml><?xml version="1.0" encoding="utf-8"?>
<math xmlns="http://www.w3.org/1998/Math/MathML">
  <semantics>
    <mrow>
      <msub>
        <mi>N</mi>
        <mi>p</mi>
      </msub>
    </mrow>
    <annotation encoding="StarMath 5.0">N_p</annotation>
  </semantics>
</math>
</file>

<file path=Object 87/content.xml><?xml version="1.0" encoding="utf-8"?>
<math xmlns="http://www.w3.org/1998/Math/MathML">
  <semantics>
    <mrow>
      <mi>a</mi>
    </mrow>
    <annotation encoding="StarMath 5.0">a</annotation>
  </semantics>
</math>
</file>

<file path=Object 88/content.xml><?xml version="1.0" encoding="utf-8"?>
<math xmlns="http://www.w3.org/1998/Math/MathML">
  <semantics>
    <mrow>
      <mi>b</mi>
    </mrow>
    <annotation encoding="StarMath 5.0">b</annotation>
  </semantics>
</math>
</file>

<file path=Object 89/content.xml><?xml version="1.0" encoding="utf-8"?>
<math xmlns="http://www.w3.org/1998/Math/MathML">
  <semantics>
    <mrow>
      <mi>L</mi>
      <msub>
        <mi>D</mi>
        <mn>50</mn>
      </msub>
    </mrow>
    <annotation encoding="StarMath 5.0">L D_50</annotation>
  </semantics>
</math>
</file>

<file path=Object 9/content.xml><?xml version="1.0" encoding="utf-8"?>
<math xmlns="http://www.w3.org/1998/Math/MathML">
  <semantics>
    <mrow>
      <mi>P</mi>
      <mo stretchy="false">(</mo>
      <mi>x</mi>
      <mo stretchy="false">∣</mo>
      <mtext>survival</mtext>
      <mrow>
        <mo stretchy="false">)</mo>
        <mo stretchy="false">=</mo>
        <mfrac>
          <mrow>
            <mi>P</mi>
            <mo stretchy="false">(</mo>
            <mtext>survival</mtext>
            <mo stretchy="false">∣</mo>
            <mi>x</mi>
            <mrow>
              <mo stretchy="false">)</mo>
              <mo stretchy="false">∗</mo>
              <mi>P</mi>
            </mrow>
            <mo stretchy="false">(</mo>
            <mi>x</mi>
            <mo stretchy="false">)</mo>
          </mrow>
          <mrow>
            <mi>P</mi>
            <mo stretchy="false">(</mo>
            <mtext>survival</mtext>
            <mo stretchy="false">)</mo>
          </mrow>
        </mfrac>
      </mrow>
    </mrow>
    <annotation encoding="StarMath 5.0">P  \(  x  \lline  "survival"  \)  = {P  \(  "survival"  \lline  x  \)  * P  \(  x  \)} over {P  \(  "survival"  \)}</annotation>
  </semantics>
</math>
</file>

<file path=Object 90/content.xml><?xml version="1.0" encoding="utf-8"?>
<math xmlns="http://www.w3.org/1998/Math/MathML">
  <semantics>
    <mrow>
      <mi>a</mi>
    </mrow>
    <annotation encoding="StarMath 5.0">a</annotation>
  </semantics>
</math>
</file>

<file path=Object 91/content.xml><?xml version="1.0" encoding="utf-8"?>
<math xmlns="http://www.w3.org/1998/Math/MathML">
  <semantics>
    <mrow>
      <mrow>
        <msub>
          <mi>μ</mi>
          <mi>p</mi>
        </msub>
        <mo stretchy="false">=</mo>
        <mn>10</mn>
      </mrow>
    </mrow>
    <annotation encoding="StarMath 5.0">μ_p = 10</annotation>
  </semantics>
</math>
</file>

<file path=Object 92/content.xml><?xml version="1.0" encoding="utf-8"?>
<math xmlns="http://www.w3.org/1998/Math/MathML">
  <semantics>
    <mrow>
      <mrow>
        <msub>
          <mi>k</mi>
          <mi>p</mi>
        </msub>
        <mo stretchy="false">=</mo>
        <mn>1</mn>
      </mrow>
    </mrow>
    <annotation encoding="StarMath 5.0">k_p = 1</annotation>
  </semantics>
</math>
</file>

<file path=Object 93/content.xml><?xml version="1.0" encoding="utf-8"?>
<math xmlns="http://www.w3.org/1998/Math/MathML">
  <semantics>
    <mrow>
      <mi>L</mi>
      <msub>
        <mi>D</mi>
        <mn>50</mn>
      </msub>
    </mrow>
    <annotation encoding="StarMath 5.0">L D_50</annotation>
  </semantics>
</math>
</file>

<file path=Object 94/content.xml><?xml version="1.0" encoding="utf-8"?>
<math xmlns="http://www.w3.org/1998/Math/MathML">
  <semantics>
    <mrow>
      <mi>L</mi>
      <msub>
        <mi>D</mi>
        <mn>50</mn>
      </msub>
    </mrow>
    <annotation encoding="StarMath 5.0">L D_50</annotation>
  </semantics>
</math>
</file>

<file path=Object 95/content.xml><?xml version="1.0" encoding="utf-8"?>
<math xmlns="http://www.w3.org/1998/Math/MathML">
  <semantics>
    <mrow>
      <mi>L</mi>
      <msub>
        <mi>D</mi>
        <mn>50</mn>
      </msub>
    </mrow>
    <annotation encoding="StarMath 5.0">L D_50</annotation>
  </semantics>
</math>
</file>

<file path=Object 96/content.xml><?xml version="1.0" encoding="utf-8"?>
<math xmlns="http://www.w3.org/1998/Math/MathML">
  <semantics>
    <mrow>
      <mi>L</mi>
      <msub>
        <mi>D</mi>
        <mn>50</mn>
      </msub>
    </mrow>
    <annotation encoding="StarMath 5.0">L D_50</annotation>
  </semantics>
</math>
</file>

<file path=Object 97/content.xml><?xml version="1.0" encoding="utf-8"?>
<math xmlns="http://www.w3.org/1998/Math/MathML">
  <semantics>
    <mrow>
      <mi>L</mi>
      <msub>
        <mi>D</mi>
        <mn>50</mn>
      </msub>
    </mrow>
    <annotation encoding="StarMath 5.0">L D_50</annotation>
  </semantics>
</math>
</file>

<file path=Object 98/content.xml><?xml version="1.0" encoding="utf-8"?>
<math xmlns="http://www.w3.org/1998/Math/MathML">
  <semantics>
    <mrow>
      <mrow>
        <msub>
          <mi>μ</mi>
          <mi>p</mi>
        </msub>
        <mo stretchy="false">=</mo>
        <mn>10</mn>
      </mrow>
    </mrow>
    <annotation encoding="StarMath 5.0">μ_p = 10</annotation>
  </semantics>
</math>
</file>

<file path=Object 99/content.xml><?xml version="1.0" encoding="utf-8"?>
<math xmlns="http://www.w3.org/1998/Math/MathML">
  <semantics>
    <mrow>
      <mi>L</mi>
      <msub>
        <mi>D</mi>
        <mn>50</mn>
      </msub>
    </mrow>
    <annotation encoding="StarMath 5.0">L D_50</annotation>
  </semantics>
</math>
</file>